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Обычный">
      <style:paragraph-properties fo:margin-top="0.176cm" fo:margin-bottom="0.176cm" loext:contextual-spacing="false" style:line-height-at-least="0.55cm"/>
    </style:style>
    <style:style style:name="P19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Обычный">
      <style:text-properties fo:color="#000000"/>
    </style:style>
    <style:style style:name="P22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2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24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25" style:family="paragraph" style:parent-style-name="Обычный">
      <style:text-properties fo:color="#000000" fo:language="en" fo:country="US"/>
    </style:style>
    <style:style style:name="P26" style:family="paragraph" style:parent-style-name="Обычный">
      <style:paragraph-properties fo:text-align="center" style:justify-single-word="false"/>
      <style:text-properties fo:color="#000000" style:font-name="Calibri" fo:font-size="14pt" fo:background-color="#ffffff" style:font-size-asian="14pt" style:font-name-complex="Calibri" style:font-size-complex="14pt"/>
    </style:style>
    <style:style style:name="P27" style:family="paragraph" style:parent-style-name="Обычный">
      <style:text-properties fo:color="#000000" style:font-name="Calibri" style:font-name-complex="Calibri"/>
    </style:style>
    <style:style style:name="P2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30" style:family="paragraph" style:parent-style-name="Обычный">
      <style:text-properties fo:language="en" fo:country="US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2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34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35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37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8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style:font-name-complex="Calibri"/>
    </style:style>
    <style:style style:name="P4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41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4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43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44" style:family="paragraph" style:parent-style-name="Обычный">
      <style:text-properties style:font-name="Calibri" style:font-name-complex="Calibri"/>
    </style:style>
    <style:style style:name="P45" style:family="paragraph" style:parent-style-name="Обычный">
      <style:paragraph-properties style:line-height-at-least="0.517cm"/>
      <style:text-properties style:font-name="Calibri" style:font-name-complex="Calibri"/>
    </style:style>
    <style:style style:name="P46" style:family="paragraph" style:parent-style-name="Обычный">
      <style:paragraph-properties style:line-height-at-least="0.517cm"/>
      <style:text-properties style:font-name="Calibri" fo:language="en" fo:country="US" style:font-name-complex="Calibri"/>
    </style:style>
    <style:style style:name="P47" style:family="paragraph" style:parent-style-name="Обычный">
      <style:text-properties style:font-name="Calibri" fo:font-size="14pt" style:font-size-asian="14pt" style:font-name-complex="Calibri" style:font-size-complex="14pt"/>
    </style:style>
    <style:style style:name="P48" style:family="paragraph" style:parent-style-name="Обычный">
      <style:paragraph-properties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49" style:family="paragraph" style:parent-style-name="Обычный">
      <style:paragraph-properties style:line-height-at-least="0.517cm"/>
    </style:style>
    <style:style style:name="P5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51" style:family="paragraph" style:parent-style-name="Обычный">
      <style:text-properties fo:color="#444444" style:font-name="Calibri" fo:font-weight="bold" fo:background-color="#ffffff" style:font-weight-asian="bold" style:font-name-complex="Calibri"/>
    </style:style>
    <style:style style:name="P52" style:family="paragraph" style:parent-style-name="Обычный">
      <style:paragraph-properties fo:text-align="center" style:justify-single-word="false"/>
      <style:text-properties fo:color="#444444" style:font-name="Calibri" fo:font-weight="bold" fo:background-color="#ffffff" style:font-weight-asian="bold" style:font-name-complex="Calibri"/>
    </style:style>
    <style:style style:name="P53" style:family="paragraph" style:parent-style-name="Обычный">
      <style:text-properties fo:color="#444444" style:font-name="Calibri" fo:language="en" fo:country="US" fo:background-color="#ffffff" style:font-name-complex="Calibri"/>
    </style:style>
    <style:style style:name="P54" style:family="paragraph" style:parent-style-name="Обычный">
      <style:text-properties fo:color="#444444" style:font-name="Calibri" fo:background-color="#ffffff" style:font-name-complex="Calibri"/>
    </style:style>
    <style:style style:name="P55" style:family="paragraph" style:parent-style-name="Обычный">
      <style:text-properties fo:color="#444444" style:font-name="Calibri" style:font-name-complex="Calibri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5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6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6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6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style:font-size-asian="14pt" style:font-name-complex="Calibri" style:font-size-complex="14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style:font-size-asian="12pt" style:font-name-complex="Calibri" style:font-size-complex="12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style:font-size-asian="12pt" style:font-name-complex="Calibri" style:font-size-complex="12pt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2pt" style:font-size-asian="12pt" style:font-name-complex="Calibri" style:font-size-complex="12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7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4pt" fo:font-weight="bold" style:font-size-asian="14pt" style:font-weight-asian="bold" style:font-name-complex="Calibri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fo:language="en" fo:country="US" style:font-size-asian="14pt" style:font-name-complex="Calibri" style:font-size-complex="14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style:font-size-asian="14pt" style:font-name-complex="Calibri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style:font-size-asian="12pt" style:font-name-complex="Calibri" style:font-size-complex="12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style:font-size-asian="12pt" style:font-name-complex="Calibri" style:font-size-complex="12pt"/>
    </style:style>
    <style:style style:name="P8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fo:language="en" fo:country="US" style:font-size-asian="12pt" style:font-name-complex="Calibri" style:font-size-complex="12pt"/>
    </style:style>
    <style:style style:name="P8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fo:font-weight="bold" style:font-size-asian="12pt" style:font-weight-asian="bold" style:font-name-complex="Calibri" style:font-size-complex="12pt"/>
    </style:style>
    <style:style style:name="P86" style:family="paragraph" style:parent-style-name="Стандартный_20_HTML">
      <style:paragraph-properties style:vertical-align="baseline"/>
    </style:style>
    <style:style style:name="P8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" style:font-size-complex="14pt" style:font-weight-complex="bold"/>
    </style:style>
    <style:style style:name="P9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" style:font-size-complex="12pt" style:font-weight-complex="bold"/>
    </style:style>
    <style:style style:name="P92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" style:font-size-complex="12pt" style:font-weight-complex="bold"/>
    </style:style>
    <style:style style:name="P9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110012" style:font-size-asian="10.5pt" style:font-weight-asian="normal" style:font-name-complex="Calibri" style:font-size-complex="12pt" style:font-weight-complex="normal"/>
    </style:style>
    <style:style style:name="P94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language="en" fo:country="US" style:font-size-asian="14pt" style:font-name-complex="Calibri" style:font-size-complex="14pt"/>
    </style:style>
    <style:style style:name="P95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style:font-size-asian="14pt" style:font-name-complex="Calibri" style:font-size-complex="14pt"/>
    </style:style>
    <style:style style:name="P96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97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98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99" style:family="paragraph" style:parent-style-name="Обычный">
      <style:paragraph-properties fo:margin-top="0cm" fo:margin-bottom="0.176cm" loext:contextual-spacing="false"/>
    </style:style>
    <style:style style:name="P100" style:family="paragraph" style:parent-style-name="Обычный">
      <style:paragraph-properties fo:margin-top="0cm" fo:margin-bottom="0.176cm" loext:contextual-spacing="false"/>
      <style:text-properties fo:color="#212529" style:font-name="Calibri" style:font-name-complex="Calibri"/>
    </style:style>
    <style:style style:name="P101" style:family="paragraph" style:parent-style-name="Обычный_20__28_веб_29_">
      <style:paragraph-properties style:line-height-at-least="0.55cm"/>
    </style:style>
    <style:style style:name="P102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03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04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05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0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0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0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10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10" style:family="paragraph" style:parent-style-name="Обычный">
      <style:paragraph-properties fo:margin-top="0.254cm" fo:margin-bottom="0.423cm" loext:contextual-spacing="false"/>
      <style:text-properties fo:color="#000000" style:font-name="Calibri" style:font-name-complex="Calibri"/>
    </style:style>
    <style:style style:name="P111" style:family="paragraph" style:parent-style-name="Preformatted_20_Text">
      <style:paragraph-properties fo:margin-top="0cm" fo:margin-bottom="0.499cm" loext:contextual-spacing="false"/>
    </style:style>
    <style:style style:name="P112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13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14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5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1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110012" style:font-size-asian="9pt" style:font-weight-asian="normal" style:font-name-complex="Calibri" style:font-size-complex="9pt" style:font-weight-complex="normal"/>
    </style:style>
    <style:style style:name="P11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1101e5" style:font-size-asian="9pt" style:font-size-complex="9pt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0f5e40" style:font-size-asian="9pt" style:font-weight-asian="normal" style:font-name-complex="Calibri" style:font-size-complex="9pt" style:font-weight-complex="normal"/>
    </style:style>
    <style:style style:name="P1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9pt" officeooo:paragraph-rsid="001101e5" style:font-size-asian="9pt" style:font-size-complex="9pt"/>
    </style:style>
    <style:style style:name="P1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0f5e40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23" style:family="paragraph" style:parent-style-name="Heading_20_1">
      <style:paragraph-properties fo:line-height="115%" fo:text-align="center" style:justify-single-word="false"/>
    </style:style>
    <style:style style:name="P124" style:family="paragraph" style:parent-style-name="Heading_20_3">
      <style:text-properties fo:color="#000000" style:font-name="Calibri" fo:font-size="12pt" style:font-size-asian="12pt" style:font-name-complex="Calibri" style:font-size-complex="12pt"/>
    </style:style>
    <style:style style:name="P125" style:family="paragraph" style:parent-style-name="Heading_20_3">
      <style:paragraph-properties fo:line-height="115%"/>
    </style:style>
    <style:style style:name="P126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127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128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129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" style:font-name-complex="Calibri"/>
    </style:style>
    <style:style style:name="P130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131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132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33" style:family="paragraph" style:parent-style-name="Heading_20_4">
      <style:paragraph-properties fo:margin-top="0cm" fo:margin-bottom="0cm" loext:contextual-spacing="false"/>
      <style:text-properties fo:color="#444444" style:font-name="Calibri" style:font-name-complex="Calibri" style:font-size-complex="12pt"/>
    </style:style>
    <style:style style:name="P134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3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" style:font-size-complex="12pt" style:font-weight-complex="bold"/>
    </style:style>
    <style:style style:name="P13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40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141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142" style:family="paragraph" style:parent-style-name="Обычный" style:list-style-name="L2">
      <style:paragraph-properties fo:margin-top="0.176cm" fo:margin-bottom="0.176cm" loext:contextual-spacing="false"/>
    </style:style>
    <style:style style:name="P143" style:family="paragraph" style:parent-style-name="Обычный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44" style:family="paragraph" style:parent-style-name="Обычный" style:list-style-name="L5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145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5" style:family="text">
      <style:text-properties fo:color="#000000" style:font-name="Menlo" fo:font-size="10pt" style:font-size-asian="10pt" style:font-name-complex="Menlo" style:font-size-complex="10pt"/>
    </style:style>
    <style:style style:name="T26" style:family="text">
      <style:text-properties fo:color="#000000" style:font-name="Menlo" fo:language="en" fo:country="US" style:font-name-complex="Menlo"/>
    </style:style>
    <style:style style:name="T27" style:family="text">
      <style:text-properties fo:color="#000000" style:font-name="Menlo" fo:language="en" fo:country="US" fo:background-color="#efefef" loext:char-shading-value="0" style:font-name-complex="Menlo"/>
    </style:style>
    <style:style style:name="T28" style:family="text">
      <style:text-properties fo:color="#000000" style:font-name="Menlo" style:font-name-complex="Menlo"/>
    </style:style>
    <style:style style:name="T29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0" style:family="text">
      <style:text-properties fo:color="#000000" style:font-name="Menlo" fo:font-size="11pt" style:font-size-asian="11pt" style:font-name-complex="Menlo" style:font-size-complex="11pt"/>
    </style:style>
    <style:style style:name="T31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2" style:family="text">
      <style:text-properties fo:color="#000000" style:font-name="Menlo" fo:font-size="9pt" style:font-size-asian="9pt" style:font-name-complex="Menlo" style:font-size-complex="9pt"/>
    </style:style>
    <style:style style:name="T33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4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5" style:family="text">
      <style:text-properties fo:color="#000000" style:font-name="Menlo" fo:font-size="8pt" style:font-size-asian="8pt" style:font-name-complex="Menlo" style:font-size-complex="8pt"/>
    </style:style>
    <style:style style:name="T36" style:family="text">
      <style:text-properties fo:color="#000000" style:font-name="-webkit-standard" fo:font-size="13.5pt" fo:language="en" fo:country="US" style:font-size-asian="13.5pt" style:font-size-complex="13.5pt"/>
    </style:style>
    <style:style style:name="T37" style:family="text">
      <style:text-properties fo:color="#000000" style:font-name="-webkit-standard" fo:font-size="13.5pt" style:font-size-asian="13.5pt" style:font-size-complex="13.5pt"/>
    </style:style>
    <style:style style:name="T38" style:family="text"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T39" style:family="text">
      <style:text-properties fo:color="#000000" style:font-name="Calibri" fo:font-size="12pt" fo:language="en" fo:country="US" style:font-size-asian="12pt" style:font-name-complex="Calibri" style:font-size-complex="12pt"/>
    </style:style>
    <style:style style:name="T40" style:family="text">
      <style:text-properties fo:color="#000000" style:font-name="Calibri" fo:font-size="12pt" fo:language="en" fo:country="US" officeooo:rsid="000a9561" style:letter-kerning="false" style:font-name-asian="Courier New" style:font-size-asian="12pt" style:language-asian="ru" style:country-asian="RU" style:font-name-complex="Calibri" style:font-size-complex="12pt" style:language-complex="ar" style:country-complex="SA"/>
    </style:style>
    <style:style style:name="T41" style:family="text">
      <style:text-properties fo:color="#000000" style:font-name="Calibri" fo:font-size="12pt" fo:font-weight="bold" style:font-size-asian="12pt" style:font-weight-asian="bold" style:font-name-complex="Calibri" style:font-size-complex="12pt"/>
    </style:style>
    <style:style style:name="T42" style:family="text">
      <style:text-properties fo:color="#000000" style:font-name="Calibri" fo:font-size="12pt" style:font-size-asian="12pt" style:font-name-complex="Calibri" style:font-size-complex="12pt"/>
    </style:style>
    <style:style style:name="T43" style:family="text"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T44" style:family="text"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T45" style:family="text">
      <style:text-properties fo:color="#000000" style:font-name="Calibri" fo:font-size="14pt" fo:language="en" fo:country="US" style:font-size-asian="14pt" style:font-name-complex="Calibri" style:font-size-complex="14pt"/>
    </style:style>
    <style:style style:name="T46" style:family="text">
      <style:text-properties fo:color="#000000" style:font-name="Calibri" fo:font-size="14pt" fo:language="en" fo:country="US" style:font-size-asian="14pt" style:font-name-complex="Calibri" style:font-size-complex="14pt" style:font-weight-complex="bold"/>
    </style:style>
    <style:style style:name="T47" style:family="text">
      <style:text-properties fo:color="#000000" style:font-name="Calibri" fo:font-size="14pt" style:font-size-asian="14pt" style:font-name-complex="Calibri" style:font-size-complex="14pt"/>
    </style:style>
    <style:style style:name="T48" style:family="text">
      <style:text-properties fo:color="#000000" style:font-name="Calibri" fo:font-size="14pt" style:font-size-asian="14pt" style:font-name-complex="Calibri" style:font-size-complex="14pt" style:font-weight-complex="bold"/>
    </style:style>
    <style:style style:name="T49" style:family="text">
      <style:text-properties fo:color="#000000" style:font-name="Calibri" style:font-name-complex="Calibri"/>
    </style:style>
    <style:style style:name="T50" style:family="text">
      <style:text-properties fo:color="#000000" style:font-name="Calibri" style:font-name-complex="Calibri" style:font-weight-complex="bold"/>
    </style:style>
    <style:style style:name="T51" style:family="text">
      <style:text-properties fo:color="#000000" style:font-name="Calibri" fo:font-size="11.5pt" style:font-size-asian="11.5pt" style:font-name-complex="Calibri" style:font-size-complex="11.5pt"/>
    </style:style>
    <style:style style:name="T52" style:family="text">
      <style:text-properties fo:color="#000000" style:font-name="Calibri" fo:font-size="11pt" style:font-size-asian="11pt" style:font-name-complex="Calibri" style:font-size-complex="11pt"/>
    </style:style>
    <style:style style:name="T53" style:family="text">
      <style:text-properties fo:color="#000000" style:font-name="Calibri" fo:font-size="10pt" style:font-size-asian="10pt" style:font-name-complex="Calibri" style:font-size-complex="10pt"/>
    </style:style>
    <style:style style:name="T54" style:family="text">
      <style:text-properties fo:color="#000000" style:font-name="Calibri" fo:font-size="10pt" fo:language="en" fo:country="US" style:font-size-asian="10pt" style:font-name-complex="Calibri" style:font-size-complex="10pt"/>
    </style:style>
    <style:style style:name="T55" style:family="text">
      <style:text-properties fo:color="#000000" style:font-name="Calibri" fo:background-color="#ffffff" loext:char-shading-value="0" style:font-name-complex="Calibri"/>
    </style:style>
    <style:style style:name="T56" style:family="text">
      <style:text-properties fo:color="#000000" fo:font-size="12pt" fo:language="en" fo:country="US" style:font-size-asian="12pt" style:font-size-complex="12pt"/>
    </style:style>
    <style:style style:name="T57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color="#000000" fo:font-size="12pt" style:font-size-asian="12pt" style:font-size-complex="12pt"/>
    </style:style>
    <style:style style:name="T59" style:family="text">
      <style:text-properties fo:color="#000000" fo:language="en" fo:country="US" fo:font-weight="bold" style:font-weight-asian="bold" style:font-weight-complex="bold"/>
    </style:style>
    <style:style style:name="T60" style:family="text">
      <style:text-properties fo:color="#000000" fo:font-style="normal" style:font-style-asian="normal"/>
    </style:style>
    <style:style style:name="T61" style:family="text">
      <style:text-properties fo:color="#000000" fo:font-style="normal" fo:font-weight="normal" style:font-style-asian="normal" style:font-weight-asian="normal"/>
    </style:style>
    <style:style style:name="T62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63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4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65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66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67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68" style:family="text">
      <style:text-properties fo:color="#000080" style:font-name="Menlo" fo:font-weight="bold" style:font-weight-asian="bold" style:font-name-complex="Menlo" style:font-weight-complex="bold"/>
    </style:style>
    <style:style style:name="T69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70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1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2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3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74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75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76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77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78" style:family="text">
      <style:text-properties fo:color="#008080" style:font-name="Menlo" fo:font-weight="bold" style:font-weight-asian="bold" style:font-name-complex="Menlo" style:font-weight-complex="bold"/>
    </style:style>
    <style:style style:name="T79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0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1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2" style:family="text">
      <style:text-properties fo:color="#008080" fo:font-style="normal" fo:font-weight="bold" style:font-style-asian="normal" style:font-weight-asian="bold"/>
    </style:style>
    <style:style style:name="T83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" style:font-weight-complex="normal"/>
    </style:style>
    <style:style style:name="T84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85" style:family="text">
      <style:text-properties fo:color="#660099" style:font-name="Menlo" fo:language="en" fo:country="US" style:font-name-complex="Menlo"/>
    </style:style>
    <style:style style:name="T86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87" style:family="text">
      <style:text-properties fo:color="#660099" fo:font-style="normal" fo:font-weight="normal" style:font-style-asian="normal" style:font-weight-asian="normal"/>
    </style:style>
    <style:style style:name="T88" style:family="text">
      <style:text-properties fo:color="#660099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89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90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91" style:family="text">
      <style:text-properties fo:color="#808080" style:font-name="Menlo" fo:language="en" fo:country="US" style:font-name-complex="Menlo"/>
    </style:style>
    <style:style style:name="T92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93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94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95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96" style:family="text">
      <style:text-properties style:font-name="Calibri Light" fo:font-weight="bold" style:font-weight-asian="bold" style:font-name-complex="Calibri Light"/>
    </style:style>
    <style:style style:name="T97" style:family="text">
      <style:text-properties style:font-name="Calibri Light" fo:language="en" fo:country="US" fo:font-weight="bold" style:font-weight-asian="bold" style:font-name-complex="Calibri Light"/>
    </style:style>
    <style:style style:name="T98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99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00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01" style:family="text">
      <style:text-properties fo:color="#0000ff" style:font-name="Menlo" fo:font-size="10pt" style:font-size-asian="10pt" style:font-name-complex="Menlo" style:font-size-complex="10pt"/>
    </style:style>
    <style:style style:name="T102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03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04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05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06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07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08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09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10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11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12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13" style:family="text">
      <style:text-properties fo:color="#94558d" style:font-name="Menlo" fo:font-size="10pt" style:font-size-asian="10pt" style:font-name-complex="Menlo" style:font-size-complex="10pt"/>
    </style:style>
    <style:style style:name="T114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15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16" style:family="text">
      <style:text-properties fo:color="#94558d" fo:font-style="normal" fo:font-weight="normal" style:font-style-asian="normal" style:font-weight-asian="normal"/>
    </style:style>
    <style:style style:name="T117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18" style:family="text">
      <style:text-properties fo:color="#111111" style:font-name="Arial" fo:font-size="11.5pt" style:font-size-asian="11.5pt" style:font-name-complex="Arial" style:font-size-complex="11.5pt"/>
    </style:style>
    <style:style style:name="T119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20" style:family="text">
      <style:text-properties fo:color="#234f32" style:font-name="Courier New" fo:font-size="10pt" style:font-size-asian="10pt" style:font-name-complex="Courier New" style:font-size-complex="10pt"/>
    </style:style>
    <style:style style:name="T121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22" style:family="text">
      <style:text-properties fo:color="#234f32" style:font-name="Calibri" style:font-name-complex="Calibri"/>
    </style:style>
    <style:style style:name="T123" style:family="text">
      <style:text-properties fo:language="en" fo:country="US"/>
    </style:style>
    <style:style style:name="T124" style:family="text">
      <style:text-properties fo:language="en" fo:country="US" fo:font-weight="bold" style:font-weight-asian="bold"/>
    </style:style>
    <style:style style:name="T125" style:family="text">
      <style:text-properties fo:color="#139fd7" style:font-name="Arial" fo:font-size="10.5pt" style:font-size-asian="10.5pt" style:font-name-complex="Arial" style:font-size-complex="10.5pt"/>
    </style:style>
    <style:style style:name="T126" style:family="text">
      <style:text-properties fo:color="#bd2130" style:font-name="Calibri" fo:font-size="10pt" style:font-size-asian="10pt" style:font-name-complex="Calibri" style:font-size-complex="10pt"/>
    </style:style>
    <style:style style:name="T127" style:family="text">
      <style:text-properties fo:color="#bd2130" style:font-name="Calibri" style:font-name-complex="Calibri"/>
    </style:style>
    <style:style style:name="T128" style:family="text">
      <style:text-properties fo:color="#212529" style:font-name="Calibri" style:font-name-complex="Calibri"/>
    </style:style>
    <style:style style:name="T129" style:family="text">
      <style:text-properties style:font-name="Calibri" fo:font-size="12pt" fo:language="en" fo:country="US" style:font-name-asian="Noto Sans CJK SC Regular" style:font-size-asian="12pt" style:font-name-complex="Calibri" style:font-size-complex="12pt"/>
    </style:style>
    <style:style style:name="T130" style:family="text">
      <style:text-properties style:font-name="Calibri" fo:font-size="12pt" fo:language="en" fo:country="US" style:font-size-asian="12pt" style:font-name-complex="Calibri" style:font-size-complex="12pt"/>
    </style:style>
    <style:style style:name="T131" style:family="text">
      <style:text-properties style:font-name="Calibri" fo:font-size="12pt" style:font-name-asian="Noto Sans CJK SC Regular" style:font-size-asian="12pt" style:font-name-complex="Calibri" style:font-size-complex="12pt"/>
    </style:style>
    <style:style style:name="T132" style:family="text">
      <style:text-properties style:font-name="Calibri" fo:language="en" fo:country="US" style:font-name-complex="Calibri"/>
    </style:style>
    <style:style style:name="T133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134" style:family="text">
      <style:text-properties style:font-name="Calibri" fo:font-size="14pt" fo:language="en" fo:country="US" fo:font-weight="bold" style:font-size-asian="14pt" style:font-weight-asian="bold" style:font-name-complex="Calibri" style:font-size-complex="14pt"/>
    </style:style>
    <style:style style:name="T135" style:family="text">
      <style:text-properties style:font-name="Calibri" fo:font-size="14pt" fo:language="en" fo:country="US" style:font-size-asian="14pt" style:font-name-complex="Calibri" style:font-size-complex="14pt"/>
    </style:style>
    <style:style style:name="T136" style:family="text">
      <style:text-properties style:font-name="Calibri" style:font-name-complex="Calibri"/>
    </style:style>
    <style:style style:name="T137" style:family="text">
      <style:text-properties fo:color="#bb8844" fo:font-size="12pt" fo:language="en" fo:country="US" style:font-size-asian="12pt" style:font-size-complex="12pt"/>
    </style:style>
    <style:style style:name="T138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39" style:family="text">
      <style:text-properties fo:color="#2b91af" style:font-name="inherit" fo:language="en" fo:country="US" style:font-name-complex="Consolas"/>
    </style:style>
    <style:style style:name="T140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41" style:family="text">
      <style:text-properties style:font-name="inherit" fo:language="en" fo:country="US" style:font-name-complex="Consolas"/>
    </style:style>
    <style:style style:name="T142" style:family="text">
      <style:text-properties style:font-name="inherit" fo:font-size="10pt" fo:language="en" fo:country="US" style:font-size-asian="10pt" style:font-name-complex="Consolas" style:font-size-complex="10pt"/>
    </style:style>
    <style:style style:name="T143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44" style:family="text">
      <style:text-properties fo:font-weight="normal" style:font-weight-asian="normal" style:font-weight-complex="normal"/>
    </style:style>
    <style:style style:name="T145" style:family="text">
      <style:text-properties fo:color="#333333" style:font-name="Arial" fo:letter-spacing="-0.002cm" fo:background-color="#ffffff" loext:char-shading-value="0" style:font-name-complex="Arial"/>
    </style:style>
    <style:style style:name="T146" style:family="text">
      <style:text-properties fo:color="#333333" style:font-name="Arial" fo:letter-spacing="-0.002cm" style:font-name-complex="Arial"/>
    </style:style>
    <style:style style:name="T147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48" style:family="text">
      <style:text-properties fo:color="#333333" style:font-name="Consolas" fo:letter-spacing="-0.002cm" fo:language="en" fo:country="US" style:font-name-complex="Consolas"/>
    </style:style>
    <style:style style:name="T149" style:family="text">
      <style:text-properties fo:color="#333333" style:font-name="Consolas" fo:letter-spacing="-0.002cm" style:font-name-complex="Consolas"/>
    </style:style>
    <style:style style:name="T150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51" style:family="text">
      <style:text-properties fo:color="#333333" style:font-name="Palatino" fo:letter-spacing="-0.002cm" fo:font-weight="bold" style:font-weight-asian="bold" style:font-weight-complex="bold"/>
    </style:style>
    <style:style style:name="T152" style:family="text">
      <style:text-properties fo:color="#333333" style:font-name="Palatino" fo:letter-spacing="-0.002cm" fo:background-color="#fff3d4" loext:char-shading-value="0"/>
    </style:style>
    <style:style style:name="T153" style:family="text">
      <style:text-properties fo:color="#3d7e9a" style:font-name="Arial" fo:letter-spacing="-0.002cm" style:font-name-complex="Arial"/>
    </style:style>
    <style:style style:name="T154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55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56" style:family="text">
      <style:text-properties fo:color="#dd4a68" style:font-name="Consolas" fo:letter-spacing="-0.002cm" style:font-name-complex="Consolas"/>
    </style:style>
    <style:style style:name="T157" style:family="text">
      <style:text-properties fo:color="#dd4a68" style:font-name="Consolas" fo:letter-spacing="-0.002cm" fo:language="en" fo:country="US" style:font-name-complex="Consolas"/>
    </style:style>
    <style:style style:name="T158" style:family="text">
      <style:text-properties fo:color="#990055" style:font-name="Consolas" fo:letter-spacing="-0.002cm" fo:language="en" fo:country="US" style:font-name-complex="Consolas"/>
    </style:style>
    <style:style style:name="T159" style:family="text">
      <style:text-properties fo:color="#708090" style:font-name="Consolas" fo:letter-spacing="-0.002cm" fo:language="en" fo:country="US" style:font-name-complex="Consolas"/>
    </style:style>
    <style:style style:name="T160" style:family="text">
      <style:text-properties fo:color="#444444" style:font-name="Calibri" fo:background-color="#ffffff" loext:char-shading-value="0" style:font-name-complex="Calibri"/>
    </style:style>
    <style:style style:name="T161" style:family="text">
      <style:text-properties fo:color="#444444" style:font-name="Calibri" fo:font-style="italic" style:font-style-asian="italic" style:font-name-complex="Calibri" style:font-style-complex="italic"/>
    </style:style>
    <style:style style:name="T162" style:family="text">
      <style:text-properties fo:color="#444444" style:font-name="Calibri" style:font-name-complex="Calibri"/>
    </style:style>
    <style:style style:name="T163" style:family="text">
      <style:text-properties fo:color="#444444" style:font-name="Calibri" fo:font-weight="bold" style:font-weight-asian="bold" style:font-name-complex="Calibri" style:font-weight-complex="bold"/>
    </style:style>
    <style:style style:name="T164" style:family="text">
      <style:text-properties fo:color="#0033b3" fo:font-style="normal" style:font-style-asian="normal"/>
    </style:style>
    <style:style style:name="T165" style:family="text">
      <style:text-properties fo:color="#0033b3" fo:font-style="normal" fo:font-weight="normal" style:font-style-asian="normal" style:font-weight-asian="normal"/>
    </style:style>
    <style:style style:name="T166" style:family="text">
      <style:text-properties fo:color="#0033b3" fo:font-style="normal" fo:font-weight="normal" style:font-style-asian="normal" style:font-weight-asian="normal" style:font-style-complex="normal"/>
    </style:style>
    <style:style style:name="T167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68" style:family="text">
      <style:text-properties fo:color="#0033b3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69" style:family="text">
      <style:text-properties fo:color="#080808" fo:font-style="normal" style:font-style-asian="normal"/>
    </style:style>
    <style:style style:name="T170" style:family="text">
      <style:text-properties fo:color="#080808" fo:font-style="normal" fo:font-weight="normal" style:font-style-asian="normal" style:font-weight-asian="normal"/>
    </style:style>
    <style:style style:name="T171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72" style:family="text">
      <style:text-properties fo:color="#080808" fo:language="en" fo:country="US" fo:font-style="normal" fo:font-weight="normal" style:font-style-asian="normal" style:font-weight-asian="normal" style:font-name-complex="Calibri" style:font-weight-complex="normal"/>
    </style:style>
    <style:style style:name="T173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74" style:family="text">
      <style:text-properties fo:color="#8c8c8c" fo:font-style="italic" style:font-style-asian="italic"/>
    </style:style>
    <style:style style:name="T175" style:family="text">
      <style:text-properties fo:color="#8c8c8c" fo:font-style="italic" fo:font-weight="normal" style:font-style-asian="italic" style:font-weight-asian="normal"/>
    </style:style>
    <style:style style:name="T176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" style:font-style-complex="normal" style:font-weight-complex="normal"/>
    </style:style>
    <style:style style:name="T177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178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" style:font-weight-complex="normal"/>
    </style:style>
    <style:style style:name="T179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180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181" style:family="text">
      <style:text-properties fo:color="#8c8c8c" fo:font-style="normal" style:font-style-asian="normal" style:font-style-complex="normal"/>
    </style:style>
    <style:style style:name="T182" style:family="text">
      <style:text-properties fo:color="#8c8c8c" fo:font-style="normal" officeooo:rsid="00110012" style:font-style-asian="normal" style:font-style-complex="normal"/>
    </style:style>
    <style:style style:name="T183" style:family="text">
      <style:text-properties fo:color="#8c8c8c" fo:font-style="normal" officeooo:rsid="0016282a" style:font-style-asian="normal" style:font-style-complex="normal"/>
    </style:style>
    <style:style style:name="T184" style:family="text">
      <style:text-properties fo:color="#8c8c8c" fo:font-style="normal" fo:font-weight="normal" style:font-style-asian="normal" style:font-weight-asian="normal" style:font-style-complex="normal"/>
    </style:style>
    <style:style style:name="T185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186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187" style:family="text">
      <style:text-properties style:font-name="Menlo1" fo:font-style="normal" style:font-style-asian="normal" style:font-style-complex="normal"/>
    </style:style>
    <style:style style:name="T188" style:family="text">
      <style:text-properties style:font-name="Menlo1" fo:language="en" fo:country="US" fo:font-weight="normal" officeooo:rsid="000e9ae7" style:font-weight-asian="normal" style:font-name-complex="Calibri" style:font-weight-complex="normal"/>
    </style:style>
    <style:style style:name="T189" style:family="text">
      <style:text-properties fo:font-style="normal" style:font-style-asian="normal" style:font-style-complex="normal"/>
    </style:style>
    <style:style style:name="T190" style:family="text">
      <style:text-properties fo:color="#1750eb" fo:font-style="normal" fo:font-weight="normal" style:font-style-asian="normal" style:font-weight-asian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141" text:outline-level="3"/>
      <text:h text:style-name="P141" text:outline-level="3"/>
      <text:h text:style-name="P141" text:outline-level="3"/>
      <text:h text:style-name="P141" text:outline-level="3"><text:soft-page-break/>re_path</text:h>
      <text:p text:style-name="P18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0"><text:span text:style-name="Основной_20_шрифт_20_абзаца"><text:span text:style-name="T12">/blog/urls.py: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3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63">from </text:span></text:span><text:span text:style-name="Основной_20_шрифт_20_абзаца"><text:span text:style-name="T23">. </text:span></text:span><text:span text:style-name="Основной_20_шрифт_20_абзаца"><text:span text:style-name="T63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74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84">name</text:span></text:span><text:span text:style-name="Основной_20_шрифт_20_абзаца"><text:span text:style-name="T23">=</text:span></text:span><text:span text:style-name="Основной_20_шрифт_20_абзаца"><text:span text:style-name="T74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89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56"><text:span text:style-name="Основной_20_шрифт_20_абзаца"><text:span text:style-name="T66">from </text:span></text:span><text:span text:style-name="Основной_20_шрифт_20_абзаца"><text:span text:style-name="T26">django.http </text:span></text:span><text:span text:style-name="Основной_20_шрифт_20_абзаца"><text:span text:style-name="T66">import </text:span></text:span><text:span text:style-name="Основной_20_шрифт_20_абзаца"><text:span text:style-name="T26">HttpResponse<text:line-break/><text:line-break/><text:line-break/></text:span></text:span><text:span text:style-name="Основной_20_шрифт_20_абзаца"><text:span text:style-name="T66">def </text:span></text:span><text:span text:style-name="Основной_20_шрифт_20_абзаца"><text:span text:style-name="T26">index(</text:span></text:span><text:span text:style-name="Основной_20_шрифт_20_абзаца"><text:span text:style-name="T91">request</text:span></text:span><text:span text:style-name="Основной_20_шрифт_20_абзаца"><text:span text:style-name="T26">, arg):<text:line-break/> <text:s text:c="3"/></text:span></text:span><text:span text:style-name="Основной_20_шрифт_20_абзаца"><text:span text:style-name="T66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77">f"Hello, world. You're at the blog index. </text:span></text:span><text:span text:style-name="Основной_20_шрифт_20_абзаца"><text:span text:style-name="T66">{</text:span></text:span><text:span text:style-name="Основной_20_шрифт_20_абзаца"><text:span text:style-name="T26">arg</text:span></text:span><text:span text:style-name="Основной_20_шрифт_20_абзаца"><text:span text:style-name="T66">}</text:span></text:span><text:span text:style-name="Основной_20_шрифт_20_абзаца"><text:span text:style-name="T77">"</text:span></text:span><text:span text:style-name="Основной_20_шрифт_20_абзаца"><text:span text:style-name="T26">)</text:span></text:span></text:p>
      <text:p text:style-name="P57"/>
      <text:p text:style-name="P56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95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6">Hello, world. You're at the blog index. </text:span></text:span><text:span text:style-name="Основной_20_шрифт_20_абзаца"><text:span text:style-name="T37">5</text:span></text:span></text:p>
      <text:p text:style-name="P58"/>
      <text:p text:style-name="P58"/>
      <text:p text:style-name="P58">Также можем написать вот так:</text:p>
      <text:p text:style-name="P20"><text:span text:style-name="Основной_20_шрифт_20_абзаца"><text:span text:style-name="T12">/blog/urls.py:</text:span></text:span></text:p>
      <text:p text:style-name="P56"><text:span text:style-name="Основной_20_шрифт_20_абзаца"><text:span text:style-name="T26">urlpatterns = [<text:line-break/> <text:s text:c="3"/>re_path(</text:span></text:span><text:span text:style-name="Основной_20_шрифт_20_абзаца"><text:span text:style-name="T77">r'(?P&lt;pk&gt;\d+)/'</text:span></text:span><text:span text:style-name="Основной_20_шрифт_20_абзаца"><text:span text:style-name="T26">, views.index, </text:span></text:span><text:span text:style-name="Основной_20_шрифт_20_абзаца"><text:span text:style-name="T85">name</text:span></text:span><text:span text:style-name="Основной_20_шрифт_20_абзаца"><text:span text:style-name="T26">=</text:span></text:span><text:span text:style-name="Основной_20_шрифт_20_абзаца"><text:span text:style-name="T77">'index'</text:span></text:span><text:span text:style-name="Основной_20_шрифт_20_абзаца"><text:span text:style-name="T26">),</text:span></text:span><text:span text:style-name="Основной_20_шрифт_20_абзаца"><text:span text:style-name="T92"><text:line-break/></text:span></text:span><text:span text:style-name="Основной_20_шрифт_20_абзаца"><text:span text:style-name="T26">]</text:span></text:span></text:p>
      <text:p text:style-name="P59"/>
      <text:p text:style-name="P14">/views.py:</text:p>
      <text:p text:style-name="P56"><text:span text:style-name="Основной_20_шрифт_20_абзаца"><text:span text:style-name="T66">def </text:span></text:span><text:span text:style-name="Основной_20_шрифт_20_абзаца"><text:span text:style-name="T26">index(</text:span></text:span><text:span text:style-name="Основной_20_шрифт_20_абзаца"><text:span text:style-name="T91">request</text:span></text:span><text:span text:style-name="Основной_20_шрифт_20_абзаца"><text:span text:style-name="T26">, pk=</text:span></text:span><text:span text:style-name="Основной_20_шрифт_20_абзаца"><text:span text:style-name="T66">None</text:span></text:span><text:span text:style-name="Основной_20_шрифт_20_абзаца"><text:span text:style-name="T26">):<text:line-break/> <text:s text:c="3"/></text:span></text:span><text:span text:style-name="Основной_20_шрифт_20_абзаца"><text:span text:style-name="T66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77">f"Hello, world. </text:span></text:span><text:span text:style-name="Основной_20_шрифт_20_абзаца"><text:span text:style-name="T78">You're at the blog index. </text:span></text:span><text:span text:style-name="Основной_20_шрифт_20_абзаца"><text:span text:style-name="T68">{</text:span></text:span><text:span text:style-name="Основной_20_шрифт_20_абзаца"><text:span text:style-name="T28">pk</text:span></text:span><text:span text:style-name="Основной_20_шрифт_20_абзаца"><text:span text:style-name="T68">}</text:span></text:span><text:span text:style-name="Основной_20_шрифт_20_абзаца"><text:span text:style-name="T78">"</text:span></text:span><text:span text:style-name="Основной_20_шрифт_20_абзаца"><text:span text:style-name="T28">)</text:span>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2"><text:soft-page-break/>Работа с базой данных</text:p>
      <text:p text:style-name="P78"><text:span text:style-name="Основной_20_шрифт_20_абзаца"><text:span text:style-name="T19"/></text:span></text:p>
      <text:p text:style-name="P63"/>
      <text:p text:style-name="P14">/models.py:</text:p>
      <text:p text:style-name="P20"><text:span text:style-name="Основной_20_шрифт_20_абзаца"><text:span text:style-name="T63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84">max_length</text:span></text:span><text:span text:style-name="Основной_20_шрифт_20_абзаца"><text:span text:style-name="T23">=</text:span></text:span><text:span text:style-name="Основной_20_шрифт_20_абзаца"><text:span text:style-name="T98">255</text:span></text:span><text:span text:style-name="Основной_20_шрифт_20_абзаца"><text:span text:style-name="T23">)</text:span></text:span></text:p>
      <text:p text:style-name="P64"/>
      <text:p text:style-name="P14">/views.py: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3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63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3">import </text:span></text:span><text:span text:style-name="Основной_20_шрифт_20_абзаца"><text:span text:style-name="T23">render</text:span></text:span></text:p>
      <text:p text:style-name="P22">###</text:p>
      <text:p text:style-name="P20"><text:span text:style-name="Основной_20_шрифт_20_абзаца"><text:span text:style-name="T63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84">amount__gt</text:span></text:span><text:span text:style-name="Основной_20_шрифт_20_абзаца"><text:span text:style-name="T23">=</text:span></text:span><text:span text:style-name="Основной_20_шрифт_20_абзаца"><text:span text:style-name="T98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3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4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4">'data'</text:span></text:span><text:span text:style-name="Основной_20_шрифт_20_абзаца"><text:span text:style-name="T23">: data,<text:line-break/> <text:s text:c="3"/>})</text:span></text:span></text:p>
      <text:p text:style-name="P22"/>
      <text:p text:style-name="P14">/djangodb.html:</text:p>
      <text:p text:style-name="P20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4">link </text:span></text:span><text:span text:style-name="Основной_20_шрифт_20_абзаца"><text:span text:style-name="T99">rel</text:span></text:span><text:span text:style-name="Основной_20_шрифт_20_абзаца"><text:span text:style-name="T105">="stylesheet" </text:span></text:span><text:span text:style-name="Основной_20_шрифт_20_абзаца"><text:span text:style-name="T99">type</text:span></text:span><text:span text:style-name="Основной_20_шрифт_20_абзаца"><text:span text:style-name="T105">="text/css" </text:span></text:span><text:span text:style-name="Основной_20_шрифт_20_абзаца"><text:span text:style-name="T99">href</text:span></text:span><text:span text:style-name="Основной_20_шрифт_20_абзаца"><text:span text:style-name="T105">="{% static 'blog/style.css' %}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4">h1</text:span></text:span><text:span text:style-name="Основной_20_шрифт_20_абзаца"><text:span text:style-name="T24">&gt;</text:span></text:span><text:span text:style-name="Основной_20_шрифт_20_абзаца"><text:span text:style-name="T23">Clothes</text:span></text:span><text:span text:style-name="Основной_20_шрифт_20_абзаца"><text:span text:style-name="T24">&lt;/</text:span></text:span><text:span text:style-name="Основной_20_шрифт_20_абзаца"><text:span text:style-name="T64">h1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4">h3</text:span></text:span><text:span text:style-name="Основной_20_шрифт_20_абзаца"><text:span text:style-name="T24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4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/text:span></text:span></text:p>
      <text:p text:style-name="P64"/>
      <text:p text:style-name="P56"><text:span text:style-name="Основной_20_шрифт_20_абзаца"><text:span text:style-name="T26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56"/>
      <text:p text:style-name="P56"/>
      <text:p text:style-name="P56"/>
      <text:p text:style-name="P56"/>
      <text:p text:style-name="P56"/>
      <text:p text:style-name="P78"><text:span text:style-name="Основной_20_шрифт_20_абзаца"><text:span text:style-name="T21">Модели</text:span></text:span></text:p>
      <text:p text:style-name="P67"/>
      <text:p text:style-name="P14">/models.py: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3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84">max_length</text:span></text:span><text:span text:style-name="Основной_20_шрифт_20_абзаца"><text:span text:style-name="T23">=</text:span></text:span><text:span text:style-name="Основной_20_шрифт_20_абзаца"><text:span text:style-name="T98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110">__str__</text:span></text:span><text:span text:style-name="Основной_20_шрифт_20_абзаца"><text:span text:style-name="T23">(</text:span></text:span><text:span text:style-name="Основной_20_шрифт_20_абзаца"><text:span text:style-name="T11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3">return </text:span></text:span><text:span text:style-name="Основной_20_шрифт_20_абзаца"><text:span text:style-name="T112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84">max_length</text:span></text:span><text:span text:style-name="Основной_20_шрифт_20_абзаца"><text:span text:style-name="T23">=</text:span></text:span><text:span text:style-name="Основной_20_шрифт_20_абзаца"><text:span text:style-name="T98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110">__str__</text:span></text:span><text:span text:style-name="Основной_20_шрифт_20_абзаца"><text:span text:style-name="T23">(</text:span></text:span><text:span text:style-name="Основной_20_шрифт_20_абзаца"><text:span text:style-name="T11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3">return </text:span></text:span><text:span text:style-name="Основной_20_шрифт_20_абзаца"><text:span text:style-name="T112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84">max_length</text:span></text:span><text:span text:style-name="Основной_20_шрифт_20_абзаца"><text:span text:style-name="T23">=</text:span></text:span><text:span text:style-name="Основной_20_шрифт_20_абзаца"><text:span text:style-name="T98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84">default</text:span></text:span><text:span text:style-name="Основной_20_шрифт_20_абзаца"><text:span text:style-name="T23">=</text:span></text:span><text:span text:style-name="Основной_20_шрифт_20_абзаца"><text:span text:style-name="T98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84">null</text:span></text:span><text:span text:style-name="Основной_20_шрифт_20_абзаца"><text:span text:style-name="T23">=</text:span></text:span><text:span text:style-name="Основной_20_шрифт_20_абзаца"><text:span text:style-name="T63">True</text:span></text:span><text:span text:style-name="Основной_20_шрифт_20_абзаца"><text:span text:style-name="T23">, </text:span></text:span><text:span text:style-name="Основной_20_шрифт_20_абзаца"><text:span text:style-name="T84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110">__str__</text:span></text:span><text:span text:style-name="Основной_20_шрифт_20_абзаца"><text:span text:style-name="T23">(</text:span></text:span><text:span text:style-name="Основной_20_шрифт_20_абзаца"><text:span text:style-name="T11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3">return </text:span></text:span><text:span text:style-name="Основной_20_шрифт_20_абзаца"><text:span text:style-name="T112">self</text:span></text:span><text:span text:style-name="Основной_20_шрифт_20_абзаца"><text:span text:style-name="T23">.description</text:span></text:span></text:p>
      <text:p text:style-name="P66"/>
      <text:p text:style-name="P56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python manage.py shell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3">import </text:span></text:span><text:span text:style-name="Основной_20_шрифт_20_абзаца"><text:span text:style-name="T23">models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3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84">description</text:span></text:span><text:span text:style-name="Основной_20_шрифт_20_абзаца"><text:span text:style-name="T23">=</text:span></text:span><text:span text:style-name="Основной_20_шрифт_20_абзаца"><text:span text:style-name="T74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89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84">description</text:span></text:span><text:span text:style-name="Основной_20_шрифт_20_абзаца"><text:span text:style-name="T23">=</text:span></text:span><text:span text:style-name="Основной_20_шрифт_20_абзаца"><text:span text:style-name="T74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89">#&lt;QuerySet [&lt;Classification: business&gt;, &lt;Classification: works&gt;]&gt;</text:span></text:span></text:p>
      <text:p text:style-name="P20"><text:span text:style-name="Основной_20_шрифт_20_абзаца"><text:span text:style-name="T89"><text:line-break/></text:span></text:span><text:span text:style-name="Основной_20_шрифт_20_абзаца"><text:span text:style-name="T63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3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89">#QuerySet [&lt;Classification: business&gt;, &lt;Classification: works&gt;, &lt;Classification: sports&gt;]&gt;<text:line-break/></text:span></text:span><text:span text:style-name="Основной_20_шрифт_20_абзаца"><text:span text:style-name="T84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84">name</text:span></text:span><text:span text:style-name="Основной_20_шрифт_20_абзаца"><text:span text:style-name="T23">=</text:span></text:span><text:span text:style-name="Основной_20_шрифт_20_абзаца"><text:span text:style-name="T74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9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89">#&lt;QuerySet [&lt;SalesOrder: t-shirt&gt;, &lt;SalesOrder: sweater&gt;]&gt;</text:span></text:span></text:p>
      <text:p text:style-name="P28"/>
      <text:p text:style-name="P20"><text:span text:style-name="Основной_20_шрифт_20_абзаца"><text:span text:style-name="T89">#</text:span></text:span><text:span text:style-name="Основной_20_шрифт_20_абзаца"><text:span text:style-name="T90">Создание</text:span></text:span><text:span text:style-name="Основной_20_шрифт_20_абзаца"><text:span text:style-name="T89"> </text:span></text:span><text:span text:style-name="Основной_20_шрифт_20_абзаца"><text:span text:style-name="T90">экземпляра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3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84">amount</text:span></text:span><text:span text:style-name="Основной_20_шрифт_20_абзаца"><text:span text:style-name="T23">=</text:span></text:span><text:span text:style-name="Основной_20_шрифт_20_абзаца"><text:span text:style-name="T98">5</text:span></text:span><text:span text:style-name="Основной_20_шрифт_20_абзаца"><text:span text:style-name="T23">, </text:span></text:span><text:span text:style-name="Основной_20_шрифт_20_абзаца"><text:span text:style-name="T84">description</text:span></text:span><text:span text:style-name="Основной_20_шрифт_20_абзаца"><text:span text:style-name="T23">=</text:span></text:span><text:span text:style-name="Основной_20_шрифт_20_абзаца"><text:span text:style-name="T74">'trousers'</text:span></text:span><text:span text:style-name="Основной_20_шрифт_20_абзаца"><text:span text:style-name="T23">, </text:span></text:span><text:span text:style-name="Основной_20_шрифт_20_абзаца"><text:span text:style-name="T84">price</text:span></text:span><text:span text:style-name="Основной_20_шрифт_20_абзаца"><text:span text:style-name="T23">=</text:span></text:span><text:span text:style-name="Основной_20_шрифт_20_абзаца"><text:span text:style-name="T98">17</text:span></text:span><text:span text:style-name="Основной_20_шрифт_20_абзаца"><text:span text:style-name="T23">)</text:span></text:span></text:p>
      <text:p text:style-name="P20"><text:span text:style-name="Основной_20_шрифт_20_абзаца"><text:span text:style-name="T89">#</text:span></text:span><text:span text:style-name="Основной_20_шрифт_20_абзаца"><text:span text:style-name="T90">Создание</text:span></text:span><text:span text:style-name="Основной_20_шрифт_20_абзаца"><text:span text:style-name="T89"> </text:span></text:span><text:span text:style-name="Основной_20_шрифт_20_абзаца"><text:span text:style-name="T90">за</text:span></text:span><text:span text:style-name="Основной_20_шрифт_20_абзаца"><text:span text:style-name="T89"> </text:span></text:span><text:span text:style-name="Основной_20_шрифт_20_абзаца"><text:span text:style-name="T90">одни</text:span></text:span><text:span text:style-name="Основной_20_шрифт_20_абзаца"><text:span text:style-name="T89"> </text:span></text:span><text:span text:style-name="Основной_20_шрифт_20_абзаца"><text:span text:style-name="T90">вызов</text:span></text:span></text:p>
      <text:p text:style-name="P20"><text:span text:style-name="Основной_20_шрифт_20_абзаца"><text:span text:style-name="T23">shorts = SalesOrder.objects.create(</text:span></text:span><text:span text:style-name="Основной_20_шрифт_20_абзаца"><text:span text:style-name="T84">amount</text:span></text:span><text:span text:style-name="Основной_20_шрифт_20_абзаца"><text:span text:style-name="T23">=</text:span></text:span><text:span text:style-name="Основной_20_шрифт_20_абзаца"><text:span text:style-name="T98">4</text:span></text:span><text:span text:style-name="Основной_20_шрифт_20_абзаца"><text:span text:style-name="T23">, </text:span></text:span><text:span text:style-name="Основной_20_шрифт_20_абзаца"><text:span text:style-name="T84">description</text:span></text:span><text:span text:style-name="Основной_20_шрифт_20_абзаца"><text:span text:style-name="T23">=</text:span></text:span><text:span text:style-name="Основной_20_шрифт_20_абзаца"><text:span text:style-name="T74">'shorts'</text:span></text:span><text:span text:style-name="Основной_20_шрифт_20_абзаца"><text:span text:style-name="T23">, </text:span></text:span><text:span text:style-name="Основной_20_шрифт_20_абзаца"><text:span text:style-name="T84">price</text:span></text:span><text:span text:style-name="Основной_20_шрифт_20_абзаца"><text:span text:style-name="T23">=</text:span></text:span><text:span text:style-name="Основной_20_шрифт_20_абзаца"><text:span text:style-name="T98">11</text:span></text:span><text:span text:style-name="Основной_20_шрифт_20_абзаца"><text:span text:style-name="T23">)</text:span></text:span></text:p>
      <text:p text:style-name="P22"/>
      <text:p text:style-name="P20"><text:span text:style-name="Основной_20_шрифт_20_абзаца"><text:span text:style-name="T89">#</text:span></text:span><text:span text:style-name="Основной_20_шрифт_20_абзаца"><text:span text:style-name="T90">Создание</text:span></text:span><text:span text:style-name="Основной_20_шрифт_20_абзаца"><text:span text:style-name="T89"> </text:span></text:span><text:span text:style-name="Основной_20_шрифт_20_абзаца"><text:span text:style-name="T90">объектов</text:span></text:span><text:span text:style-name="Основной_20_шрифт_20_абзаца"><text:span text:style-name="T89"> </text:span></text:span><text:span text:style-name="Основной_20_шрифт_20_абзаца"><text:span text:style-name="T90">со</text:span></text:span><text:span text:style-name="Основной_20_шрифт_20_абзаца"><text:span text:style-name="T89"> </text:span></text:span><text:span text:style-name="Основной_20_шрифт_20_абзаца"><text:span text:style-name="T90">связями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84">name</text:span></text:span><text:span text:style-name="Основной_20_шрифт_20_абзаца"><text:span text:style-name="T23">=</text:span></text:span><text:span text:style-name="Основной_20_шрифт_20_абзаца"><text:span text:style-name="T74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9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84">amount</text:span></text:span><text:span text:style-name="Основной_20_шрифт_20_абзаца"><text:span text:style-name="T23">=</text:span></text:span><text:span text:style-name="Основной_20_шрифт_20_абзаца"><text:span text:style-name="T98">10</text:span></text:span><text:span text:style-name="Основной_20_шрифт_20_абзаца"><text:span text:style-name="T23">, </text:span></text:span><text:span text:style-name="Основной_20_шрифт_20_абзаца"><text:span text:style-name="T84">description</text:span></text:span><text:span text:style-name="Основной_20_шрифт_20_абзаца"><text:span text:style-name="T23">=</text:span></text:span><text:span text:style-name="Основной_20_шрифт_20_абзаца"><text:span text:style-name="T74">'socks'</text:span></text:span><text:span text:style-name="Основной_20_шрифт_20_абзаца"><text:span text:style-name="T23">, </text:span></text:span><text:span text:style-name="Основной_20_шрифт_20_абзаца"><text:span text:style-name="T84">price</text:span></text:span><text:span text:style-name="Основной_20_шрифт_20_абзаца"><text:span text:style-name="T23">=</text:span></text:span><text:span text:style-name="Основной_20_шрифт_20_абзаца"><text:span text:style-name="T98">2</text:span></text:span><text:span text:style-name="Основной_20_шрифт_20_абзаца"><text:span text:style-name="T23">, </text:span></text:span><text:span text:style-name="Основной_20_шрифт_20_абзаца"><text:span text:style-name="T84">firm</text:span></text:span><text:span text:style-name="Основной_20_шрифт_20_абзаца"><text:span text:style-name="T23">=firm)<text:line-break/>socks.save()</text:span></text:span></text:p>
      <text:p text:style-name="P22"/>
      <text:p text:style-name="P20"><text:span text:style-name="Основной_20_шрифт_20_абзаца"><text:span text:style-name="T89">#</text:span></text:span><text:span text:style-name="Основной_20_шрифт_20_абзаца"><text:span text:style-name="T90">Получение</text:span></text:span><text:span text:style-name="Основной_20_шрифт_20_абзаца"><text:span text:style-name="T89"> </text:span></text:span><text:span text:style-name="Основной_20_шрифт_20_абзаца"><text:span text:style-name="T90">всех</text:span></text:span><text:span text:style-name="Основной_20_шрифт_20_абзаца"><text:span text:style-name="T89"> </text:span></text:span><text:span text:style-name="Основной_20_шрифт_20_абзаца"><text:span text:style-name="T90">объектов</text:span></text:span></text:p>
      <text:p text:style-name="P20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89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0"><text:span text:style-name="Основной_20_шрифт_20_абзаца"><text:span text:style-name="T89">#</text:span></text:span><text:span text:style-name="Основной_20_шрифт_20_абзаца"><text:span text:style-name="T90">Получение</text:span></text:span><text:span text:style-name="Основной_20_шрифт_20_абзаца"><text:span text:style-name="T89"> </text:span></text:span><text:span text:style-name="Основной_20_шрифт_20_абзаца"><text:span text:style-name="T90">объектов</text:span></text:span><text:span text:style-name="Основной_20_шрифт_20_абзаца"><text:span text:style-name="T89"> </text:span></text:span><text:span text:style-name="Основной_20_шрифт_20_абзаца"><text:span text:style-name="T90">по</text:span></text:span><text:span text:style-name="Основной_20_шрифт_20_абзаца"><text:span text:style-name="T89"> </text:span></text:span><text:span text:style-name="Основной_20_шрифт_20_абзаца"><text:span text:style-name="T90">слайсингу</text:span></text:span><text:span text:style-name="Основной_20_шрифт_20_абзаца"><text:span text:style-name="T89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98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89">#&lt;QuerySet [&lt;SalesOrder: skirt&gt;, &lt;SalesOrder: shoes&gt;, &lt;SalesOrder: t-shirt&gt;]&gt;<text:line-break/></text:span></text:span></text:p>
      <text:p text:style-name="P20"><text:span text:style-name="Основной_20_шрифт_20_абзаца"><text:span text:style-name="T89">#</text:span></text:span><text:span text:style-name="Основной_20_шрифт_20_абзаца"><text:span text:style-name="T90">Получение</text:span></text:span><text:span text:style-name="Основной_20_шрифт_20_абзаца"><text:span text:style-name="T89"> </text:span></text:span><text:span text:style-name="Основной_20_шрифт_20_абзаца"><text:span text:style-name="T90">объектов</text:span></text:span><text:span text:style-name="Основной_20_шрифт_20_абзаца"><text:span text:style-name="T89"> </text:span></text:span><text:span text:style-name="Основной_20_шрифт_20_абзаца"><text:span text:style-name="T90">по</text:span></text:span><text:span text:style-name="Основной_20_шрифт_20_абзаца"><text:span text:style-name="T89"> </text:span></text:span><text:span text:style-name="Основной_20_шрифт_20_абзаца"><text:span text:style-name="T90">фирме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84">id</text:span></text:span><text:span text:style-name="Основной_20_шрифт_20_абзаца"><text:span text:style-name="T23">=</text:span></text:span><text:span text:style-name="Основной_20_шрифт_20_абзаца"><text:span text:style-name="T98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9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84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89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84">firm_id</text:span></text:span><text:span text:style-name="Основной_20_шрифт_20_абзаца"><text:span text:style-name="T23">=</text:span></text:span><text:span text:style-name="Основной_20_шрифт_20_абзаца"><text:span text:style-name="T98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9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84">firm_id</text:span></text:span><text:span text:style-name="Основной_20_шрифт_20_абзаца"><text:span text:style-name="T23">=</text:span></text:span><text:span text:style-name="Основной_20_шрифт_20_абзаца"><text:span text:style-name="T98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9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84">firm_id</text:span></text:span><text:span text:style-name="Основной_20_шрифт_20_абзаца"><text:span text:style-name="T23">=</text:span></text:span><text:span text:style-name="Основной_20_шрифт_20_абзаца"><text:span text:style-name="T98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9">#&lt;QuerySet [&lt;SalesOrder: t-shirt&gt;, &lt;SalesOrder: socks&gt;]&gt;</text:span></text:span></text:p>
      <text:p text:style-name="P22"/>
      <text:p text:style-name="P22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oft-page-break/><text:span text:style-name="Основной_20_шрифт_20_абзаца"><text:span text:style-name="T6">Постраничное отображение списков объектов</text:span></text:span></text:p>
      <text:p text:style-name="P35"/>
      <text:p text:style-name="Standard"><text:span text:style-name="Основной_20_шрифт_20_абзаца"><text:span text:style-name="T96">/</text:span></text:span><text:span text:style-name="Основной_20_шрифт_20_абзаца"><text:span text:style-name="T97">views</text:span></text:span><text:span text:style-name="Основной_20_шрифт_20_абзаца"><text:span text:style-name="T96">.</text:span></text:span><text:span text:style-name="Основной_20_шрифт_20_абзаца"><text:span text:style-name="T97">py</text:span></text:span><text:span text:style-name="Основной_20_шрифт_20_абзаца"><text:span text:style-name="T96">:</text:span></text:span></text:p>
      <text:p text:style-name="P20"><text:span text:style-name="Основной_20_шрифт_20_абзаца"><text:span text:style-name="T63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98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74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63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74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4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0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4">h3</text:span></text:span><text:span text:style-name="Основной_20_шрифт_20_абзаца"><text:span text:style-name="T24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4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4">div </text:span></text:span><text:span text:style-name="Основной_20_шрифт_20_абзаца"><text:span text:style-name="T99">class</text:span></text:span><text:span text:style-name="Основной_20_шрифт_20_абзаца"><text:span text:style-name="T105">="pagination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4">span </text:span></text:span><text:span text:style-name="Основной_20_шрифт_20_абзаца"><text:span text:style-name="T99">class</text:span></text:span><text:span text:style-name="Основной_20_шрифт_20_абзаца"><text:span text:style-name="T105">="step-links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4">a </text:span></text:span><text:span text:style-name="Основной_20_шрифт_20_абзаца"><text:span text:style-name="T99">href</text:span></text:span><text:span text:style-name="Основной_20_шрифт_20_абзаца"><text:span text:style-name="T105">="?page=1"</text:span></text:span><text:span text:style-name="Основной_20_шрифт_20_абзаца"><text:span text:style-name="T24">&gt;</text:span></text:span><text:span text:style-name="Основной_20_шрифт_20_абзаца"><text:span text:style-name="T100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4">&lt;/</text:span></text:span><text:span text:style-name="Основной_20_шрифт_20_абзаца"><text:span text:style-name="T64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4">a </text:span></text:span><text:span text:style-name="Основной_20_шрифт_20_абзаца"><text:span text:style-name="T99">href</text:span></text:span><text:span text:style-name="Основной_20_шрифт_20_абзаца"><text:span text:style-name="T105">="?page={{ clothes.previous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previous</text:span></text:span><text:span text:style-name="Основной_20_шрифт_20_абзаца"><text:span text:style-name="T24">&lt;/</text:span></text:span><text:span text:style-name="Основной_20_шрифт_20_абзаца"><text:span text:style-name="T64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4">&lt;</text:span></text:span><text:span text:style-name="Основной_20_шрифт_20_абзаца"><text:span text:style-name="T64">span </text:span></text:span><text:span text:style-name="Основной_20_шрифт_20_абзаца"><text:span text:style-name="T99">class</text:span></text:span><text:span text:style-name="Основной_20_шрифт_20_абзаца"><text:span text:style-name="T105">="current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4">&lt;/</text:span></text:span><text:span text:style-name="Основной_20_шрифт_20_абзаца"><text:span text:style-name="T64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4">a </text:span></text:span><text:span text:style-name="Основной_20_шрифт_20_абзаца"><text:span text:style-name="T99">href</text:span></text:span><text:span text:style-name="Основной_20_шрифт_20_абзаца"><text:span text:style-name="T105">="?page={{ clothes.next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next</text:span></text:span><text:span text:style-name="Основной_20_шрифт_20_абзаца"><text:span text:style-name="T24">&lt;/</text:span></text:span><text:span text:style-name="Основной_20_шрифт_20_абзаца"><text:span text:style-name="T64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4">a </text:span></text:span><text:span text:style-name="Основной_20_шрифт_20_абзаца"><text:span text:style-name="T99">href</text:span></text:span><text:span text:style-name="Основной_20_шрифт_20_абзаца"><text:span text:style-name="T105">="?page={{ clothes.paginator.num_pages }}"</text:span></text:span><text:span text:style-name="Основной_20_шрифт_20_абзаца"><text:span text:style-name="T24">&gt;</text:span></text:span><text:span text:style-name="Основной_20_шрифт_20_абзаца"><text:span text:style-name="T23">last </text:span></text:span><text:span text:style-name="Основной_20_шрифт_20_абзаца"><text:span text:style-name="T100">&amp;raquo;</text:span></text:span><text:span text:style-name="Основной_20_шрифт_20_абзаца"><text:span text:style-name="T24">&lt;/</text:span></text:span><text:span text:style-name="Основной_20_шрифт_20_абзаца"><text:span text:style-name="T64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4">&lt;/</text:span></text:span><text:span text:style-name="Основной_20_шрифт_20_абзаца"><text:span text:style-name="T64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4">&lt;/</text:span></text:span><text:span text:style-name="Основной_20_шрифт_20_абзаца"><text:span text:style-name="T64">div</text:span></text:span><text:span text:style-name="Основной_20_шрифт_20_абзаца"><text:span text:style-name="T24">&gt;</text:span></text:span></text:p>
      <text:p text:style-name="P14"/>
      <text:p text:style-name="P33"/>
      <text:p text:style-name="P62">Модели</text:p>
      <text:p text:style-name="P62"/>
      <text:p text:style-name="P61">Дата при сохранении экземпляра модели</text:p>
      <text:p text:style-name="P20"><text:span text:style-name="Основной_20_шрифт_20_абзаца"><text:span text:style-name="T23">data_pub = models.DateTimeField(</text:span></text:span><text:span text:style-name="Основной_20_шрифт_20_абзаца"><text:span text:style-name="T84">auto_now_add</text:span></text:span><text:span text:style-name="Основной_20_шрифт_20_абзаца"><text:span text:style-name="T23">=</text:span></text:span><text:span text:style-name="Основной_20_шрифт_20_абзаца"><text:span text:style-name="T63">True</text:span></text:span><text:span text:style-name="Основной_20_шрифт_20_абзаца"><text:span text:style-name="T23">)</text:span></text:span></text:p>
      <text:p text:style-name="P22"/>
      <text:p text:style-name="P56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6"><text:line-break/>data_pub = models.DateTimeField(</text:span></text:span><text:span text:style-name="Основной_20_шрифт_20_абзаца"><text:span text:style-name="T85">auto_now</text:span></text:span><text:span text:style-name="Основной_20_шрифт_20_абзаца"><text:span text:style-name="T26">=</text:span></text:span><text:span text:style-name="Основной_20_шрифт_20_абзаца"><text:span text:style-name="T66">True</text:span></text:span><text:span text:style-name="Основной_20_шрифт_20_абзаца"><text:span text:style-name="T26">)</text:span></text:span></text:p>
      <text:p text:style-name="P60"/>
      <text:p text:style-name="P56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0"><text:span text:style-name="Основной_20_шрифт_20_абзаца"><text:span text:style-name="T23">clothes = SalesOrder.objects.get(</text:span></text:span><text:span text:style-name="Основной_20_шрифт_20_абзаца"><text:span text:style-name="T84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74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9">#&lt;SalesOrder: sweater&gt;</text:span></text:span></text:p>
      <text:p text:style-name="P22"/>
      <text:p text:style-name="P20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0"><text:span text:style-name="Основной_20_шрифт_20_абзаца"><text:span text:style-name="T23">clothes = SalesOrder.objects.filter(</text:span></text:span><text:span text:style-name="Основной_20_шрифт_20_абзаца"><text:span text:style-name="T84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74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9">#&lt;QuerySet [&lt;SalesOrder: skirt&gt;, &lt;SalesOrder: t-shirt&gt;, &lt;SalesOrder: shorts&gt;]&gt;</text:span></text:span></text:p>
      <text:p text:style-name="P60"/>
      <text:p text:style-name="P66"/>
      <text:p text:style-name="P66"/>
      <text:p text:style-name="P66"/>
      <text:p text:style-name="P66"/>
      <text:p text:style-name="P78"><text:soft-page-break/><text:span text:style-name="Основной_20_шрифт_20_абзаца"><text:span text:style-name="T19">Формы</text:span></text:span></text:p>
      <text:p text:style-name="P65"/>
      <text:p text:style-name="P14">/forms.html: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 </text:span></text:span><text:span text:style-name="Основной_20_шрифт_20_абзаца"><text:span text:style-name="T63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84">max_length</text:span></text:span><text:span text:style-name="Основной_20_шрифт_20_абзаца"><text:span text:style-name="T23">=</text:span></text:span><text:span text:style-name="Основной_20_шрифт_20_абзаца"><text:span text:style-name="T98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84">max_length</text:span></text:span><text:span text:style-name="Основной_20_шрифт_20_абзаца"><text:span text:style-name="T23">=</text:span></text:span><text:span text:style-name="Основной_20_шрифт_20_абзаца"><text:span text:style-name="T98">50</text:span></text:span><text:span text:style-name="Основной_20_шрифт_20_абзаца"><text:span text:style-name="T23">)</text:span></text:span></text:p>
      <text:p text:style-name="P68"/>
      <text:p text:style-name="P68"/>
      <text:p text:style-name="P68">% python manage.py shell</text:p>
      <text:p text:style-name="P56"><text:span text:style-name="Основной_20_шрифт_20_абзаца"><text:span text:style-name="T66">from </text:span></text:span><text:span text:style-name="Основной_20_шрифт_20_абзаца"><text:span text:style-name="T26">blog.forms </text:span></text:span><text:span text:style-name="Основной_20_шрифт_20_абзаца"><text:span text:style-name="T66">import </text:span></text:span><text:span text:style-name="Основной_20_шрифт_20_абзаца"><text:span text:style-name="T26">TagForm</text:span></text:span></text:p>
      <text:p text:style-name="P68"/>
      <text:p text:style-name="P20"><text:span text:style-name="Основной_20_шрифт_20_абзаца"><text:span text:style-name="T23">tf = TagForm()<text:line-break/></text:span></text:span><text:span text:style-name="Основной_20_шрифт_20_абзаца"><text:span text:style-name="T89">#&lt;TagForm bound=False, valid=Unknown, fields=(title;slug)&gt;</text:span></text:span></text:p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4">'title'</text:span></text:span><text:span text:style-name="Основной_20_шрифт_20_абзаца"><text:span text:style-name="T23">: </text:span></text:span><text:span text:style-name="Основной_20_шрифт_20_абзаца"><text:span text:style-name="T74">''</text:span></text:span><text:span text:style-name="Основной_20_шрифт_20_абзаца"><text:span text:style-name="T23">, </text:span></text:span><text:span text:style-name="Основной_20_шрифт_20_абзаца"><text:span text:style-name="T74">'slug'</text:span></text:span><text:span text:style-name="Основной_20_шрифт_20_абзаца"><text:span text:style-name="T23">: </text:span></text:span><text:span text:style-name="Основной_20_шрифт_20_абзаца"><text:span text:style-name="T74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89">#&lt;TagForm bound=True, valid=Unknown, fields=(title;slug)&gt;</text:span></text:span></text:p>
      <text:p text:style-name="P20"><text:span text:style-name="Основной_20_шрифт_20_абзаца"><text:span text:style-name="T25">tf.errors<text:line-break/></text:span></text:span><text:span text:style-name="Основной_20_шрифт_20_абзаца"><text:span text:style-name="T90">#{'title': ['Обязательное поле.'], 'slug': ['Обязательное поле.']}</text:span></text:span></text:p>
      <text:p text:style-name="P23"/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4">'title'</text:span></text:span><text:span text:style-name="Основной_20_шрифт_20_абзаца"><text:span text:style-name="T23">: </text:span></text:span><text:span text:style-name="Основной_20_шрифт_20_абзаца"><text:span text:style-name="T74">'some title'</text:span></text:span><text:span text:style-name="Основной_20_шрифт_20_абзаца"><text:span text:style-name="T23">, </text:span></text:span><text:span text:style-name="Основной_20_шрифт_20_абзаца"><text:span text:style-name="T74">'slug'</text:span></text:span><text:span text:style-name="Основной_20_шрифт_20_абзаца"><text:span text:style-name="T23">: </text:span></text:span><text:span text:style-name="Основной_20_шрифт_20_абзаца"><text:span text:style-name="T74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89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89">#{'title': 'some title', 'slug': 'some-title'}</text:span></text:span></text:p>
      <text:p text:style-name="P28"/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3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84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4">'title'</text:span></text:span><text:span text:style-name="Основной_20_шрифт_20_абзаца"><text:span text:style-name="T23">], </text:span></text:span><text:span text:style-name="Основной_20_шрифт_20_абзаца"><text:span text:style-name="T84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4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89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89">#&lt;Tag: some title&gt;<text:line-break/></text:span></text:span><text:span text:style-name="Основной_20_шрифт_20_абзаца"><text:span text:style-name="T23">tag.save()</text:span></text:span></text:p>
      <text:p text:style-name="P22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71"><text:soft-page-break/>Предупреждения</text:p>
      <text:p text:style-name="P72"/>
      <text:list xml:id="list3544764311" text:style-name="L1">
        <text:list-item>
          <text:p text:style-name="P145">&lt;console&gt;:1: UnorderedObjectListWarning: Pagination may yield inconsistent results with an unordered object_list: &lt;class 'blog.models.Post'&gt; QuerySet.</text:p>
        </text:list-item>
      </text:list>
      <text:p text:style-name="P94"/>
      <text:p text:style-name="P95">Решение:</text:p>
      <text:p text:style-name="P95">Добавить в модели порядок сортировки</text:p>
      <text:p text:style-name="P95"/>
      <text:p text:style-name="P20"><text:span text:style-name="Основной_20_шрифт_20_абзаца"><text:span text:style-name="T63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84">max_length</text:span></text:span><text:span text:style-name="Основной_20_шрифт_20_абзаца"><text:span text:style-name="T23">=</text:span></text:span><text:span text:style-name="Основной_20_шрифт_20_абзаца"><text:span text:style-name="T98">150</text:span></text:span><text:span text:style-name="Основной_20_шрифт_20_абзаца"><text:span text:style-name="T23">, </text:span></text:span><text:span text:style-name="Основной_20_шрифт_20_абзаца"><text:span text:style-name="T84">db_index</text:span></text:span><text:span text:style-name="Основной_20_шрифт_20_абзаца"><text:span text:style-name="T23">=</text:span></text:span><text:span text:style-name="Основной_20_шрифт_20_абзаца"><text:span text:style-name="T63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84">auto_now_add</text:span></text:span><text:span text:style-name="Основной_20_шрифт_20_абзаца"><text:span text:style-name="T23">=</text:span></text:span><text:span text:style-name="Основной_20_шрифт_20_абзаца"><text:span text:style-name="T63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1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3">return </text:span></text:span><text:span text:style-name="Основной_20_шрифт_20_абзаца"><text:span text:style-name="T23">reverse(</text:span></text:span><text:span text:style-name="Основной_20_шрифт_20_абзаца"><text:span text:style-name="T74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84">kwargs</text:span></text:span><text:span text:style-name="Основной_20_шрифт_20_абзаца"><text:span text:style-name="T23">={</text:span></text:span><text:span text:style-name="Основной_20_шрифт_20_абзаца"><text:span text:style-name="T74">'slug'</text:span></text:span><text:span text:style-name="Основной_20_шрифт_20_абзаца"><text:span text:style-name="T23">: </text:span></text:span><text:span text:style-name="Основной_20_шрифт_20_абзаца"><text:span text:style-name="T112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110">__str__</text:span></text:span><text:span text:style-name="Основной_20_шрифт_20_абзаца"><text:span text:style-name="T23">(</text:span></text:span><text:span text:style-name="Основной_20_шрифт_20_абзаца"><text:span text:style-name="T11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3">return </text:span></text:span><text:span text:style-name="Основной_20_шрифт_20_абзаца"><text:span text:style-name="T112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63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74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5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5">по</text:span></text:span><text:span text:style-name="Основной_20_шрифт_20_абзаца"><text:span text:style-name="T23"> </text:span></text:span><text:span text:style-name="Основной_20_шрифт_20_абзаца"><text:span text:style-name="T25">дате</text:span></text:span><text:span text:style-name="Основной_20_шрифт_20_абзаца"><text:span text:style-name="T23"> </text:span></text:span><text:span text:style-name="Основной_20_шрифт_20_абзаца"><text:span text:style-name="T25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5">последние</text:span></text:span></text:p>
      <text:p text:style-name="P20"><text:span text:style-name="Основной_20_шрифт_20_абзаца"><text:span text:style-name="T23"><text:s text:c="34"/></text:span></text:span><text:span text:style-name="Основной_20_шрифт_20_абзаца"><text:span text:style-name="T25"># публикации в начале списка</text:span></text:span></text:p>
      <text:p text:style-name="P95"/>
      <text:p text:style-name="P95"/>
      <text:p text:style-name="P96">Отображение символов новой строки при выводе текста из базы данных</text:p>
      <text:p text:style-name="P95"/>
      <text:p text:style-name="P97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18">вы можете обернуть ваш текст </text:span></text:span><text:span text:style-name="Основной_20_шрифт_20_абзаца"><text:span text:style-name="T119">&lt;pre&gt;</text:span></text:span><text:span text:style-name="Основной_20_шрифт_20_абзаца"><text:span text:style-name="T118"> тег, чтобы HTML понял, что он предварительно отформатирован:</text:span></text:span></text:p>
      <text:p text:style-name="P98">&lt;pre&gt;{{value}}&lt;/pre&gt;</text:p>
      <text:p text:style-name="Обычный"><text:span text:style-name="Основной_20_шрифт_20_абзаца"><text:span text:style-name="T118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19">linebreaks</text:span></text:span><text:span text:style-name="Основной_20_шрифт_20_абзаца"><text:span text:style-name="T118"> превращает одиночные новые строки в </text:span></text:span><text:span text:style-name="Основной_20_шрифт_20_абзаца"><text:span text:style-name="T119">&lt;br&gt;</text:span></text:span><text:span text:style-name="Основной_20_шрифт_20_абзаца"><text:span text:style-name="T118"> теги и двойные переводы строк в </text:span></text:span><text:span text:style-name="Основной_20_шрифт_20_абзаца"><text:span text:style-name="T119">&lt;p&gt;</text:span></text:span><text:span text:style-name="Основной_20_шрифт_20_абзаца"><text:span text:style-name="T118"> теги. </text:span></text:span><text:span text:style-name="Основной_20_шрифт_20_абзаца"><text:span text:style-name="T119">linebreaksbr</text:span></text:span><text:span text:style-name="Основной_20_шрифт_20_абзаца"><text:span text:style-name="T118"> просто превращает новые строки в </text:span></text:span><text:span text:style-name="Основной_20_шрифт_20_абзаца"><text:span text:style-name="T119">&lt;br&gt;</text:span></text:span><text:span text:style-name="Основной_20_шрифт_20_абзаца"><text:span text:style-name="T118"> теги:</text:span></text:span></text:p>
      <text:p text:style-name="P98">{{value|linebreaks}}</text:p>
      <text:p text:style-name="P98">{{value|linebreaksbr}}</text:p>
      <text:p text:style-name="P97">вы можете поэкспериментировать с ними, чтобы увидеть, что вам больше нравится.</text:p>
      <text:p text:style-name="P97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73"/>
      <text:h text:style-name="P131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20">safe</text:span></text:span></text:a>:</text:p>
      <text:p text:style-name="Обычный"/>
      <text:p text:style-name="P22">This will not be escaped: {{ data|safe }}</text:p>
      <text:p text:style-name="P68"/>
      <text:h text:style-name="P131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20">autoescape</text:span></text:span></text:a>, например:</text:p>
      <text:p text:style-name="Обычный"/>
      <text:p text:style-name="P22">{% autoescape off %}<text:line-break/> <text:s text:c="3"/>Hello {{ name }}<text:line-break/>{% endautoescape %}</text:p>
      <text:p text:style-name="P30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20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20">on</text:span></text:span><text:span text:style-name="apple-converted-space"> </text:span>или<text:span text:style-name="apple-converted-space"> </text:span><text:span text:style-name="pre"><text:span text:style-name="T120">off</text:span></text:span>. В некоторых случаях, вы захотите включить экранирование в шаблоне, в котором оно было отключено</text:p>
      <text:p text:style-name="P73"/>
      <text:p text:style-name="P73"/>
      <text:p text:style-name="P71">Сохранение нескольких изображений через форму</text:p>
      <text:p text:style-name="P71"/>
      <text:p text:style-name="P56"><text:span text:style-name="Основной_20_шрифт_20_абзаца"><text:span text:style-name="T38">urls</text:span></text:span><text:span text:style-name="Основной_20_шрифт_20_абзаца"><text:span text:style-name="T41">.</text:span></text:span><text:span text:style-name="Основной_20_шрифт_20_абзаца"><text:span text:style-name="T38">py</text:span></text:span><text:span text:style-name="Основной_20_шрифт_20_абзаца"><text:span text:style-name="T41">: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3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63">from </text:span></text:span><text:span text:style-name="Основной_20_шрифт_20_абзаца"><text:span text:style-name="T23">.views </text:span></text:span><text:span text:style-name="Основной_20_шрифт_20_абзаца"><text:span text:style-name="T63">import </text:span></text:span><text:span text:style-name="Основной_20_шрифт_20_абзаца"><text:span text:style-name="T23">image<text:line-break/></text:span></text:span></text:p>
      <text:p text:style-name="P20"><text:span text:style-name="Основной_20_шрифт_20_абзаца"><text:span text:style-name="T74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74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84">name</text:span></text:span><text:span text:style-name="Основной_20_шрифт_20_абзаца"><text:span text:style-name="T23">=</text:span></text:span><text:span text:style-name="Основной_20_шрифт_20_абзаца"><text:span text:style-name="T74">'images'</text:span></text:span><text:span text:style-name="Основной_20_шрифт_20_абзаца"><text:span text:style-name="T23">)<text:line-break/>]</text:span></text:span></text:p>
      <text:p text:style-name="P74"/>
      <text:p text:style-name="P74"/>
      <text:p text:style-name="P74">views.py: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63">import </text:span></text:span><text:span text:style-name="Основной_20_шрифт_20_абзаца"><text:span text:style-name="T23">formset_factory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3">import </text:span></text:span><text:span text:style-name="Основной_20_шрифт_20_абзаца"><text:span text:style-name="T23">render</text:span></text:span></text:p>
      <text:p text:style-name="P22"/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.models </text:span></text:span><text:span text:style-name="Основной_20_шрифт_20_абзаца"><text:span text:style-name="T63">import </text:span></text:span><text:span text:style-name="Основной_20_шрифт_20_абзаца"><text:span text:style-name="T23">Images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.forms </text:span></text:span><text:span text:style-name="Основной_20_шрифт_20_абзаца"><text:span text:style-name="T63">import </text:span></text:span><text:span text:style-name="Основной_20_шрифт_20_абзаца"><text:span text:style-name="T23">ImageForm</text:span></text:span></text:p>
      <text:p text:style-name="P74"/>
      <text:p text:style-name="P74"/>
      <text:p text:style-name="P20"><text:span text:style-name="Основной_20_шрифт_20_абзаца"><text:span text:style-name="T63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84">extra</text:span></text:span><text:span text:style-name="Основной_20_шрифт_20_абзаца"><text:span text:style-name="T23">=</text:span></text:span><text:span text:style-name="Основной_20_шрифт_20_абзаца"><text:span text:style-name="T98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3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74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63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63">for </text:span></text:span><text:span text:style-name="Основной_20_шрифт_20_абзаца"><text:span text:style-name="T23">form </text:span></text:span><text:span text:style-name="Основной_20_шрифт_20_абзаца"><text:span text:style-name="T63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74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74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84">post</text:span></text:span><text:span text:style-name="Основной_20_шрифт_20_абзаца"><text:span text:style-name="T23">=post, </text:span></text:span><text:span text:style-name="Основной_20_шрифт_20_абзаца"><text:span text:style-name="T84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63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84">extra</text:span></text:span><text:span text:style-name="Основной_20_шрифт_20_абзаца"><text:span text:style-name="T23">=</text:span></text:span><text:span text:style-name="Основной_20_шрифт_20_абзаца"><text:span text:style-name="T98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3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4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74">'formset'</text:span></text:span><text:span text:style-name="Основной_20_шрифт_20_абзаца"><text:span text:style-name="T23">: ImageFormSet})</text:span></text:span></text:p>
      <text:p text:style-name="P75"/>
      <text:p text:style-name="P74"><text:soft-page-break/>models.py: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3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63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63">import </text:span></text:span><text:span text:style-name="Основной_20_шрифт_20_абзаца"><text:span text:style-name="T23">slugify</text:span></text:span></text:p>
      <text:p text:style-name="P57"/>
      <text:p text:style-name="P57"/>
      <text:p text:style-name="P20"><text:span text:style-name="Основной_20_шрифт_20_абзаца"><text:span text:style-name="T63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84">max_length</text:span></text:span><text:span text:style-name="Основной_20_шрифт_20_абзаца"><text:span text:style-name="T23">=</text:span></text:span><text:span text:style-name="Основной_20_шрифт_20_абзаца"><text:span text:style-name="T98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84">max_length</text:span></text:span><text:span text:style-name="Основной_20_шрифт_20_абзаца"><text:span text:style-name="T23">=</text:span></text:span><text:span text:style-name="Основной_20_шрифт_20_абзаца"><text:span text:style-name="T98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110">__str__</text:span></text:span><text:span text:style-name="Основной_20_шрифт_20_абзаца"><text:span text:style-name="T23">(</text:span></text:span><text:span text:style-name="Основной_20_шрифт_20_абзаца"><text:span text:style-name="T11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3">return </text:span></text:span><text:span text:style-name="Основной_20_шрифт_20_абзаца"><text:span text:style-name="T112">self</text:span></text:span><text:span text:style-name="Основной_20_шрифт_20_абзаца"><text:span text:style-name="T23">.title</text:span></text:span></text:p>
      <text:p text:style-name="P22"/>
      <text:p text:style-name="P22"/>
      <text:p text:style-name="P20"><text:span text:style-name="Основной_20_шрифт_20_абзаца"><text:span text:style-name="T63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3">return </text:span></text:span><text:span text:style-name="Основной_20_шрифт_20_абзаца"><text:span text:style-name="T74">"post_images/%s-%s" </text:span></text:span><text:span text:style-name="Основной_20_шрифт_20_абзаца"><text:span text:style-name="T23">% (slug, filename)</text:span></text:span></text:p>
      <text:p text:style-name="P22"/>
      <text:p text:style-name="P22"/>
      <text:p text:style-name="P20"><text:span text:style-name="Основной_20_шрифт_20_абзаца"><text:span text:style-name="T63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84">default</text:span></text:span><text:span text:style-name="Основной_20_шрифт_20_абзаца"><text:span text:style-name="T23">=</text:span></text:span><text:span text:style-name="Основной_20_шрифт_20_абзаца"><text:span text:style-name="T63">None</text:span></text:span><text:span text:style-name="Основной_20_шрифт_20_абзаца"><text:span text:style-name="T23">, </text:span></text:span><text:span text:style-name="Основной_20_шрифт_20_абзаца"><text:span text:style-name="T84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84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84">verbose_name</text:span></text:span><text:span text:style-name="Основной_20_шрифт_20_абзаца"><text:span text:style-name="T23">=</text:span></text:span><text:span text:style-name="Основной_20_шрифт_20_абзаца"><text:span text:style-name="T74">'Image'</text:span></text:span><text:span text:style-name="Основной_20_шрифт_20_абзаца"><text:span text:style-name="T23">)</text:span></text:span></text:p>
      <text:p text:style-name="P22"/>
      <text:p text:style-name="P70"/>
      <text:p text:style-name="P74">forms.py: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 </text:span></text:span><text:span text:style-name="Основной_20_шрифт_20_абзаца"><text:span text:style-name="T63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3">from </text:span></text:span><text:span text:style-name="Основной_20_шрифт_20_абзаца"><text:span text:style-name="T23">.models </text:span></text:span><text:span text:style-name="Основной_20_шрифт_20_абзаца"><text:span text:style-name="T63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63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74">'post'</text:span></text:span><text:span text:style-name="Основной_20_шрифт_20_абзаца"><text:span text:style-name="T23">, </text:span></text:span><text:span text:style-name="Основной_20_шрифт_20_абзаца"><text:span text:style-name="T74">'image'</text:span></text:span><text:span text:style-name="Основной_20_шрифт_20_абзаца"><text:span text:style-name="T23">]</text:span></text:span></text:p>
      <text:p text:style-name="P70"/>
      <text:p text:style-name="P70"/>
      <text:p text:style-name="P74">images.html:</text:p>
      <text:p text:style-name="P20"><text:span text:style-name="Основной_20_шрифт_20_абзаца"><text:span text:style-name="T24">&lt;</text:span></text:span><text:span text:style-name="Основной_20_шрифт_20_абзаца"><text:span text:style-name="T64">form </text:span></text:span><text:span text:style-name="Основной_20_шрифт_20_абзаца"><text:span text:style-name="T99">id</text:span></text:span><text:span text:style-name="Основной_20_шрифт_20_абзаца"><text:span text:style-name="T105">="post_form" </text:span></text:span><text:span text:style-name="Основной_20_шрифт_20_абзаца"><text:span text:style-name="T99">method</text:span></text:span><text:span text:style-name="Основной_20_шрифт_20_абзаца"><text:span text:style-name="T105">="post" </text:span></text:span><text:span text:style-name="Основной_20_шрифт_20_абзаца"><text:span text:style-name="T99">action</text:span></text:span><text:span text:style-name="Основной_20_шрифт_20_абзаца"><text:span text:style-name="T105">="" </text:span></text:span><text:span text:style-name="Основной_20_шрифт_20_абзаца"><text:span text:style-name="T99">enctype</text:span></text:span><text:span text:style-name="Основной_20_шрифт_20_абзаца"><text:span text:style-name="T105">="multipart/form-data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56"><text:span text:style-name="Основной_20_шрифт_20_абзаца"><text:span text:style-name="T26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7">&lt;</text:span></text:span><text:span text:style-name="Основной_20_шрифт_20_абзаца"><text:span text:style-name="T67">p</text:span></text:span><text:span text:style-name="Основной_20_шрифт_20_абзаца"><text:span text:style-name="T27">&gt;</text:span></text:span><text:span text:style-name="Основной_20_шрифт_20_абзаца"><text:span text:style-name="T26">{{ form }}</text:span></text:span><text:span text:style-name="Основной_20_шрифт_20_абзаца"><text:span text:style-name="T27">&lt;/</text:span></text:span><text:span text:style-name="Основной_20_шрифт_20_абзаца"><text:span text:style-name="T67">p</text:span></text:span><text:span text:style-name="Основной_20_шрифт_20_абзаца"><text:span text:style-name="T27">&gt;</text:span></text:span><text:span text:style-name="Основной_20_шрифт_20_абзаца"><text:span text:style-name="T26"><text:line-break/> <text:s text:c="3"/>{% endfor %}<text:line-break/><text:line-break/> <text:s text:c="3"/></text:span></text:span><text:span text:style-name="Основной_20_шрифт_20_абзаца"><text:span text:style-name="T27">&lt;</text:span></text:span><text:span text:style-name="Основной_20_шрифт_20_абзаца"><text:span text:style-name="T67">input </text:span></text:span><text:span text:style-name="Основной_20_шрифт_20_абзаца"><text:span text:style-name="T102">type</text:span></text:span><text:span text:style-name="Основной_20_шрифт_20_абзаца"><text:span text:style-name="T107">="submit" </text:span></text:span><text:span text:style-name="Основной_20_шрифт_20_абзаца"><text:span text:style-name="T102">name</text:span></text:span><text:span text:style-name="Основной_20_шрифт_20_абзаца"><text:span text:style-name="T107">="submit" </text:span></text:span><text:span text:style-name="Основной_20_шрифт_20_абзаца"><text:span text:style-name="T102">value</text:span></text:span><text:span text:style-name="Основной_20_шрифт_20_абзаца"><text:span text:style-name="T107">="Submit" </text:span></text:span><text:span text:style-name="Основной_20_шрифт_20_абзаца"><text:span text:style-name="T27">/&gt;</text:span></text:span><text:span text:style-name="Основной_20_шрифт_20_абзаца"><text:span text:style-name="T26"><text:line-break/></text:span></text:span><text:span text:style-name="Основной_20_шрифт_20_абзаца"><text:span text:style-name="T27">&lt;/</text:span></text:span><text:span text:style-name="Основной_20_шрифт_20_абзаца"><text:span text:style-name="T67">form</text:span></text:span><text:span text:style-name="Основной_20_шрифт_20_абзаца"><text:span text:style-name="T27">&gt;</text:span>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Сброс</text:span></text:span><text:span text:style-name="Основной_20_шрифт_20_абзаца"><text:span text:style-name="T44"> </text:span></text:span><text:span text:style-name="Основной_20_шрифт_20_абзаца"><text:span text:style-name="T43">пароля</text:span></text:span><text:span text:style-name="Основной_20_шрифт_20_абзаца"><text:span text:style-name="T44"> </text:span></text:span><text:span text:style-name="Основной_20_шрифт_20_абзаца"><text:span text:style-name="T43">от</text:span></text:span><text:span text:style-name="Основной_20_шрифт_20_абзаца"><text:span text:style-name="T44"> admin</text:span></text:span></text:p>
      <text:p text:style-name="P69"/>
      <text:p text:style-name="P75">python manage.py shell</text:p>
      <text:p text:style-name="P75">from django.contrib.auth.models import User</text:p>
      <text:p text:style-name="P75">User.objects.all()</text:p>
      <text:p text:style-name="P56"><text:span text:style-name="Основной_20_шрифт_20_абзаца"><text:span text:style-name="T39">#</text:span></text:span><text:span text:style-name="Основной_20_шрифт_20_абзаца"><text:span text:style-name="T123"> </text:span></text:span><text:span text:style-name="Основной_20_шрифт_20_абзаца"><text:span text:style-name="T39">&lt;QuerySet [&lt;User: admin&gt;]&gt;</text:span></text:span></text:p>
      <text:p text:style-name="P75">user = User.objects.get(username='admin')</text:p>
      <text:p text:style-name="P56"><text:span text:style-name="T39">user.set_password('</text:span><text:span text:style-name="T40">1234</text:span><text:span text:style-name="T39">')</text:span></text:p>
      <text:p text:style-name="P75">user.save()</text:p>
      <text:p text:style-name="P75"/>
      <text:p text:style-name="P75"/>
      <text:p text:style-name="P69">Django-summernote</text:p>
      <text:p text:style-name="P69"/>
      <text:p text:style-name="P56"><text:span text:style-name="Основной_20_шрифт_20_абзаца"><text:span text:style-name="T39">1. </text:span></text:span><text:span text:style-name="Основной_20_шрифт_20_абзаца"><text:span text:style-name="T47">Устанавливаем</text:span></text:span><text:span text:style-name="Основной_20_шрифт_20_абзаца"><text:span text:style-name="T45"> django-summernote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нашей</text:span></text:span><text:span text:style-name="Основной_20_шрифт_20_абзаца"><text:span text:style-name="T45"> </text:span></text:span><text:span text:style-name="Основной_20_шрифт_20_абзаца"><text:span text:style-name="T47">виртуальное</text:span></text:span><text:span text:style-name="Основной_20_шрифт_20_абзаца"><text:span text:style-name="T45"> </text:span></text:span><text:span text:style-name="Основной_20_шрифт_20_абзаца"><text:span text:style-name="T47">окружение</text:span></text:span></text:p>
      <text:p text:style-name="P57">pip install django-summernote</text:p>
      <text:p text:style-name="P57"/>
      <text:p text:style-name="P56"><text:span text:style-name="Основной_20_шрифт_20_абзаца"><text:span text:style-name="T45">2.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</text:span></text:span><text:span text:style-name="Основной_20_шрифт_20_абзаца"><text:span text:style-name="T47">приложение</text:span></text:span><text:span text:style-name="Основной_20_шрифт_20_абзаца"><text:span text:style-name="T45">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файл</text:span></text:span><text:span text:style-name="Основной_20_шрифт_20_абзаца"><text:span text:style-name="T45"> settings.py</text:span></text:span></text:p>
      <text:p text:style-name="P56"><text:span text:style-name="Основной_20_шрифт_20_абзаца"><text:span text:style-name="T26">INSTALLED_APPS += (</text:span></text:span><text:span text:style-name="Основной_20_шрифт_20_абзаца"><text:span text:style-name="T77">'django_summernote'</text:span></text:span><text:span text:style-name="Основной_20_шрифт_20_абзаца"><text:span text:style-name="T26">, )</text:span></text:span></text:p>
      <text:p text:style-name="P57"/>
      <text:p text:style-name="P56"><text:span text:style-name="Основной_20_шрифт_20_абзаца"><text:span text:style-name="T45">3. </text:span></text:span><text:span text:style-name="Основной_20_шрифт_20_абзаца"><text:span text:style-name="T47">Доюавляем</text:span></text:span><text:span text:style-name="Основной_20_шрифт_20_абзаца"><text:span text:style-name="T45"> </text:span></text:span><text:span text:style-name="Основной_20_шрифт_20_абзаца"><text:span text:style-name="T46">'django_summernote.urls </text:span></text:span><text:span text:style-name="Основной_20_шрифт_20_абзаца"><text:span text:style-name="T48">в</text:span></text:span><text:span text:style-name="Основной_20_шрифт_20_абзаца"><text:span text:style-name="T46"> urls.py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3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89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74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74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68"/>
      <text:p text:style-name="P56"><text:span text:style-name="Основной_20_шрифт_20_абзаца"><text:span text:style-name="T47">4. Добавляем </text:span></text:span><text:span text:style-name="Основной_20_шрифт_20_абзаца"><text:span text:style-name="T45">MEDIA</text:span></text:span><text:span text:style-name="Основной_20_шрифт_20_абзаца"><text:span text:style-name="T47">_</text:span></text:span><text:span text:style-name="Основной_20_шрифт_20_абзаца"><text:span text:style-name="T45">URL</text:span></text:span><text:span text:style-name="Основной_20_шрифт_20_абзаца"><text:span text:style-name="T47"> для вложений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/text:p>
      <text:p text:style-name="P20"><text:span text:style-name="Основной_20_шрифт_20_абзаца"><text:span text:style-name="T23">MEDIA_URL = </text:span></text:span><text:span text:style-name="Основной_20_шрифт_20_абзаца"><text:span text:style-name="T74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74">'media/'</text:span></text:span><text:span text:style-name="Основной_20_шрифт_20_абзаца"><text:span text:style-name="T23">)</text:span></text:span></text:p>
      <text:p text:style-name="P68"/>
      <text:p text:style-name="P56"><text:span text:style-name="Основной_20_шрифт_20_абзаца"><text:span text:style-name="T45">5. </text:span></text:span><text:span text:style-name="Основной_20_шрифт_20_абзаца"><text:span text:style-name="T47">Если</text:span></text:span><text:span text:style-name="Основной_20_шрифт_20_абзаца"><text:span text:style-name="T45"> </text:span></text:span><text:span text:style-name="Основной_20_шрифт_20_абзаца"><text:span text:style-name="T47">включена</text:span></text:span><text:span text:style-name="Основной_20_шрифт_20_абзаца"><text:span text:style-name="T45"> </text:span></text:span><text:span text:style-name="Основной_20_шрифт_20_абзаца"><text:span text:style-name="T47">опция</text:span></text:span><text:span text:style-name="Основной_20_шрифт_20_абзаца"><text:span text:style-name="T45"> </text:span></text:span><text:span text:style-name="Основной_20_шрифт_20_абзаца"><text:span text:style-name="T47">отладки</text:span></text:span><text:span text:style-name="Основной_20_шрифт_20_абзаца"><text:span text:style-name="T45"> (DEBAG=True),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urlpatterns </text:span></text:span><text:span text:style-name="Основной_20_шрифт_20_абзаца"><text:span text:style-name="T47">в</text:span></text:span><text:span text:style-name="Основной_20_шрифт_20_абзаца"><text:span text:style-name="T45"> urls.py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63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63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63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63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84">document_root</text:span></text:span><text:span text:style-name="Основной_20_шрифт_20_абзаца"><text:span text:style-name="T23">=settings.MEDIA_ROOT)</text:span></text:span></text:p>
      <text:p text:style-name="P75"/>
      <text:p text:style-name="P56"><text:span text:style-name="Основной_20_шрифт_20_абзаца"><text:span text:style-name="T47">6. Если используем </text:span></text:span><text:span text:style-name="Основной_20_шрифт_20_абзаца"><text:span text:style-name="T45">Django</text:span></text:span><text:span text:style-name="Основной_20_шрифт_20_абзаца"><text:span text:style-name="T47"> 3.</text:span></text:span><text:span text:style-name="Основной_20_шрифт_20_абзаца"><text:span text:style-name="T45">x</text:span></text:span><text:span text:style-name="Основной_20_шрифт_20_абзаца"><text:span text:style-name="T47"> со стандартным </text:span></text:span><text:span text:style-name="Основной_20_шрифт_20_абзаца"><text:span text:style-name="T45">SummernoteWidget</text:span></text:span><text:span text:style-name="Основной_20_шрифт_20_абзаца"><text:span text:style-name="T47">, тогда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станавливаем</text:span></text:span></text:p>
      <text:p text:style-name="P20"><text:span text:style-name="Основной_20_шрифт_20_абзаца"><text:span text:style-name="T25">X_FRAME_OPTIONS = </text:span></text:span><text:span text:style-name="Основной_20_шрифт_20_абзаца"><text:span text:style-name="T76">'SAMEORIGIN'</text:span></text:span></text:p>
      <text:p text:style-name="P76"/>
      <text:p text:style-name="P56"><text:span text:style-name="Основной_20_шрифт_20_абзаца"><text:span text:style-name="T47">7. </text:span></text:span><text:span text:style-name="Основной_20_шрифт_20_абзаца"><text:span text:style-name="T45">django</text:span></text:span><text:span text:style-name="Основной_20_шрифт_20_абзаца"><text:span text:style-name="T47">-</text:span></text:span><text:span text:style-name="Основной_20_шрифт_20_абзаца"><text:span text:style-name="T45">summernote</text:span></text:span><text:span text:style-name="Основной_20_шрифт_20_абзаца"><text:span text:style-name="T47"> по умолчанию поставляется с </text:span></text:span><text:span text:style-name="Основной_20_шрифт_20_абзаца"><text:span text:style-name="T45">Bootstrap</text:span></text:span><text:span text:style-name="Основной_20_шрифт_20_абзаца"><text:span text:style-name="T47">3, если мы хотим использовать другую тему,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казываем это</text:span></text:span></text:p>
      <text:p text:style-name="P20"><text:span text:style-name="Основной_20_шрифт_20_абзаца"><text:span text:style-name="T23">SUMMERNOTE_THEME = </text:span></text:span><text:span text:style-name="Основной_20_шрифт_20_абзаца"><text:span text:style-name="T74">'bs4'</text:span></text:span></text:p>
      <text:p text:style-name="P75"/>
      <text:p text:style-name="P75"/>
      <text:p text:style-name="P75"/>
      <text:p text:style-name="P56"><text:soft-page-break/><text:span text:style-name="Основной_20_шрифт_20_абзаца"><text:span text:style-name="T45">8. </text:span></text:span><text:span text:style-name="Основной_20_шрифт_20_абзаца"><text:span text:style-name="T47">В</text:span></text:span><text:span text:style-name="Основной_20_шрифт_20_абзаца"><text:span text:style-name="T45"> forms.py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63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89"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84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89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84">widget</text:span></text:span><text:span text:style-name="Основной_20_шрифт_20_абзаца"><text:span text:style-name="T23">=SummernoteInplaceWidget())</text:span></text:span></text:p>
      <text:p text:style-name="P75"/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63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63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74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74">'bar'</text:span></text:span><text:span text:style-name="Основной_20_шрифт_20_абзаца"><text:span text:style-name="T23">: SummernoteInplaceWidget(),<text:line-break/> <text:s text:c="7"/>}</text:span></text:span></text:p>
      <text:p text:style-name="P75"/>
      <text:p text:style-name="P76">Не забываем использовать безопасный шаблонный тег при отображении в шаблонах</text:p>
      <text:p text:style-name="P23">{{ foobar|safe }}</text:p>
      <text:p text:style-name="P76"/>
      <text:p text:style-name="P76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63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23"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75"/>
      <text:p text:style-name="P73">9. Запускаем миграцию базы данных для подготовки модели вложения:</text:p>
      <text:p text:style-name="P20"><text:span text:style-name="Основной_20_шрифт_20_абзаца"><text:span text:style-name="T23">python manage.py migrate</text:span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8"><text:span text:style-name="Основной_20_шрифт_20_абзаца"><text:span text:style-name="T43"/></text:span></text:p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Не</text:span></text:span><text:span text:style-name="Основной_20_шрифт_20_абзаца"><text:span text:style-name="T44"> </text:span></text:span><text:span text:style-name="Основной_20_шрифт_20_абзаца"><text:span text:style-name="T43">отображается</text:span></text:span><text:span text:style-name="Основной_20_шрифт_20_абзаца"><text:span text:style-name="T44"> summernote </text:span></text:span><text:span text:style-name="Основной_20_шрифт_20_абзаца"><text:span text:style-name="T43">в</text:span></text:span><text:span text:style-name="Основной_20_шрифт_20_абзаца"><text:span text:style-name="T44"> pythonanywhere</text:span></text:span></text:p>
      <text:p text:style-name="P69"/>
      <text:p text:style-name="P56"><text:span text:style-name="Основной_20_шрифт_20_абзаца"><text:span text:style-name="T47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49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25">singlelogic.pythonanywhere.com.error.log</text:span></text:span></text:a></text:p>
      <text:p text:style-name="P56"><text:span text:style-name="Основной_20_шрифт_20_абзаца"><text:span text:style-name="T47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76"/>
      <text:p text:style-name="P56"><text:span text:style-name="Основной_20_шрифт_20_абзаца"><text:span text:style-name="T42">Видим, что не найдены статические файлы:</text:span></text:span><text:span text:style-name="Основной_20_шрифт_20_абзаца"><text:span text:style-name="T47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73"/>
      <text:p text:style-name="P76"/>
      <text:p text:style-name="P56"><text:soft-page-break/><text:span text:style-name="Основной_20_шрифт_20_абзаца"><text:span text:style-name="T42">Копируем каталог со статическими файлами </text:span></text:span><text:span text:style-name="Основной_20_шрифт_20_абзаца"><text:span text:style-name="T39">summernote</text:span></text:span><text:span text:style-name="Основной_20_шрифт_20_абзаца"><text:span text:style-name="T42"> в каталог /</text:span></text:span><text:span text:style-name="Основной_20_шрифт_20_абзаца"><text:span text:style-name="T39">static</text:span></text:span><text:span text:style-name="Основной_20_шрифт_20_абзаца"><text:span text:style-name="T42">:</text:span></text:span></text:p>
      <text:p text:style-name="P25">cp -r /home/singlelogic/sysadmin/venv/lib64/python3.8/site-packages/django_summernote/static/summernote/ /home/singlelogic/sysadmin/static/</text:p>
      <text:p text:style-name="P25"/>
      <text:p text:style-name="P21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71">Передача конфиденциальной информации</text:p>
      <text:p text:style-name="P71"/>
      <text:p text:style-name="P23">pip install python-dotenv</text:p>
      <text:p text:style-name="P76"/>
      <text:p text:style-name="P56"><text:span text:style-name="Основной_20_шрифт_20_абзаца"><text:span text:style-name="T42">Создаем в корне проекта файл .</text:span></text:span><text:span text:style-name="Основной_20_шрифт_20_абзаца"><text:span text:style-name="T39">env</text:span></text:span><text:span text:style-name="Основной_20_шрифт_20_абзаца"><text:span text:style-name="T42"> и записываем в него необходимую информацию</text:span></text:span></text:p>
      <text:p text:style-name="P56"><text:span text:style-name="Основной_20_шрифт_20_абзаца"><text:span text:style-name="T29">SECRET</text:span></text:span><text:span text:style-name="Основной_20_шрифт_20_абзаца"><text:span text:style-name="T30">_</text:span></text:span><text:span text:style-name="Основной_20_шрифт_20_абзаца"><text:span text:style-name="T29">KEY</text:span></text:span><text:span text:style-name="Основной_20_шрифт_20_абзаца"><text:span text:style-name="T30">='</text:span></text:span><text:span text:style-name="Основной_20_шрифт_20_абзаца"><text:span text:style-name="T29">password</text:span></text:span><text:span text:style-name="Основной_20_шрифт_20_абзаца"><text:span text:style-name="T30">'</text:span></text:span></text:p>
      <text:p text:style-name="P76"/>
      <text:p text:style-name="P56"><text:span text:style-name="Основной_20_шрифт_20_абзаца"><text:span text:style-name="T42">В верхней части файла </text:span></text:span><text:span text:style-name="Основной_20_шрифт_20_абзаца"><text:span text:style-name="T39">settings</text:span></text:span><text:span text:style-name="Основной_20_шрифт_20_абзаца"><text:span text:style-name="T42">.</text:span></text:span><text:span text:style-name="Основной_20_шрифт_20_абзаца"><text:span text:style-name="T39">py</text:span></text:span><text:span text:style-name="Основной_20_шрифт_20_абзаца"><text:span text:style-name="T42"> пишем:</text:span></text:span>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otenv </text:span></text:span><text:span text:style-name="Основной_20_шрифт_20_абзаца"><text:span text:style-name="T63">import </text:span></text:span><text:span text:style-name="Основной_20_шрифт_20_абзаца"><text:span text:style-name="T23">load_dotenv<text:line-break/><text:line-break/>load_dotenv()</text:span></text:span></text:p>
      <text:p text:style-name="P75"/>
      <text:p text:style-name="P76">И добавляем наш скрытый пароль с середине файла</text:p>
      <text:p text:style-name="P20"><text:span text:style-name="Основной_20_шрифт_20_абзаца"><text:span text:style-name="T25">DATABASES = {<text:line-break/> <text:s text:c="3"/></text:span></text:span><text:span text:style-name="Основной_20_шрифт_20_абзаца"><text:span text:style-name="T76">'default'</text:span></text:span><text:span text:style-name="Основной_20_шрифт_20_абзаца"><text:span text:style-name="T25">: {<text:line-break/> <text:s text:c="7"/></text:span></text:span><text:span text:style-name="Основной_20_шрифт_20_абзаца"><text:span text:style-name="T76">'ENGINE'</text:span></text:span><text:span text:style-name="Основной_20_шрифт_20_абзаца"><text:span text:style-name="T25">: </text:span></text:span><text:span text:style-name="Основной_20_шрифт_20_абзаца"><text:span text:style-name="T76">'django.db.backends.postgresql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6">'NAME'</text:span></text:span><text:span text:style-name="Основной_20_шрифт_20_абзаца"><text:span text:style-name="T25">: </text:span></text:span><text:span text:style-name="Основной_20_шрифт_20_абзаца"><text:span text:style-name="T76">'sysadmin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6">'USER'</text:span></text:span><text:span text:style-name="Основной_20_шрифт_20_абзаца"><text:span text:style-name="T25">: </text:span></text:span><text:span text:style-name="Основной_20_шрифт_20_абзаца"><text:span text:style-name="T76">'sysadminuser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6">'PASSWORD'</text:span></text:span><text:span text:style-name="Основной_20_шрифт_20_абзаца"><text:span text:style-name="T25">: os.getenv(</text:span></text:span><text:span text:style-name="Основной_20_шрифт_20_абзаца"><text:span text:style-name="T76">'SECRET_KEY'</text:span></text:span><text:span text:style-name="Основной_20_шрифт_20_абзаца"><text:span text:style-name="T25">),<text:line-break/> <text:s text:c="7"/></text:span></text:span><text:span text:style-name="Основной_20_шрифт_20_абзаца"><text:span text:style-name="T76">'HOST'</text:span></text:span><text:span text:style-name="Основной_20_шрифт_20_абзаца"><text:span text:style-name="T25">: </text:span></text:span><text:span text:style-name="Основной_20_шрифт_20_абзаца"><text:span text:style-name="T76">'localhost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6">'PORT'</text:span></text:span><text:span text:style-name="Основной_20_шрифт_20_абзаца"><text:span text:style-name="T25">: </text:span></text:span><text:span text:style-name="Основной_20_шрифт_20_абзаца"><text:span text:style-name="T76">''</text:span></text:span><text:span text:style-name="Основной_20_шрифт_20_абзаца"><text:span text:style-name="T25">,<text:line-break/> <text:s text:c="3"/>}<text:line-break/>}</text:span></text:span></text:p>
      <text:p text:style-name="P76"/>
      <text:p text:style-name="P76"/>
      <text:p text:style-name="P71"/>
      <text:p text:style-name="P71"/>
      <text:p text:style-name="P71"/>
      <text:p text:style-name="P71"><text:soft-page-break/>Создание пользователей и групп</text:p>
      <text:p text:style-name="P77"/>
      <text:p text:style-name="P76">python manage.py shell</text:p>
      <text:p text:style-name="P75">from django.contrib.auth.models import User</text:p>
      <text:p text:style-name="P75">user = User.objects.create_user('artem', 'artem@gmail.com', '1234')</text:p>
      <text:p text:style-name="P75">user.first_name = 'Artem'</text:p>
      <text:p text:style-name="P75">user.last_name = 'Tushev'</text:p>
      <text:p text:style-name="P56"><text:span text:style-name="Основной_20_шрифт_20_абзаца"><text:span text:style-name="T39">user</text:span></text:span><text:span text:style-name="Основной_20_шрифт_20_абзаца"><text:span text:style-name="T42">.</text:span></text:span><text:span text:style-name="Основной_20_шрифт_20_абзаца"><text:span text:style-name="T39">save</text:span></text:span><text:span text:style-name="Основной_20_шрифт_20_абзаца"><text:span text:style-name="T42">()</text:span></text:span></text:p>
      <text:p text:style-name="P56"/>
      <text:p text:style-name="P56"/>
      <text:p text:style-name="P56"/>
      <text:p text:style-name="P79">Не создаются таблицы с таким же именем как ранее были удалены</text:p>
      <text:p text:style-name="P79"/>
      <text:p text:style-name="Обычный"><text:span text:style-name="Основной_20_шрифт_20_абзаца"><text:span text:style-name="T51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2">django_migrations)</text:span></text:span><text:span text:style-name="Основной_20_шрифт_20_абзаца"><text:span text:style-name="T51">, и там уже записано, что миграция </text:span></text:span><text:span text:style-name="Основной_20_шрифт_20_абзаца"><text:span text:style-name="T53">0001_initial</text:span></text:span><text:span text:style-name="Основной_20_шрифт_20_абзаца"><text:span text:style-name="T51"> у приложения </text:span></text:span><text:span text:style-name="Основной_20_шрифт_20_абзаца"><text:span text:style-name="T54">account</text:span></text:span><text:span text:style-name="Основной_20_шрифт_20_абзаца"><text:span text:style-name="T51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3">migrate</text:span></text:span><text:span text:style-name="Основной_20_шрифт_20_абзаца"><text:span text:style-name="T51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1">Чтобы удалить информацию обо всех миграциях приложения (в вашем случае </text:span></text:span><text:span text:style-name="Основной_20_шрифт_20_абзаца"><text:span text:style-name="T53">имя приложения</text:span></text:span><text:span text:style-name="Основной_20_шрифт_20_абзаца"><text:span text:style-name="T51"> это </text:span></text:span><text:span text:style-name="Основной_20_шрифт_20_абзаца"><text:span text:style-name="T54">account</text:span></text:span><text:span text:style-name="Основной_20_шрифт_20_абзаца"><text:span text:style-name="T51">):</text:span></text:span></text:p>
      <text:p text:style-name="Обычный"/>
      <text:p text:style-name="P24">DELETE FROM django_migrations</text:p>
      <text:p text:style-name="Обычный"><text:span text:style-name="Основной_20_шрифт_20_абзаца"><text:span text:style-name="T29">WHERE app='account';</text:span></text:span></text:p>
      <text:p text:style-name="P30"/>
      <text:p text:style-name="Обычный">И далее выполняем:</text:p>
      <text:p text:style-name="P36">python manage.py migrate</text:p>
      <text:p text:style-name="P82"/>
      <text:p text:style-name="P100">Вы можете вернуться, перейдя к предыдущей миграции.</text:p>
      <text:p text:style-name="P100">Например, если ваши последние две миграции:</text:p>
      <text:list xml:id="list3569829403" text:style-name="L2">
        <text:list-item>
          <text:p text:style-name="P142"><text:span text:style-name="Основной_20_шрифт_20_абзаца"><text:span text:style-name="T126">0010_previous_migration</text:span></text:span></text:p>
        </text:list-item>
        <text:list-item>
          <text:p text:style-name="P142"><text:span text:style-name="Основной_20_шрифт_20_абзаца"><text:span text:style-name="T126">0011_migration_to_revert</text:span></text:span></text:p>
        </text:list-item>
      </text:list>
      <text:p text:style-name="P100">Тогда вы бы сделали:</text:p>
      <text:p text:style-name="P37">./manage.py migrate my_app 0010_previous_migration</text:p>
      <text:p text:style-name="P99"><text:span text:style-name="Основной_20_шрифт_20_абзаца"><text:span text:style-name="T128">Затем вы можете удалить миграцию </text:span></text:span><text:span text:style-name="Основной_20_шрифт_20_абзаца"><text:span text:style-name="T127">0011_migration_to_revert</text:span></text:span><text:span text:style-name="Основной_20_шрифт_20_абзаца"><text:span text:style-name="T128">.</text:span></text:span></text:p>
      <text:p text:style-name="P100">Если вы используете Django 1.8+, вы можете показать имена всех миграций с помощью</text:p>
      <text:p text:style-name="P39">./manage.py showmigrations my_app</text:p>
      <text:p text:style-name="P100">Чтобы отменить все миграции для приложения, вы можете запустить:</text:p>
      <text:p text:style-name="P38">./manage.py migrate my_app zero</text:p>
      <text:p text:style-name="P84"/>
      <text:p text:style-name="P40"/>
      <text:p text:style-name="P40"/>
      <text:p text:style-name="P41"/>
      <text:p text:style-name="P41"/>
      <text:p text:style-name="P41"/>
      <text:p text:style-name="P41"/>
      <text:p text:style-name="P41"><text:soft-page-break/>Port is already in use</text:p>
      <text:p text:style-name="P40"/>
      <text:p text:style-name="P42">ps aux | grep -i manage</text:p>
      <text:p text:style-name="P43"># sudo lsof -i :8000</text:p>
      <text:p text:style-name="P19"><text:span text:style-name="Основной_20_шрифт_20_абзаца"><text:span text:style-name="T30">kill -9 4003</text:span></text:span></text:p>
      <text:p text:style-name="P82"/>
      <text:p text:style-name="P82"/>
      <text:p text:style-name="P79">Формы</text:p>
      <text:p text:style-name="P79"/>
      <text:h text:style-name="P124" text:outline-level="3">help_text</text:h>
      <text:p text:style-name="P101"><text:span text:style-name="Основной_20_шрифт_20_абзаца"><text:span text:style-name="T49">Параметр</text:span></text:span><text:span text:style-name="apple-converted-space"><text:span text:style-name="T49"> </text:span></text:span><text:span text:style-name="b"><text:span text:style-name="T50">help_text</text:span></text:span><text:span text:style-name="apple-converted-space"><text:span text:style-name="T49"> </text:span></text:span><text:span text:style-name="Основной_20_шрифт_20_абзаца"><text:span text:style-name="T49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5"/>
            <text:p text:style-name="P45"/>
            <text:p text:style-name="P45"/>
            <text:p text:style-name="P45"/>
            <text:p text:style-name="P45"/>
          </table:table-cell>
          <table:table-cell table:style-name="Таблица1.A1" office:value-type="string">
            <text:p text:style-name="P49"><text:span text:style-name="Код_20_HTML"><text:span text:style-name="T129">from</text:span></text:span><text:span text:style-name="Основной_20_шрифт_20_абзаца"><text:span text:style-name="T132"> </text:span></text:span><text:span text:style-name="Код_20_HTML"><text:span text:style-name="T129">django import</text:span></text:span><text:span text:style-name="Основной_20_шрифт_20_абзаца"><text:span text:style-name="T132"> </text:span></text:span><text:span text:style-name="Код_20_HTML"><text:span text:style-name="T129">forms</text:span></text:span></text:p>
            <text:p text:style-name="P46"> </text:p>
            <text:p text:style-name="P49"><text:span text:style-name="Код_20_HTML"><text:span text:style-name="T129">class</text:span></text:span><text:span text:style-name="Основной_20_шрифт_20_абзаца"><text:span text:style-name="T132"> </text:span></text:span><text:span text:style-name="Код_20_HTML"><text:span text:style-name="T129">UserForm(forms.Form):</text:span></text:span></text:p>
            <text:p text:style-name="P49"><text:span text:style-name="Код_20_HTML"><text:span text:style-name="T129">    name =</text:span></text:span><text:span text:style-name="Основной_20_шрифт_20_абзаца"><text:span text:style-name="T132"> </text:span></text:span><text:span text:style-name="Код_20_HTML"><text:span text:style-name="T129">forms.CharField(help_text="</text:span></text:span><text:span text:style-name="Код_20_HTML"><text:span text:style-name="T131">Введите</text:span></text:span><text:span text:style-name="Код_20_HTML"><text:span text:style-name="T129"> </text:span></text:span><text:span text:style-name="Код_20_HTML"><text:span text:style-name="T131">свое</text:span></text:span><text:span text:style-name="Код_20_HTML"><text:span text:style-name="T129"> </text:span></text:span><text:span text:style-name="Код_20_HTML"><text:span text:style-name="T131">имя</text:span></text:span><text:span text:style-name="Код_20_HTML"><text:span text:style-name="T129">")</text:span></text:span></text:p>
            <text:p text:style-name="P49"><text:span text:style-name="Код_20_HTML"><text:span text:style-name="T129">    age =</text:span></text:span><text:span text:style-name="Основной_20_шрифт_20_абзаца"><text:span text:style-name="T132"> </text:span></text:span><text:span text:style-name="Код_20_HTML"><text:span text:style-name="T129">forms.IntegerField(help_text="</text:span></text:span><text:span text:style-name="Код_20_HTML"><text:span text:style-name="T131">Введите</text:span></text:span><text:span text:style-name="Код_20_HTML"><text:span text:style-name="T129"> </text:span></text:span><text:span text:style-name="Код_20_HTML"><text:span text:style-name="T131">свой</text:span></text:span><text:span text:style-name="Код_20_HTML"><text:span text:style-name="T129"> </text:span></text:span><text:span text:style-name="Код_20_HTML"><text:span text:style-name="T131">возраст</text:span></text:span><text:span text:style-name="Код_20_HTML"><text:span text:style-name="T129">")</text:span></text:span></text:p>
          </table:table-cell>
        </table:table-row>
      </table:table>
      <text:p text:style-name="P80"/>
      <text:p text:style-name="P80"/>
      <text:p text:style-name="P80"/>
      <text:p text:style-name="P78"><text:span text:style-name="Основной_20_шрифт_20_абзаца"><text:span text:style-name="T133">Статические</text:span></text:span><text:span text:style-name="Основной_20_шрифт_20_абзаца"><text:span text:style-name="T134"> </text:span></text:span><text:span text:style-name="Основной_20_шрифт_20_абзаца"><text:span text:style-name="T133">файлы</text:span></text:span></text:p>
      <text:p text:style-name="P80"/>
      <text:p text:style-name="P20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98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06">'staticfiles'</text:span></text:span><text:span text:style-name="Основной_20_шрифт_20_абзаца"><text:span text:style-name="T23">) <text:line-break/><text:line-break/># The URL to use when referring to static files (where they will be served from) <text:line-break/>STATIC_URL = </text:span></text:span><text:span text:style-name="Основной_20_шрифт_20_абзаца"><text:span text:style-name="T106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06">'whitenoise.storage.CompressedManifestStaticFilesStorage'</text:span></text:span></text:p>
      <text:p text:style-name="P80"/>
      <text:p text:style-name="P80"/>
      <text:h text:style-name="P128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1913884617" text:style-name="L3">
        <text:list-item>
          <text:p text:style-name="P140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21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21">/static/</text:span></text:span><text:span text:style-name="Основной_20_шрифт_20_абзаца"><text:span text:style-name="T11">).</text:span></text:span></text:p>
        </text:list-item>
        <text:list-item>
          <text:p text:style-name="P140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21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21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02"><text:span text:style-name="n"><text:span text:style-name="T56"># STATIC_ROOT</text:span></text:span><text:span text:style-name="Основной_20_шрифт_20_абзаца"><text:span text:style-name="T56"> </text:span></text:span><text:span text:style-name="o"><text:span text:style-name="T57">=</text:span></text:span><text:span text:style-name="Основной_20_шрифт_20_абзаца"><text:span text:style-name="T56"> </text:span></text:span><text:span text:style-name="s"><text:span text:style-name="T137">"/home/jacob/projects/mysite.com/sitestatic"</text:span></text:span></text:p>
      <text:p text:style-name="P102"><text:span text:style-name="Основной_20_шрифт_20_абзаца"><text:span text:style-name="T26">STATIC_ROOT = os.path.join(BASE_DIR, </text:span></text:span><text:span text:style-name="Основной_20_шрифт_20_абзаца"><text:span text:style-name="T108">'staticfiles')</text:span></text:span></text:p>
      <text:list xml:id="list141815258212121" text:continue-numbering="true" text:style-name="L3">
        <text:list-item>
          <text:p text:style-name="P140"><text:soft-page-break/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21">collectstatic</text:span></text:span></text:a><text:span text:style-name="Основной_20_шрифт_20_абзаца"><text:span text:style-name="T11">:</text:span></text:span></text:p>
        </text:list-item>
      </text:list>
      <text:p text:style-name="P103"><text:span text:style-name="Основной_20_шрифт_20_абзаца"><text:span text:style-name="T58">./manage.py collectstatic</text:span></text:span></text:p>
      <text:p text:style-name="P104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21">STATIC_ROOT</text:span></text:span></text:a><text:span text:style-name="Основной_20_шрифт_20_абзаца"><text:span text:style-name="T11">.</text:span></text:span></text:p>
      <text:list xml:id="list141815682168425" text:continue-numbering="true" text:style-name="L3">
        <text:list-item>
          <text:p text:style-name="P140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21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21">STATIC_URL</text:span></text:span></text:a><text:span text:style-name="Основной_20_шрифт_20_абзаца"><text:span text:style-name="T11">.</text:span></text:span></text:p>
        </text:list-item>
      </text:list>
      <text:p text:style-name="P104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38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05"/>
      <text:p text:style-name="P29"/>
      <text:p text:style-name="P20"><text:span text:style-name="Основной_20_шрифт_20_абзаца"><text:span text:style-name="T89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74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9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74">'/static/'</text:span></text:span></text:p>
      <text:p text:style-name="P106"/>
      <text:p text:style-name="P106"/>
      <text:p text:style-name="P107">MySQL</text:p>
      <text:p text:style-name="P20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74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74">'ENGINE'</text:span></text:span><text:span text:style-name="Основной_20_шрифт_20_абзаца"><text:span text:style-name="T23">: </text:span></text:span><text:span text:style-name="Основной_20_шрифт_20_абзаца"><text:span text:style-name="T74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4">'NAME'</text:span></text:span><text:span text:style-name="Основной_20_шрифт_20_абзаца"><text:span text:style-name="T23">: </text:span></text:span><text:span text:style-name="Основной_20_шрифт_20_абзаца"><text:span text:style-name="T74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4">'USER'</text:span></text:span><text:span text:style-name="Основной_20_шрифт_20_абзаца"><text:span text:style-name="T23">: </text:span></text:span><text:span text:style-name="Основной_20_шрифт_20_абзаца"><text:span text:style-name="T74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4">'PASSWORD'</text:span></text:span><text:span text:style-name="Основной_20_шрифт_20_абзаца"><text:span text:style-name="T23">: </text:span></text:span><text:span text:style-name="Основной_20_шрифт_20_абзаца"><text:span text:style-name="T74">'</text:span></text:span><text:span text:style-name="Основной_20_шрифт_20_абзаца"><text:span text:style-name="T75">1234</text:span></text:span><text:span text:style-name="Основной_20_шрифт_20_абзаца"><text:span text:style-name="T74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4">'HOST'</text:span></text:span><text:span text:style-name="Основной_20_шрифт_20_абзаца"><text:span text:style-name="T23">: </text:span></text:span><text:span text:style-name="Основной_20_шрифт_20_абзаца"><text:span text:style-name="T74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74">'PORT'</text:span></text:span><text:span text:style-name="Основной_20_шрифт_20_абзаца"><text:span text:style-name="T23">: </text:span></text:span><text:span text:style-name="Основной_20_шрифт_20_абзаца"><text:span text:style-name="T74">''</text:span></text:span><text:span text:style-name="Основной_20_шрифт_20_абзаца"><text:span text:style-name="T23">,<text:line-break/> <text:s text:c="3"/>}<text:line-break/>}</text:span></text:span></text:p>
      <text:p text:style-name="P22"/>
      <text:p text:style-name="P108">При возникновении ошибки подключения базы данных:</text:p>
      <text:p text:style-name="P86"><text:span text:style-name="Основной_20_шрифт_20_абзаца"><text:span text:style-name="T139">File</text:span></text:span><text:span text:style-name="Основной_20_шрифт_20_абзаца"><text:span text:style-name="T141"> "C:\Users\user\env\lib\site-packages\django\db\backends\mysql\base.py", line 30, in &lt;module&gt;</text:span></text:span></text:p>
      <text:p text:style-name="P50"><text:s text:c="4"/>'Did you install mysqlclient or MySQL-python?' % e</text:p>
      <text:p text:style-name="P19"><text:span text:style-name="Основной_20_шрифт_20_абзаца"><text:span text:style-name="T142">django.core.exceptions.</text:span></text:span><text:span text:style-name="Основной_20_шрифт_20_абзаца"><text:span text:style-name="T140">ImproperlyConfigured</text:span></text:span><text:span text:style-name="Основной_20_шрифт_20_абзаца"><text:span text:style-name="T142">: </text:span></text:span><text:span text:style-name="Основной_20_шрифт_20_абзаца"><text:span text:style-name="T140">Error</text:span></text:span><text:span text:style-name="Основной_20_шрифт_20_абзаца"><text:span text:style-name="T142"> loading </text:span></text:span><text:span text:style-name="Основной_20_шрифт_20_абзаца"><text:span text:style-name="T140">MySQLdb</text:span></text:span><text:span text:style-name="Основной_20_шрифт_20_абзаца"><text:span text:style-name="T142"> module: </text:span></text:span><text:span text:style-name="Основной_20_шрифт_20_абзаца"><text:span text:style-name="T140">No</text:span></text:span><text:span text:style-name="Основной_20_шрифт_20_абзаца"><text:span text:style-name="T142"> module named 'MySQLdb'.</text:span></text:span></text:p>
      <text:p text:style-name="P19"><text:span text:style-name="Основной_20_шрифт_20_абзаца"><text:span text:style-name="T140">Did</text:span></text:span><text:span text:style-name="Основной_20_шрифт_20_абзаца"><text:span text:style-name="T142"> you install mysqlclient or </text:span></text:span><text:span text:style-name="Основной_20_шрифт_20_абзаца"><text:span text:style-name="T140">MySQL</text:span></text:span><text:span text:style-name="Основной_20_шрифт_20_абзаца"><text:span text:style-name="T142">-python?</text:span></text:span></text:p>
      <text:p text:style-name="P109">pip install pymysql</text:p>
      <text:p text:style-name="P109">Then, edit the __init__.py file in your project origin dir(the same as settings.py) <text:s/>add:</text:p>
      <text:p text:style-name="P20"><text:soft-page-break/><text:span text:style-name="Основной_20_шрифт_20_абзаца"><text:span text:style-name="T63">import </text:span></text:span><text:span text:style-name="Основной_20_шрифт_20_абзаца"><text:span text:style-name="T23">pymysql <text:s/><text:line-break/>pymysql.install_as_MySQLdb()</text:span></text:span></text:p>
      <text:p text:style-name="P80"/>
      <text:p text:style-name="P26">Обрезание строки до указанной длины</text:p>
      <text:p text:style-name="P48"/>
      <text:h text:style-name="P127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47"/>
      <text:h text:style-name="P127" text:outline-level="3">truncatechars_html</text:h>
      <text:p text:style-name="Обычный"><text:span text:style-name="Заголовок1"><text:span text:style-name="T143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20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47"/>
      <text:h text:style-name="P127" text:outline-level="3">truncatewords</text:h>
      <text:p text:style-name="Обычный">Обрезает строку после указанного количества слов.</text:p>
      <text:p text:style-name="P47"/>
      <text:h text:style-name="P127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20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20">truncatewords</text:span></text:span></text:a>, используйте его только с HTML-текстом.</text:p>
      <text:p text:style-name="P47"/>
      <text:p text:style-name="P47"/>
      <text:p text:style-name="P85">Валидация</text:p>
      <text:p text:style-name="P83"/>
      <text:p text:style-name="P27">Допустим, одно поле может иметь, а может не иметь значение. В этом случае мы можем отключить атрибут required:</text:p>
      <text:p text:style-name="P20"><text:span text:style-name="Основной_20_шрифт_20_абзаца"><text:span text:style-name="T63">from </text:span></text:span><text:span text:style-name="Основной_20_шрифт_20_абзаца"><text:span text:style-name="T23">django </text:span></text:span><text:span text:style-name="Основной_20_шрифт_20_абзаца"><text:span text:style-name="T63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3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84">required</text:span></text:span><text:span text:style-name="Основной_20_шрифт_20_абзаца"><text:span text:style-name="T23">=</text:span></text:span><text:span text:style-name="Основной_20_шрифт_20_абзаца"><text:span text:style-name="T63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84">required</text:span></text:span><text:span text:style-name="Основной_20_шрифт_20_абзаца"><text:span text:style-name="T23">=</text:span></text:span><text:span text:style-name="Основной_20_шрифт_20_абзаца"><text:span text:style-name="T63">False</text:span></text:span><text:span text:style-name="Основной_20_шрифт_20_абзаца"><text:span text:style-name="T23">)</text:span></text:span></text:p>
      <text:p text:style-name="P80"/>
      <text:p text:style-name="P80"/>
      <text:p text:style-name="P16"><text:span text:style-name="Основной_20_шрифт_20_абзаца"><text:span text:style-name="T124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123" text:outline-level="1"><text:span text:style-name="Основной_20_шрифт_20_абзаца"><text:span text:style-name="T59">QuerySet API</text:span></text:span></text:h>
      <text:p text:style-name="P34"/>
      <text:h text:style-name="P125" text:outline-level="3">Операторы фильтрации</text:h>
      <text:h text:style-name="P125" text:outline-level="3"><text:span text:style-name="Основной_20_шрифт_20_абзаца"><text:span text:style-name="T144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44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44">: </text:span></text:span><text:span text:style-name="Teletype">filter()</text:span><text:span text:style-name="Основной_20_шрифт_20_абзаца"><text:span text:style-name="T144">, </text:span></text:span><text:span text:style-name="Teletype">exclude()</text:span><text:span text:style-name="Основной_20_шрифт_20_абзаца"><text:span text:style-name="T144"> и </text:span></text:span><text:span text:style-name="Teletype">get()</text:span><text:span text:style-name="Основной_20_шрифт_20_абзаца"><text:span text:style-name="T144">.</text:span></text:span></text:h>
      <text:h text:style-name="P130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23">:</text:span></text:span></text:p>
      <text:p text:style-name="P112">Entry.objects.filter(id__in=[1, 3, 4])</text:p>
      <text:p text:style-name="Text_20_body">Аналог<text:span text:style-name="Основной_20_шрифт_20_абзаца"><text:span text:style-name="T123"> SQL:</text:span></text:span></text:p>
      <text:p text:style-name="P112">SELECT ... WHERE id IN (1, 3, 4);</text:p>
      <text:h text:style-name="P130" text:outline-level="4">gt</text:h>
      <text:p text:style-name="Text_20_body">Больше чем.</text:p>
      <text:p text:style-name="Text_20_body">Например:</text:p>
      <text:p text:style-name="P111">Entry.objects.filter(id__gt=4)</text:p>
      <text:p text:style-name="Text_20_body">Аналог<text:span text:style-name="Основной_20_шрифт_20_абзаца"><text:span text:style-name="T123"> SQL:</text:span></text:span></text:p>
      <text:p text:style-name="P112">SELECT ... WHERE id &gt; 4;</text:p>
      <text:h text:style-name="P132" text:outline-level="4">gte</text:h>
      <text:p text:style-name="Text_20_body">Больше чем или равно.</text:p>
      <text:h text:style-name="P132" text:outline-level="4">lt</text:h>
      <text:p text:style-name="Text_20_body">Меньше чем.</text:p>
      <text:h text:style-name="P132" text:outline-level="4">lte</text:h>
      <text:p text:style-name="Text_20_body">Меньше чем или равно.</text:p>
      <text:p text:style-name="P111"/>
      <text:h text:style-name="P125" text:outline-level="3"><text:span text:style-name="Основной_20_шрифт_20_абзаца"><text:span text:style-name="T144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44">https://www.djbook.ru/rel1.8/ref/models/querysets.html</text:span></text:span></text:a></text:h>
      <text:h text:style-name="P126" text:outline-level="3"/>
      <text:p text:style-name="P15"/>
      <text:p text:style-name="P15"/>
      <text:p text:style-name="P15"/>
      <text:p text:style-name="P7"><text:soft-page-break/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45">Django использует юнит-тестовый модуль -</text:span></text:span><text:span text:style-name="apple-converted-space"><text:span text:style-name="T145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53">встроенный "обнаружитель" тестов</text:span></text:span></text:a><text:span text:style-name="Основной_20_шрифт_20_абзаца"><text:span text:style-name="T145">, который находит тесты в текущей рабочей директории, в любом файле с шаблонным именем</text:span></text:span><text:span text:style-name="Строгий"><text:span text:style-name="T146">test*.py</text:span></text:span><text:span text:style-name="Основной_20_шрифт_20_абзаца"><text:span text:style-name="T145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13">catalog/</text:p>
      <text:p text:style-name="P113"><text:s text:c="2"/>/tests/</text:p>
      <text:p text:style-name="P113"><text:s text:c="4"/>__init__.py</text:p>
      <text:p text:style-name="P113"><text:s text:c="4"/>test_models.py</text:p>
      <text:p text:style-name="P113"><text:s text:c="4"/>test_forms.py</text:p>
      <text:p text:style-name="P114"><text:span text:style-name="Основной_20_шрифт_20_абзаца"><text:span text:style-name="T148"><text:s text:c="4"/>test_views.py</text:span></text:span></text:p>
      <text:p text:style-name="P3"/>
      <text:p text:style-name="P3"/>
      <text:p text:style-name="P20"><text:span text:style-name="Основной_20_шрифт_20_абзаца"><text:span text:style-name="T63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89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54">@classmethod<text:line-break/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12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print</text:span></text:span><text:span text:style-name="Основной_20_шрифт_20_абзаца"><text:span text:style-name="T23">(</text:span></text:span><text:span text:style-name="Основной_20_шрифт_20_абзаца"><text:span text:style-name="T74">"setUpTestData: Run once to set up non-modified data for all class methods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3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1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print</text:span></text:span><text:span text:style-name="Основной_20_шрифт_20_абзаца"><text:span text:style-name="T23">(</text:span></text:span><text:span text:style-name="Основной_20_шрифт_20_абзаца"><text:span text:style-name="T74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3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1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print</text:span></text:span><text:span text:style-name="Основной_20_шрифт_20_абзаца"><text:span text:style-name="T23">(</text:span></text:span><text:span text:style-name="Основной_20_шрифт_20_абзаца"><text:span text:style-name="T74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12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63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1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print</text:span></text:span><text:span text:style-name="Основной_20_шрифт_20_абзаца"><text:span text:style-name="T23">(</text:span></text:span><text:span text:style-name="Основной_20_шрифт_20_абзаца"><text:span text:style-name="T74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12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63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3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1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print</text:span></text:span><text:span text:style-name="Основной_20_шрифт_20_абзаца"><text:span text:style-name="T23">(</text:span></text:span><text:span text:style-name="Основной_20_шрифт_20_абзаца"><text:span text:style-name="T74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13">self</text:span></text:span><text:span text:style-name="Основной_20_шрифт_20_абзаца"><text:span text:style-name="T25">.assertEqual(</text:span></text:span><text:span text:style-name="Основной_20_шрифт_20_абзаца"><text:span text:style-name="T101">1 </text:span></text:span><text:span text:style-name="Основной_20_шрифт_20_абзаца"><text:span text:style-name="T25">+ </text:span></text:span><text:span text:style-name="Основной_20_шрифт_20_абзаца"><text:span text:style-name="T101">1</text:span></text:span><text:span text:style-name="Основной_20_шрифт_20_абзаца"><text:span text:style-name="T25">, </text:span></text:span><text:span text:style-name="Основной_20_шрифт_20_абзаца"><text:span text:style-name="T101">2</text:span></text:span><text:span text:style-name="Основной_20_шрифт_20_абзаца"><text:span text:style-name="T25">)</text:span></text:span></text:p>
      <text:p text:style-name="P3"/>
      <text:p text:style-name="P3"/>
      <text:p text:style-name="P3"/>
      <text:list xml:id="list916729063" text:style-name="L4">
        <text:list-item>
          <text:p text:style-name="P143"><text:span text:style-name="Основной_20_шрифт_20_абзаца"><text:span text:style-name="T150">setUpTestData() </text:span></text:span><text:span text:style-name="Основной_20_шрифт_20_абзаца"><text:span text:style-name="T146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143"><text:soft-page-break/><text:span text:style-name="Основной_20_шрифт_20_абзаца"><text:span text:style-name="T150">SetUp() </text:span></text:span><text:span text:style-name="Основной_20_шрифт_20_абзаца"><text:span text:style-name="T146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51">Примечание</text:span></text:span><text:span text:style-name="Основной_20_шрифт_20_абзаца"><text:span text:style-name="T152">. Классы тестирования также содержат метод </text:span></text:span><text:span text:style-name="Основной_20_шрифт_20_абзаца"><text:span text:style-name="T150">tearDown()</text:span></text:span><text:span text:style-name="Основной_20_шрифт_20_абзаца"><text:span text:style-name="T152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50">TestCase</text:span></text:span><text:span text:style-name="Основной_20_шрифт_20_абзаца"><text:span text:style-name="T152"> автоматически разрывает соединения с ними.</text:span></text:span></text:p>
      <text:p text:style-name="P5"/>
      <text:p text:style-name="P5"/>
      <text:p text:style-name="P115">Простейшим способом запуска всех тестов является применение следующей команды:</text:p>
      <text:p text:style-name="P114"><text:span text:style-name="Основной_20_шрифт_20_абзаца"><text:span text:style-name="T149">python3 manage.py </text:span></text:span><text:span text:style-name="Основной_20_шрифт_20_абзаца"><text:span text:style-name="T156">test</text:span></text:span></text:p>
      <text:p text:style-name="P5"/>
      <text:p text:style-name="P81"/>
      <text:p text:style-name="Обычный"><text:span text:style-name="Основной_20_шрифт_20_абзаца"><text:span text:style-name="T146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47">verbosity</text:span></text:span><text:span text:style-name="Основной_20_шрифт_20_абзаца"><text:span text:style-name="T146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14"><text:span text:style-name="Основной_20_шрифт_20_абзаца"><text:span text:style-name="T148">python3 manage.py </text:span></text:span><text:span text:style-name="Основной_20_шрифт_20_абзаца"><text:span text:style-name="T157">test</text:span></text:span><text:span text:style-name="Основной_20_шрифт_20_абзаца"><text:span text:style-name="T148"> --verbosity </text:span></text:span><text:span text:style-name="Основной_20_шрифт_20_абзаца"><text:span text:style-name="T158">2</text:span></text:span></text:p>
      <text:p text:style-name="P80"/>
      <text:p text:style-name="P80"/>
      <text:p text:style-name="Обычный"><text:span text:style-name="Основной_20_шрифт_20_абзаца"><text:span text:style-name="T146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50">TestCase</text:span></text:span><text:span text:style-name="Основной_20_шрифт_20_абзаца"><text:span text:style-name="T146">, или методу:</text:span></text:span></text:p>
      <text:p text:style-name="P114"><text:span text:style-name="Основной_20_шрифт_20_абзаца"><text:span text:style-name="T148">python3 manage.py </text:span></text:span><text:span text:style-name="Основной_20_шрифт_20_абзаца"><text:span text:style-name="T157">test</text:span></text:span><text:span text:style-name="Основной_20_шрифт_20_абзаца"><text:span text:style-name="T148"> catalog.tests <text:s text:c="2"/></text:span></text:span><text:span text:style-name="Основной_20_шрифт_20_абзаца"><text:span text:style-name="T159"># Run the specified module</text:span></text:span></text:p>
      <text:p text:style-name="P114"><text:span text:style-name="Основной_20_шрифт_20_абзаца"><text:span text:style-name="T148">python3 manage.py </text:span></text:span><text:span text:style-name="Основной_20_шрифт_20_абзаца"><text:span text:style-name="T157">test</text:span></text:span><text:span text:style-name="Основной_20_шрифт_20_абзаца"><text:span text:style-name="T148"> catalog.tests.test_models <text:s/></text:span></text:span><text:span text:style-name="Основной_20_шрифт_20_абзаца"><text:span text:style-name="T159"># Run the specified module</text:span></text:span></text:p>
      <text:p text:style-name="P114"><text:span text:style-name="Основной_20_шрифт_20_абзаца"><text:span text:style-name="T148">python3 manage.py </text:span></text:span><text:span text:style-name="Основной_20_шрифт_20_абзаца"><text:span text:style-name="T157">test</text:span></text:span><text:span text:style-name="Основной_20_шрифт_20_абзаца"><text:span text:style-name="T148"> catalog.tests.test_models.YourTestClass </text:span></text:span><text:span text:style-name="Основной_20_шрифт_20_абзаца"><text:span text:style-name="T159"># Run the specified class</text:span></text:span></text:p>
      <text:p text:style-name="P114"><text:span text:style-name="Основной_20_шрифт_20_абзаца"><text:span text:style-name="T148">python3 manage.py </text:span></text:span><text:span text:style-name="Основной_20_шрифт_20_абзаца"><text:span text:style-name="T157">test</text:span></text:span><text:span text:style-name="Основной_20_шрифт_20_абзаца"><text:span text:style-name="T148"> catalog.tests.test_models.YourTestClass.test_one_plus_one_equals_two <text:s/></text:span></text:span><text:span text:style-name="Основной_20_шрифт_20_абзаца"><text:span text:style-name="T159"># Run the specified method</text:span></text:span></text:p>
      <text:p text:style-name="P80"/>
      <text:p text:style-name="P80"/>
      <text:p text:style-name="P80"/>
      <text:p text:style-name="P80"/>
      <text:p text:style-name="P80"/>
      <text:p text:style-name="P56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35">https://developer.mozilla.org/ru/docs/Learn/Server-side/Django/Testing</text:span></text:span></text:a></text:p>
      <text:p text:style-name="P80"/>
      <text:p text:style-name="P80">https://www.djbook.ru/rel1.8/topics/testing/tools.html</text:p>
      <text:p text:style-name="P87"/>
      <text:p text:style-name="P87">https://docs.djangoproject.com/en/3.1/topics/testing/overview/</text:p>
      <text:h text:style-name="P129" text:outline-level="3"><text:soft-page-break/>Загрузка фикстур</text:h>
      <text:h text:style-name="P129" text:outline-level="3"/>
      <text:p text:style-name="Обычный"><text:span text:style-name="Основной_20_шрифт_20_абзаца"><text:span text:style-name="T49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49"> </text:span></text:span><text:span text:style-name="pre"><text:span text:style-name="T53">TransactionTestCase</text:span></text:span><text:span text:style-name="apple-converted-space"><text:span text:style-name="T53"> </text:span></text:span><text:span text:style-name="Основной_20_шрифт_20_абзаца"><text:span text:style-name="T49">предоставляет возможность загружать</text:span></text:span><text:span text:style-name="apple-converted-space"><text:span text:style-name="T49"> </text:span></text:span><text:span text:style-name="Строгий"><text:span text:style-name="T49">фикстуры</text:span></text:span><text:span text:style-name="Основной_20_шрифт_20_абзаца"><text:span text:style-name="T49">.</text:span></text:span></text:p>
      <text:p text:style-name="P27"/>
      <text:p text:style-name="P27">Фикстуры - набор данных, которые Django умеет импортировать в базу данных.</text:p>
      <text:p text:style-name="P27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49">Самый простой способ создать фикстуры, использовать команду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3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 Необходимые данные должны быть в вашей базе данных. Подробности смотрите в описании команды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</text:span></text:span></text:p>
      <text:p text:style-name="P27"/>
      <text:p text:style-name="Обычный"><text:span text:style-name="Основной_20_шрифт_20_абзаца"><text:span text:style-name="T55">После создания фикстур, добавьте их в каталог </text:span></text:span><text:span text:style-name="Основной_20_шрифт_20_абзаца"><text:span text:style-name="T122">fixtures</text:span></text:span><text:span text:style-name="Основной_20_шрифт_20_абзаца"><text:span text:style-name="T55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22">INSTALLED_APPS</text:span></text:span></text:a><text:span text:style-name="Основной_20_шрифт_20_абзаца"><text:span text:style-name="T55">. Теперь вы можете использовать их в тестах, указав в атрибуте </text:span></text:span><text:span text:style-name="Основной_20_шрифт_20_абзаца"><text:span text:style-name="T122">fixtures</text:span></text:span><text:span text:style-name="Основной_20_шрифт_20_абзаца"><text:span text:style-name="T55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22">django.test.TestCase</text:span></text:span></text:a><text:span text:style-name="Основной_20_шрифт_20_абзаца"><text:span text:style-name="T55">:</text:span></text:span></text:p>
      <text:p text:style-name="P27"/>
      <text:p text:style-name="P20"><text:span text:style-name="Основной_20_шрифт_20_абзаца"><text:span text:style-name="T69">from </text:span></text:span><text:span text:style-name="Основной_20_шрифт_20_абзаца"><text:span text:style-name="T31">django.test </text:span></text:span><text:span text:style-name="Основной_20_шрифт_20_абзаца"><text:span text:style-name="T69">import </text:span></text:span><text:span text:style-name="Основной_20_шрифт_20_абзаца"><text:span text:style-name="T31">TestCase<text:line-break/></text:span></text:span><text:span text:style-name="Основной_20_шрифт_20_абзаца"><text:span text:style-name="T69">from </text:span></text:span><text:span text:style-name="Основной_20_шрифт_20_абзаца"><text:span text:style-name="T31">myapp.models </text:span></text:span><text:span text:style-name="Основной_20_шрифт_20_абзаца"><text:span text:style-name="T69">import </text:span></text:span><text:span text:style-name="Основной_20_шрифт_20_абзаца"><text:span text:style-name="T31">Animal<text:line-break/><text:line-break/></text:span></text:span><text:span text:style-name="Основной_20_шрифт_20_абзаца"><text:span text:style-name="T69">class </text:span></text:span><text:span text:style-name="Основной_20_шрифт_20_абзаца"><text:span text:style-name="T31">AnimalTestCase(TestCase):<text:line-break/> <text:s text:c="3"/>fixtures = [</text:span></text:span><text:span text:style-name="Основной_20_шрифт_20_абзаца"><text:span text:style-name="T79">'mammals.json'</text:span></text:span><text:span text:style-name="Основной_20_шрифт_20_абзаца"><text:span text:style-name="T31">, </text:span></text:span><text:span text:style-name="Основной_20_шрифт_20_абзаца"><text:span text:style-name="T79">'birds'</text:span></text:span><text:span text:style-name="Основной_20_шрифт_20_абзаца"><text:span text:style-name="T31">]<text:line-break/><text:line-break/> <text:s text:c="3"/></text:span></text:span><text:span text:style-name="Основной_20_шрифт_20_абзаца"><text:span text:style-name="T69">def </text:span></text:span><text:span text:style-name="Основной_20_шрифт_20_абзаца"><text:span text:style-name="T31">setUp(</text:span></text:span><text:span text:style-name="Основной_20_шрифт_20_абзаца"><text:span text:style-name="T114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93"># Test definitions as before.<text:line-break/> <text:s text:c="7"/></text:span></text:span><text:span text:style-name="Основной_20_шрифт_20_абзаца"><text:span text:style-name="T31">call_setup_methods()<text:line-break/><text:line-break/> <text:s text:c="3"/></text:span></text:span><text:span text:style-name="Основной_20_шрифт_20_абзаца"><text:span text:style-name="T69">def </text:span></text:span><text:span text:style-name="Основной_20_шрифт_20_абзаца"><text:span text:style-name="T31">testFluffyAnimals(</text:span></text:span><text:span text:style-name="Основной_20_шрифт_20_абзаца"><text:span text:style-name="T114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93"># A test that uses the fixtures.<text:line-break/> <text:s text:c="7"/></text:span></text:span><text:span text:style-name="Основной_20_шрифт_20_абзаца"><text:span text:style-name="T32">call_some_test_code()</text:span></text:span></text:p>
      <text:p text:style-name="P27"/>
      <text:p text:style-name="P51"/>
      <text:p text:style-name="P110">Что произойдет:</text:p>
      <text:list xml:id="list2503655966" text:style-name="L5">
        <text:list-item>
          <text:p text:style-name="P144"><text:span text:style-name="Основной_20_шрифт_20_абзаца"><text:span text:style-name="T49">Перед выполнение теста и перед методом </text:span></text:span><text:span text:style-name="Основной_20_шрифт_20_абзаца"><text:span text:style-name="T122">setUp()</text:span></text:span><text:span text:style-name="Основной_20_шрифт_20_абзаца"><text:span text:style-name="T49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22">migrate</text:span></text:span></text:a><text:span text:style-name="Основной_20_шрифт_20_абзаца"><text:span text:style-name="T49">.</text:span></text:span></text:p>
        </text:list-item>
        <text:list-item>
          <text:p text:style-name="P144"><text:span text:style-name="Основной_20_шрифт_20_абзаца"><text:span text:style-name="T49">Затем загружаются фикстуры. В примере выше Django загрузит JSON фикстуру с названием </text:span></text:span><text:span text:style-name="Основной_20_шрифт_20_абзаца"><text:span text:style-name="T122">mammals</text:span></text:span><text:span text:style-name="Основной_20_шрифт_20_абзаца"><text:span text:style-name="T49">, затем фикстуру </text:span></text:span><text:span text:style-name="Основной_20_шрифт_20_абзаца"><text:span text:style-name="T122">birds</text:span></text:span><text:span text:style-name="Основной_20_шрифт_20_абзаца"><text:span text:style-name="T49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22">loaddata</text:span></text:span></text:a><text:span text:style-name="Основной_20_шрифт_20_абзаца"><text:span text:style-name="T49">.</text:span></text:span></text:p>
        </text:list-item>
      </text:list>
      <text:p text:style-name="P44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36">По умолчанию фикстуры загружаются в базу данных </text:span></text:span><text:span text:style-name="Основной_20_шрифт_20_абзаца"><text:span text:style-name="T122">default</text:span></text:span><text:span text:style-name="Основной_20_шрифт_20_абзаца"><text:span text:style-name="T136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22">multi_db=True</text:span></text:span></text:a><text:span text:style-name="Основной_20_шрифт_20_абзаца"><text:span text:style-name="T136">, фикстуры будут загружены в несколько баз данных.</text:span></text:span></text:p>
      <text:p text:style-name="P51"/>
      <text:p text:style-name="P51"/>
      <text:p text:style-name="P53">python manage.py diffsettings | grep fixtures</text:p>
      <text:p text:style-name="P52"><text:soft-page-break/>Выгрузка данных из базы данных и загрузка в базу данных</text:p>
      <text:p text:style-name="P54"/>
      <text:p text:style-name="P54"/>
      <text:p text:style-name="Обычный"><text:span text:style-name="Основной_20_шрифт_20_абзаца"><text:span text:style-name="T160">В django есть возможность сделать так, чтобы данные автоматически вставлялись в базу данных при</text:span></text:span><text:span text:style-name="apple-converted-space"><text:span text:style-name="T160"> </text:span></text:span><text:span text:style-name="Основной_20_шрифт_20_абзаца"><text:span text:style-name="T161">syncdb</text:span></text:span><text:span text:style-name="apple-converted-space"><text:span text:style-name="T160"> </text:span></text:span><text:span text:style-name="Основной_20_шрифт_20_абзаца"><text:span text:style-name="T160">проекта.</text:span></text:span><text:span text:style-name="Основной_20_шрифт_20_абзаца"><text:span text:style-name="T162"><text:line-break/></text:span></text:span><text:span text:style-name="Основной_20_шрифт_20_абзаца"><text:span text:style-name="T160">Для этого существуют</text:span></text:span><text:span text:style-name="apple-converted-space"><text:span text:style-name="T160"> </text:span></text:span><text:span text:style-name="Основной_20_шрифт_20_абзаца"><text:span text:style-name="T163">fixtures</text:span></text:span><text:span text:style-name="apple-converted-space"><text:span text:style-name="T160"> </text:span></text:span><text:span text:style-name="Основной_20_шрифт_20_абзаца"><text:span text:style-name="T160">- представления данных ваших приложений в форматах .json/.xml/.yaml</text:span></text:span><text:span text:style-name="Основной_20_шрифт_20_абзаца"><text:span text:style-name="T162"><text:line-break/><text:line-break/></text:span></text:span></text:p>
      <text:h text:style-name="P133" text:outline-level="4">Дамп базы данных в файл фикстур</text:h>
      <text:p text:style-name="P5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1</text:p>
          </table:table-cell>
          <table:table-cell table:style-name="Таблица2.A1" office:value-type="string">
            <text:p text:style-name="Обычный"><text:span text:style-name="Код_20_HTML"><text:span text:style-name="T130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162"><text:line-break/></text:span></text:span><text:span text:style-name="Основной_20_шрифт_20_абзаца"><text:span text:style-name="T160">По умолчанию фикстуры нужно хранить в папке</text:span></text:span><text:span text:style-name="apple-converted-space"><text:span text:style-name="T160"> </text:span></text:span><text:span text:style-name="Основной_20_шрифт_20_абзаца"><text:span text:style-name="T161">fixtures</text:span></text:span><text:span text:style-name="Основной_20_шрифт_20_абзаца"><text:span text:style-name="T160">, которую нужно создать внутри каждого приложения.</text:span></text:span><text:span text:style-name="Основной_20_шрифт_20_абзаца"><text:span text:style-name="T162"><text:line-break/></text:span></text:span><text:span text:style-name="Основной_20_шрифт_20_абзаца"><text:span text:style-name="T160">Если фикстуры сохраняются в файл с названием</text:span></text:span><text:span text:style-name="apple-converted-space"><text:span text:style-name="T160"> </text:span></text:span><text:span text:style-name="Основной_20_шрифт_20_абзаца"><text:span text:style-name="T161">initial_data</text:span></text:span><text:span text:style-name="Основной_20_шрифт_20_абзаца"><text:span text:style-name="T160">, то при каждом</text:span></text:span><text:span text:style-name="apple-converted-space"><text:span text:style-name="T160"> </text:span></text:span><text:span text:style-name="Основной_20_шрифт_20_абзаца"><text:span text:style-name="T161">syncdb</text:span></text:span><text:span text:style-name="apple-converted-space"><text:span text:style-name="T160"> </text:span></text:span><text:span text:style-name="Основной_20_шрифт_20_абзаца"><text:span text:style-name="T160">фикстуры будут загружаться в базу данных вашего проекта.</text:span></text:span><text:span text:style-name="Основной_20_шрифт_20_абзаца"><text:span text:style-name="T162"><text:line-break/><text:line-break/></text:span></text:span></text:p>
      <text:h text:style-name="P133" text:outline-level="4">Загрузка фикстуры из файла</text:h>
      <text:p text:style-name="P5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1</text:p>
          </table:table-cell>
          <table:table-cell table:style-name="Таблица3.A1" office:value-type="string">
            <text:p text:style-name="Обычный"><text:span text:style-name="Код_20_HTML"><text:span text:style-name="T130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162"><text:line-break/></text:span></text:span><text:span text:style-name="Основной_20_шрифт_20_абзаца"><text:span text:style-name="T160">Здесь мы вручную загружаем в базу данных приложения</text:span></text:span><text:span text:style-name="apple-converted-space"><text:span text:style-name="T160"> </text:span></text:span><text:span text:style-name="Основной_20_шрифт_20_абзаца"><text:span text:style-name="T161">myapp</text:span></text:span><text:span text:style-name="apple-converted-space"><text:span text:style-name="T160"> </text:span></text:span><text:span text:style-name="Основной_20_шрифт_20_абзаца"><text:span text:style-name="T160">данные, сохраненные в файле</text:span></text:span><text:span text:style-name="apple-converted-space"><text:span text:style-name="T160"> </text:span></text:span><text:span text:style-name="Основной_20_шрифт_20_абзаца"><text:span text:style-name="T161">myfix.json</text:span></text:span></text:p>
      <text:p text:style-name="P82"/>
      <text:p text:style-name="P82"/>
      <text:p text:style-name="P82"/>
      <text:p text:style-name="P82"/>
      <text:p text:style-name="P20"><text:span text:style-name="Основной_20_шрифт_20_абзаца"><text:span text:style-name="T63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63">with </text:span></text:span><text:span text:style-name="Основной_20_шрифт_20_абзаца"><text:span text:style-name="T65">open</text:span></text:span><text:span text:style-name="Основной_20_шрифт_20_абзаца"><text:span text:style-name="T23">(</text:span></text:span><text:span text:style-name="Основной_20_шрифт_20_абзаца"><text:span text:style-name="T74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74">'r'</text:span></text:span><text:span text:style-name="Основной_20_шрифт_20_абзаца"><text:span text:style-name="T23">, </text:span></text:span><text:span text:style-name="Основной_20_шрифт_20_абзаца"><text:span text:style-name="T84">encoding</text:span></text:span><text:span text:style-name="Основной_20_шрифт_20_абзаца"><text:span text:style-name="T23">=</text:span></text:span><text:span text:style-name="Основной_20_шрифт_20_абзаца"><text:span text:style-name="T74">'utf-8'</text:span></text:span><text:span text:style-name="Основной_20_шрифт_20_абзаца"><text:span text:style-name="T23">) </text:span></text:span><text:span text:style-name="Основной_20_шрифт_20_абзаца"><text:span text:style-name="T63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65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84">indent</text:span></text:span><text:span text:style-name="Основной_20_шрифт_20_абзаца"><text:span text:style-name="T23">=</text:span></text:span><text:span text:style-name="Основной_20_шрифт_20_абзаца"><text:span text:style-name="T98">4</text:span></text:span><text:span text:style-name="Основной_20_шрифт_20_абзаца"><text:span text:style-name="T23">))</text:span>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8">Отправка писем</text:p>
      <text:p text:style-name="P78"><text:span text:style-name="Основной_20_шрифт_20_абзаца"><text:span text:style-name="T130"/></text:span></text:p>
      <text:p text:style-name="P89"/>
      <text:p text:style-name="P84">/send_email/send_email/settings.py:</text:p>
      <text:p text:style-name="P20"><text:span text:style-name="Основной_20_шрифт_20_абзаца"><text:span text:style-name="T94"># smtp<text:line-break/></text:span></text:span><text:span text:style-name="Основной_20_шрифт_20_абзаца"><text:span text:style-name="T33">EMAIL_USE_TLS = </text:span></text:span><text:span text:style-name="Основной_20_шрифт_20_абзаца"><text:span text:style-name="T70">True<text:line-break/></text:span></text:span><text:span text:style-name="Основной_20_шрифт_20_абзаца"><text:span text:style-name="T33">EMAIL_HOST = </text:span></text:span><text:span text:style-name="Основной_20_шрифт_20_абзаца"><text:span text:style-name="T80">'smtp.gmail.com'<text:line-break/></text:span></text:span><text:span text:style-name="Основной_20_шрифт_20_абзаца"><text:span text:style-name="T33">EMAIL_HOST_USER = </text:span></text:span><text:span text:style-name="Основной_20_шрифт_20_абзаца"><text:span text:style-name="T80">'django.mail@gmail.com'<text:line-break/></text:span></text:span><text:span text:style-name="Основной_20_шрифт_20_абзаца"><text:span text:style-name="T33">EMAIL_HOST_PASSWORD = </text:span></text:span><text:span text:style-name="Основной_20_шрифт_20_абзаца"><text:span text:style-name="T80">'1234'<text:line-break/></text:span></text:span><text:span text:style-name="Основной_20_шрифт_20_абзаца"><text:span text:style-name="T33">EMAIL_PORT = </text:span></text:span><text:span text:style-name="Основной_20_шрифт_20_абзаца"><text:span text:style-name="T103">587</text:span></text:span></text:p>
      <text:p text:style-name="P80"/>
      <text:p text:style-name="P84"/>
      <text:p text:style-name="P84"><text:soft-page-break/>/send_email/main/admin.py:</text:p>
      <text:p text:style-name="P20"><text:span text:style-name="Основной_20_шрифт_20_абзаца"><text:span text:style-name="T70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0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.models </text:span></text:span><text:span text:style-name="Основной_20_шрифт_20_абзаца"><text:span text:style-name="T70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155">@admin.register</text:span></text:span><text:span text:style-name="Основной_20_шрифт_20_абзаца"><text:span text:style-name="T33">(Contact)<text:line-break/></text:span></text:span><text:span text:style-name="Основной_20_шрифт_20_абзаца"><text:span text:style-name="T70">class </text:span></text:span><text:span text:style-name="Основной_20_шрифт_20_абзаца"><text:span text:style-name="T33">ContactAdmin(admin.ModelAdmin):<text:line-break/> <text:s text:c="3"/>list_display = (</text:span></text:span><text:span text:style-name="Основной_20_шрифт_20_абзаца"><text:span text:style-name="T80">"name"</text:span></text:span><text:span text:style-name="Основной_20_шрифт_20_абзаца"><text:span text:style-name="T33">, </text:span></text:span><text:span text:style-name="Основной_20_шрифт_20_абзаца"><text:span text:style-name="T80">"email"</text:span></text:span><text:span text:style-name="Основной_20_шрифт_20_абзаца"><text:span text:style-name="T33">)</text:span></text:span></text:p>
      <text:p text:style-name="P84"/>
      <text:p text:style-name="P84">/send_email/main/forms.py:</text:p>
      <text:p text:style-name="P20"><text:span text:style-name="Основной_20_шрифт_20_абзаца"><text:span text:style-name="T70">from </text:span></text:span><text:span text:style-name="Основной_20_шрифт_20_абзаца"><text:span text:style-name="T33">django </text:span></text:span><text:span text:style-name="Основной_20_шрифт_20_абзаца"><text:span text:style-name="T70">import </text:span></text:span><text:span text:style-name="Основной_20_шрифт_20_абзаца"><text:span text:style-name="T33">forms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.models </text:span></text:span><text:span text:style-name="Основной_20_шрифт_20_абзаца"><text:span text:style-name="T70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70">class </text:span></text:span><text:span text:style-name="Основной_20_шрифт_20_абзаца"><text:span text:style-name="T33">ContactForm(forms.ModelForm):<text:line-break/> <text:s text:c="3"/></text:span></text:span><text:span text:style-name="Основной_20_шрифт_20_абзаца"><text:span text:style-name="T94">"""Email subscription form."""<text:line-break/> <text:s text:c="3"/></text:span></text:span><text:span text:style-name="Основной_20_шрифт_20_абзаца"><text:span text:style-name="T70">class </text:span></text:span><text:span text:style-name="Основной_20_шрифт_20_абзаца"><text:span text:style-name="T33">Meta:<text:line-break/> <text:s text:c="7"/>model = Contact<text:line-break/> <text:s text:c="7"/>fields = </text:span></text:span><text:span text:style-name="Основной_20_шрифт_20_абзаца"><text:span text:style-name="T80">'__all__'</text:span></text:span></text:p>
      <text:p text:style-name="P84"/>
      <text:p text:style-name="P84">/send_email/main/models.py:</text:p>
      <text:p text:style-name="P20"><text:span text:style-name="Основной_20_шрифт_20_абзаца"><text:span text:style-name="T70">from </text:span></text:span><text:span text:style-name="Основной_20_шрифт_20_абзаца"><text:span text:style-name="T33">django.db </text:span></text:span><text:span text:style-name="Основной_20_шрифт_20_абзаца"><text:span text:style-name="T70">import </text:span></text:span><text:span text:style-name="Основной_20_шрифт_20_абзаца"><text:span text:style-name="T33">models<text:line-break/><text:line-break/></text:span></text:span><text:span text:style-name="Основной_20_шрифт_20_абзаца"><text:span text:style-name="T70">class </text:span></text:span><text:span text:style-name="Основной_20_шрифт_20_абзаца"><text:span text:style-name="T33">Contact(models.Model):<text:line-break/> <text:s text:c="3"/></text:span></text:span><text:span text:style-name="Основной_20_шрифт_20_абзаца"><text:span text:style-name="T94">"""Subscribe via email."""<text:line-break/> <text:s text:c="3"/></text:span></text:span><text:span text:style-name="Основной_20_шрифт_20_абзаца"><text:span text:style-name="T33">name = models.CharField(</text:span></text:span><text:span text:style-name="Основной_20_шрифт_20_абзаца"><text:span text:style-name="T86">max_length</text:span></text:span><text:span text:style-name="Основной_20_шрифт_20_абзаца"><text:span text:style-name="T33">=</text:span></text:span><text:span text:style-name="Основной_20_шрифт_20_абзаца"><text:span text:style-name="T103">30</text:span></text:span><text:span text:style-name="Основной_20_шрифт_20_абзаца"><text:span text:style-name="T33">)<text:line-break/> <text:s text:c="3"/>email = models.EmailField(</text:span></text:span><text:span text:style-name="Основной_20_шрифт_20_абзаца"><text:span text:style-name="T86">max_length</text:span></text:span><text:span text:style-name="Основной_20_шрифт_20_абзаца"><text:span text:style-name="T33">=</text:span></text:span><text:span text:style-name="Основной_20_шрифт_20_абзаца"><text:span text:style-name="T103">50</text:span></text:span><text:span text:style-name="Основной_20_шрифт_20_абзаца"><text:span text:style-name="T33">)<text:line-break/><text:line-break/> <text:s text:c="3"/></text:span></text:span><text:span text:style-name="Основной_20_шрифт_20_абзаца"><text:span text:style-name="T70">def </text:span></text:span><text:span text:style-name="Основной_20_шрифт_20_абзаца"><text:span text:style-name="T111">__str__</text:span></text:span><text:span text:style-name="Основной_20_шрифт_20_абзаца"><text:span text:style-name="T33">(</text:span></text:span><text:span text:style-name="Основной_20_шрифт_20_абзаца"><text:span text:style-name="T115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70">return </text:span></text:span><text:span text:style-name="Основной_20_шрифт_20_абзаца"><text:span text:style-name="T115">self</text:span></text:span><text:span text:style-name="Основной_20_шрифт_20_абзаца"><text:span text:style-name="T33">.name</text:span></text:span></text:p>
      <text:p text:style-name="P84"/>
      <text:p text:style-name="P84">/send_email/main/service.py</text:p>
      <text:p text:style-name="P20"><text:span text:style-name="Основной_20_шрифт_20_абзаца"><text:span text:style-name="T70">from </text:span></text:span><text:span text:style-name="Основной_20_шрифт_20_абзаца"><text:span text:style-name="T33">django.core.mail </text:span></text:span><text:span text:style-name="Основной_20_шрифт_20_абзаца"><text:span text:style-name="T70">import </text:span></text:span><text:span text:style-name="Основной_20_шрифт_20_абзаца"><text:span text:style-name="T33">send_mail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django.conf </text:span></text:span><text:span text:style-name="Основной_20_шрифт_20_абзаца"><text:span text:style-name="T70">import </text:span></text:span><text:span text:style-name="Основной_20_шрифт_20_абзаца"><text:span text:style-name="T33">settings<text:line-break/><text:line-break/></text:span></text:span><text:span text:style-name="Основной_20_шрифт_20_абзаца"><text:span text:style-name="T70">def </text:span></text:span><text:span text:style-name="Основной_20_шрифт_20_абзаца"><text:span text:style-name="T33">send(user_email):<text:line-break/> <text:s text:c="3"/>send_mail(<text:line-break/> <text:s text:c="7"/></text:span></text:span><text:span text:style-name="Основной_20_шрифт_20_абзаца"><text:span text:style-name="T80">'</text:span></text:span><text:span text:style-name="Основной_20_шрифт_20_абзаца"><text:span text:style-name="T81">Вы</text:span></text:span><text:span text:style-name="Основной_20_шрифт_20_абзаца"><text:span text:style-name="T80"> </text:span></text:span><text:span text:style-name="Основной_20_шрифт_20_абзаца"><text:span text:style-name="T81">подписались</text:span></text:span><text:span text:style-name="Основной_20_шрифт_20_абзаца"><text:span text:style-name="T80"> </text:span></text:span><text:span text:style-name="Основной_20_шрифт_20_абзаца"><text:span text:style-name="T81">на</text:span></text:span><text:span text:style-name="Основной_20_шрифт_20_абзаца"><text:span text:style-name="T80"> </text:span></text:span><text:span text:style-name="Основной_20_шрифт_20_абзаца"><text:span text:style-name="T81">рассылку</text:span></text:span><text:span text:style-name="Основной_20_шрифт_20_абзаца"><text:span text:style-name="T80">'</text:span></text:span><text:span text:style-name="Основной_20_шрифт_20_абзаца"><text:span text:style-name="T33">,<text:line-break/> <text:s text:c="7"/></text:span></text:span><text:span text:style-name="Основной_20_шрифт_20_абзаца"><text:span text:style-name="T80">'</text:span></text:span><text:span text:style-name="Основной_20_шрифт_20_абзаца"><text:span text:style-name="T81">Мы</text:span></text:span><text:span text:style-name="Основной_20_шрифт_20_абзаца"><text:span text:style-name="T80"> </text:span></text:span><text:span text:style-name="Основной_20_шрифт_20_абзаца"><text:span text:style-name="T81">будем</text:span></text:span><text:span text:style-name="Основной_20_шрифт_20_абзаца"><text:span text:style-name="T80"> </text:span></text:span><text:span text:style-name="Основной_20_шрифт_20_абзаца"><text:span text:style-name="T81">присылать</text:span></text:span><text:span text:style-name="Основной_20_шрифт_20_абзаца"><text:span text:style-name="T80"> </text:span></text:span><text:span text:style-name="Основной_20_шрифт_20_абзаца"><text:span text:style-name="T81">Вам</text:span></text:span><text:span text:style-name="Основной_20_шрифт_20_абзаца"><text:span text:style-name="T80"> </text:span></text:span><text:span text:style-name="Основной_20_шрифт_20_абзаца"><text:span text:style-name="T81">много</text:span></text:span><text:span text:style-name="Основной_20_шрифт_20_абзаца"><text:span text:style-name="T80"> </text:span></text:span><text:span text:style-name="Основной_20_шрифт_20_абзаца"><text:span text:style-name="T81">спама</text:span></text:span><text:span text:style-name="Основной_20_шрифт_20_абзаца"><text:span text:style-name="T80">.'</text:span></text:span><text:span text:style-name="Основной_20_шрифт_20_абзаца"><text:span text:style-name="T33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86">fail_silently</text:span></text:span><text:span text:style-name="Основной_20_шрифт_20_абзаца"><text:span text:style-name="T33">=</text:span></text:span><text:span text:style-name="Основной_20_шрифт_20_абзаца"><text:span text:style-name="T70">False</text:span></text:span><text:span text:style-name="Основной_20_шрифт_20_абзаца"><text:span text:style-name="T33">,<text:line-break/> <text:s text:c="3"/>)</text:span></text:span></text:p>
      <text:p text:style-name="P80"/>
      <text:p text:style-name="P84">/send_email/main/urls.py:</text:p>
      <text:p text:style-name="P20"><text:span text:style-name="Основной_20_шрифт_20_абзаца"><text:span text:style-name="T70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0">import </text:span></text:span><text:span text:style-name="Основной_20_шрифт_20_абзаца"><text:span text:style-name="T33">path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.views </text:span></text:span><text:span text:style-name="Основной_20_шрифт_20_абзаца"><text:span text:style-name="T70">import </text:span></text:span><text:span text:style-name="Основной_20_шрифт_20_абзаца"><text:span text:style-name="T33">ContactView<text:line-break/><text:line-break/>urlpatterns = [<text:line-break/> <text:s text:c="3"/>path(</text:span></text:span><text:span text:style-name="Основной_20_шрифт_20_абзаца"><text:span text:style-name="T80">''</text:span></text:span><text:span text:style-name="Основной_20_шрифт_20_абзаца"><text:span text:style-name="T33">, ContactView.as_view(), </text:span></text:span><text:span text:style-name="Основной_20_шрифт_20_абзаца"><text:span text:style-name="T86">name</text:span></text:span><text:span text:style-name="Основной_20_шрифт_20_абзаца"><text:span text:style-name="T33">=</text:span></text:span><text:span text:style-name="Основной_20_шрифт_20_абзаца"><text:span text:style-name="T80">"contact"</text:span></text:span><text:span text:style-name="Основной_20_шрифт_20_абзаца"><text:span text:style-name="T33">)<text:line-break/>]</text:span></text:span></text:p>
      <text:p text:style-name="P80"/>
      <text:p text:style-name="P56"><text:span text:style-name="Основной_20_шрифт_20_абзаца"><text:span text:style-name="T130">views.py:</text:span></text:span><text:span text:style-name="Основной_20_шрифт_20_абзаца"><text:span text:style-name="T92">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django.views.generic </text:span></text:span><text:span text:style-name="Основной_20_шрифт_20_абзаца"><text:span text:style-name="T70">import </text:span></text:span><text:span text:style-name="Основной_20_шрифт_20_абзаца"><text:span text:style-name="T33">CreateView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.forms </text:span></text:span><text:span text:style-name="Основной_20_шрифт_20_абзаца"><text:span text:style-name="T70">import </text:span></text:span><text:span text:style-name="Основной_20_шрифт_20_абзаца"><text:span text:style-name="T33">ContactForm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.models </text:span></text:span><text:span text:style-name="Основной_20_шрифт_20_абзаца"><text:span text:style-name="T70">import </text:span></text:span><text:span text:style-name="Основной_20_шрифт_20_абзаца"><text:span text:style-name="T33">Contact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.service </text:span></text:span><text:span text:style-name="Основной_20_шрифт_20_абзаца"><text:span text:style-name="T70">import </text:span></text:span><text:span text:style-name="Основной_20_шрифт_20_абзаца"><text:span text:style-name="T33">send<text:line-break/></text:span></text:span><text:span text:style-name="Основной_20_шрифт_20_абзаца"><text:span text:style-name="T94"><text:line-break/></text:span></text:span><text:span text:style-name="Основной_20_шрифт_20_абзаца"><text:span text:style-name="T70">class </text:span></text:span><text:span text:style-name="Основной_20_шрифт_20_абзаца"><text:span text:style-name="T33">ContactView(CreateView):<text:line-break/> <text:s text:c="3"/></text:span></text:span><text:span text:style-name="Основной_20_шрифт_20_абзаца"><text:span text:style-name="T94">"""Displaying the subscription form by email."""<text:line-break/> <text:s text:c="3"/></text:span></text:span><text:span text:style-name="Основной_20_шрифт_20_абзаца"><text:span text:style-name="T33">model = Contact<text:line-break/> <text:s text:c="3"/>form_class = ContactForm<text:line-break/> <text:s text:c="3"/>success_url = </text:span></text:span><text:span text:style-name="Основной_20_шрифт_20_абзаца"><text:span text:style-name="T80">'/main'<text:line-break/> <text:s text:c="3"/></text:span></text:span><text:span text:style-name="Основной_20_шрифт_20_абзаца"><text:span text:style-name="T33">template_name = </text:span></text:span><text:span text:style-name="Основной_20_шрифт_20_абзаца"><text:span text:style-name="T80">'main/contact.html'<text:line-break/><text:line-break/> <text:s text:c="3"/></text:span></text:span><text:span text:style-name="Основной_20_шрифт_20_абзаца"><text:span text:style-name="T70">def </text:span></text:span><text:span text:style-name="Основной_20_шрифт_20_абзаца"><text:span text:style-name="T33">form_valid(</text:span></text:span><text:span text:style-name="Основной_20_шрифт_20_абзаца"><text:span text:style-name="T115">self</text:span></text:span><text:span text:style-name="Основной_20_шрифт_20_абзаца"><text:span text:style-name="T33">, form):<text:line-break/> <text:s text:c="7"/>form.save()<text:line-break/> <text:s text:c="7"/>send(form.instance.email)</text:span></text:span><text:span text:style-name="Основной_20_шрифт_20_абзаца"><text:span text:style-name="T94"><text:line-break/> <text:s text:c="7"/></text:span></text:span><text:span text:style-name="Основной_20_шрифт_20_абзаца"><text:span text:style-name="T70">return </text:span></text:span><text:span text:style-name="Основной_20_шрифт_20_абзаца"><text:span text:style-name="T72">super</text:span></text:span><text:span text:style-name="Основной_20_шрифт_20_абзаца"><text:span text:style-name="T33">().form_valid(form)</text:span></text:span></text:p>
      <text:p text:style-name="P80"/>
      <text:p text:style-name="P80"/>
      <text:p text:style-name="P84"/>
      <text:p text:style-name="P84"><text:soft-page-break/>/tempaltes/main/contact.html:</text:p>
      <text:p text:style-name="P20"><text:span text:style-name="Основной_20_шрифт_20_абзаца"><text:span text:style-name="T34">&lt;!DOCTYPE </text:span></text:span><text:span text:style-name="Основной_20_шрифт_20_абзаца"><text:span text:style-name="T104">html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1">html </text:span></text:span><text:span text:style-name="Основной_20_шрифт_20_абзаца"><text:span text:style-name="T104">lang</text:span></text:span><text:span text:style-name="Основной_20_шрифт_20_абзаца"><text:span text:style-name="T109">="en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1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1">meta </text:span></text:span><text:span text:style-name="Основной_20_шрифт_20_абзаца"><text:span text:style-name="T104">charset</text:span></text:span><text:span text:style-name="Основной_20_шрифт_20_абзаца"><text:span text:style-name="T109">="UTF-8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1">title</text:span></text:span><text:span text:style-name="Основной_20_шрифт_20_абзаца"><text:span text:style-name="T34">&gt;</text:span></text:span><text:span text:style-name="Основной_20_шрифт_20_абзаца"><text:span text:style-name="T33">Title</text:span></text:span><text:span text:style-name="Основной_20_шрифт_20_абзаца"><text:span text:style-name="T34">&lt;/</text:span></text:span><text:span text:style-name="Основной_20_шрифт_20_абзаца"><text:span text:style-name="T71">title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1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1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1">form </text:span></text:span><text:span text:style-name="Основной_20_шрифт_20_абзаца"><text:span text:style-name="T104">action</text:span></text:span><text:span text:style-name="Основной_20_шрифт_20_абзаца"><text:span text:style-name="T109">="{% url 'contact' %}" </text:span></text:span><text:span text:style-name="Основной_20_шрифт_20_абзаца"><text:span text:style-name="T104">method</text:span></text:span><text:span text:style-name="Основной_20_шрифт_20_абзаца"><text:span text:style-name="T109">="post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7"/>{% csrf_token %}<text:line-break/> <text:s text:c="7"/>{{form.as_p}}<text:line-break/> <text:s text:c="7"/></text:span></text:span><text:span text:style-name="Основной_20_шрифт_20_абзаца"><text:span text:style-name="T34">&lt;</text:span></text:span><text:span text:style-name="Основной_20_шрифт_20_абзаца"><text:span text:style-name="T71">button </text:span></text:span><text:span text:style-name="Основной_20_шрифт_20_абзаца"><text:span text:style-name="T104">type</text:span></text:span><text:span text:style-name="Основной_20_шрифт_20_абзаца"><text:span text:style-name="T109">="submit"</text:span></text:span><text:span text:style-name="Основной_20_шрифт_20_абзаца"><text:span text:style-name="T34">&gt;</text:span></text:span><text:span text:style-name="Основной_20_шрифт_20_абзаца"><text:span text:style-name="T35">Отправить</text:span></text:span><text:span text:style-name="Основной_20_шрифт_20_абзаца"><text:span text:style-name="T34">&lt;/</text:span></text:span><text:span text:style-name="Основной_20_шрифт_20_абзаца"><text:span text:style-name="T71">button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/</text:span></text:span><text:span text:style-name="Основной_20_шрифт_20_абзаца"><text:span text:style-name="T71">form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1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1">html</text:span></text:span><text:span text:style-name="Основной_20_шрифт_20_абзаца"><text:span text:style-name="T34">&gt;</text:span></text:span></text:p>
      <text:p text:style-name="P80"/>
      <text:p text:style-name="P56"><text:span text:style-name="Основной_20_шрифт_20_абзаца"><text:span text:style-name="T130">/send_email/send_email/urls.py:</text:span></text:span></text:p>
      <text:p text:style-name="P20"><text:span text:style-name="Основной_20_шрифт_20_абзаца"><text:span text:style-name="T70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0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0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0">import </text:span></text:span><text:span text:style-name="Основной_20_шрифт_20_абзаца"><text:span text:style-name="T33">path, include<text:line-break/><text:line-break/>urlpatterns = [<text:line-break/> <text:s text:c="3"/>path(</text:span></text:span><text:span text:style-name="Основной_20_шрифт_20_абзаца"><text:span text:style-name="T80">'admin/'</text:span></text:span><text:span text:style-name="Основной_20_шрифт_20_абзаца"><text:span text:style-name="T33">, admin.site.urls),<text:line-break/> <text:s text:c="3"/>path(</text:span></text:span><text:span text:style-name="Основной_20_шрифт_20_абзаца"><text:span text:style-name="T80">'main/'</text:span></text:span><text:span text:style-name="Основной_20_шрифт_20_абзаца"><text:span text:style-name="T33">, include(</text:span></text:span><text:span text:style-name="Основной_20_шрифт_20_абзаца"><text:span text:style-name="T80">'main.urls'</text:span></text:span><text:span text:style-name="Основной_20_шрифт_20_абзаца"><text:span text:style-name="T33">)),<text:line-break/>]</text:span></text:span></text:p>
      <text:p text:style-name="P80"/>
      <text:p text:style-name="P80"/>
      <text:p text:style-name="P80"/>
      <text:p text:style-name="P90">Контроллеры-классы</text:p>
      <text:p text:style-name="P91"/>
      <text:p text:style-name="P91"/>
      <text:p text:style-name="P92">DetailView</text:p>
      <text:p text:style-name="P93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90"/>
      <text:p text:style-name="P122"># views.py</text:p>
      <text:p text:style-name="P120"><text:span text:style-name="T164">from </text:span><text:span text:style-name="T169">django.views.generic.detail </text:span><text:span text:style-name="T164">import </text:span><text:span text:style-name="T169">DetailView</text:span></text:p>
      <text:p text:style-name="P116"><text:line-break/><text:span text:style-name="T164">class </text:span><text:span text:style-name="T60">BbDetailView_</text:span><text:span text:style-name="T169">(DetailView):</text:span><text:line-break/><text:span text:style-name="T169"> <text:s text:c="3"/></text:span><text:span text:style-name="T181"># Задает модель (обязателен к заполнению)</text:span><text:line-break/><text:span text:style-name="T174"> <text:s text:c="3"/></text:span><text:span text:style-name="T169">model = Bb</text:span><text:line-break/><text:span text:style-name="T169"> <text:s text:c="3"/></text:span><text:span text:style-name="T181"># Если не указан путь к шаблону - значит, класс будет искать шаблон</text:span><text:span text:style-name="T189"><text:line-break/></text:span><text:span text:style-name="T181"> <text:s text:c="3"/># со сформированныйм по умолчанию путем.</text:span><text:span text:style-name="T189"><text:line-break/></text:span><text:span text:style-name="T181"> <text:s text:c="3"/># В данном примере будет путь 'bb_detail.html'</text:span><text:line-break/><text:span text:style-name="T174"> <text:s text:c="3"/></text:span><text:span text:style-name="T169">template_name = </text:span><text:span text:style-name="T164">None</text:span><text:line-break/><text:span text:style-name="T164"> <text:s text:c="3"/></text:span><text:span text:style-name="T181"># Задает имя поля модели, в котором хранится слаг (по умолчанию: 'slug')</text:span><text:line-break/><text:span text:style-name="T174"> <text:s text:c="3"/></text:span><text:span text:style-name="T169">slug_field = </text:span><text:span text:style-name="T82">'slug'</text:span><text:line-break/><text:span text:style-name="T82"> <text:s text:c="3"/></text:span><text:span text:style-name="T181"># Задает имя URL-параметра, через который контроллер-класс получит</text:span><text:span text:style-name="T189"><text:line-break/></text:span><text:span text:style-name="T181"> <text:s text:c="3"/># слаг (по умолчанию: 'slug')</text:span><text:line-break/><text:span text:style-name="T174"> <text:s text:c="3"/></text:span><text:span text:style-name="T169">slug_url_kwarg = </text:span><text:span text:style-name="T82">'slug'</text:span><text:line-break/><text:span text:style-name="T82"> <text:s text:c="3"/></text:span><text:span text:style-name="T181"># Задает июя URL-параметра, через который контроллер-класс получит</text:span><text:span text:style-name="T189"><text:line-break/></text:span><text:span text:style-name="T181"> <text:s text:c="3"/># ключ записи (по умолчанию: 'p</text:span><text:span text:style-name="T183">k</text:span><text:span text:style-name="T181">')</text:span><text:line-break/><text:span text:style-name="T174"> <text:s text:c="3"/></text:span><text:span text:style-name="T169">pk_url_kwarg = </text:span><text:span text:style-name="T82">'pk'</text:span><text:line-break/><text:span text:style-name="T82"> <text:s text:c="3"/></text:span><text:span text:style-name="T181"># Задает имя переменной контекста шаблона, в которой будет сохранена</text:span><text:span text:style-name="T189"><text:line-break/></text:span><text:span text:style-name="T181"> <text:s text:c="3"/># найденная запись</text:span><text:span text:style-name="T182">.</text:span></text:p>
      <text:p text:style-name="P118"><text:span text:style-name="T176"><text:s text:c="4"/></text:span><text:bookmark text:name="__DdeLink__14501_3613248511"/><text:span text:style-name="T180"># </text:span><text:span text:style-name="T179">По умолчанию в контексте шаблона будет создана переменная с названием</text:span><text:span text:style-name="T187"><text:line-break/> <text:s text:c="3"/></text:span><text:span text:style-name="T179"># класса модели, в данном случае будет созданна переменная bb,</text:span><text:span text:style-name="T187"><text:line-break/> <text:s text:c="3"/></text:span><text:span text:style-name="T179"># хранящая найденную запись, а также переменную object, чтобы успешно </text:span><text:span text:style-name="T187"><text:line-break/> <text:s text:c="3"/></text:span><text:span text:style-name="T179"># работали наследуемые им примеси.</text:span><text:span text:style-name="T188"><text:line-break/></text:span><text:span text:style-name="T178"> <text:s text:c="3"/></text:span><text:span text:style-name="T171">context_object_name = </text:span><text:span text:style-name="T167">None</text:span><text:span text:style-name="T188"><text:line-break/><text:line-break/></text:span><text:span text:style-name="T167"> <text:s text:c="3"/></text:span><text:span text:style-name="T177"># Переопределеный метод, если требуется что-то добавить в контекст шаблона.</text:span><text:span text:style-name="T188"><text:line-break/></text:span><text:span text:style-name="T178"> <text:s text:c="3"/></text:span><text:span text:style-name="T167">def </text:span><text:span text:style-name="T62">get_context_data</text:span><text:span text:style-name="T171">(</text:span><text:span text:style-name="T117">self</text:span><text:span text:style-name="T171">, **kwargs):</text:span><text:span text:style-name="T188"><text:line-break/></text:span><text:soft-page-break/><text:span text:style-name="T171"> <text:s text:c="7"/>context = </text:span><text:span text:style-name="T73">super</text:span><text:span text:style-name="T171">().get_context_data(**kwargs)</text:span><text:span text:style-name="T188"><text:line-break/></text:span><text:span text:style-name="T171"> <text:s text:c="7"/>context[</text:span><text:span text:style-name="T83">'rubrics'</text:span><text:span text:style-name="T171">] = Rubric.objects.all()</text:span><text:span text:style-name="T188"><text:line-break/></text:span><text:span text:style-name="T171"> <text:s text:c="7"/></text:span><text:span text:style-name="T167">return </text:span><text:span text:style-name="T171">context</text:span><text:span text:style-name="T188"><text:line-break/><text:line-break/></text:span></text:p>
      <text:p text:style-name="P121"><text:span text:style-name="T177"># urls.py</text:span><text:span text:style-name="T188"><text:line-break/></text:span><text:span text:style-name="T167">from </text:span><text:span text:style-name="T171">django.urls </text:span><text:span text:style-name="T167">import </text:span><text:span text:style-name="T171">path</text:span><text:span text:style-name="T188"><text:line-break/></text:span><text:span text:style-name="T167">from </text:span><text:span text:style-name="T171">.views </text:span><text:span text:style-name="T167">import </text:span><text:span text:style-name="T171">BbDetailView</text:span><text:span text:style-name="T188"><text:line-break/><text:line-break/></text:span><text:span text:style-name="T171">urlpatterns = [</text:span><text:span text:style-name="T188"><text:line-break/></text:span><text:span text:style-name="T171"> <text:s text:c="3"/>path(</text:span><text:span text:style-name="T83">'detail/&lt;int:pk&gt;/'</text:span><text:span text:style-name="T171">, BbDetailView.as_view(), </text:span><text:span text:style-name="T88">name</text:span><text:span text:style-name="T171">=</text:span><text:span text:style-name="T83">'detail_url'</text:span><text:span text:style-name="T171">),</text:span><text:span text:style-name="T188"><text:line-break/></text:span><text:span text:style-name="T171">]</text:span><text:span text:style-name="T188"><text:line-break/><text:line-break/></text:span><text:span text:style-name="T177"># bb_detail.html</text:span><text:span text:style-name="T188"><text:line-break/></text:span><text:span text:style-name="T171">&lt;p&gt;Рубрика: </text:span><text:span text:style-name="T62">{{ bb.rubric.name }}&lt;</text:span><text:span text:style-name="T171">/p&gt;</text:span><text:span text:style-name="T188"><text:line-break/></text:span><text:span text:style-name="T171">&lt;h2&gt;{{ bb.title }}&lt;/h2&gt;</text:span><text:span text:style-name="T188"><text:line-break/></text:span><text:span text:style-name="T171">&lt;p&gt;{{ bb.content }}&lt;/p&gt;</text:span><text:span text:style-name="T188"><text:line-break/></text:span><text:span text:style-name="T171">&lt;p&gt;Цена: </text:span><text:span text:style-name="T62">{{ bb.price }}&lt;</text:span><text:span text:style-name="T171">/p&gt;</text:span></text:p>
      <text:p text:style-name="P135"/>
      <text:p text:style-name="P135"/>
      <text:p text:style-name="P137">ListView</text:p>
      <text:p text:style-name="P119"><text:span text:style-name="T173">К</text:span><text:span text:style-name="T172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35"/>
      <text:p text:style-name="P139"><text:span text:style-name="T168">class </text:span><text:span text:style-name="T61">BbByRubricListView</text:span><text:span text:style-name="T170">(ListView):</text:span><text:line-break/><text:span text:style-name="T170"> <text:s text:c="3"/></text:span><text:span text:style-name="T184"># Задает модель</text:span><text:line-break/><text:span text:style-name="T175"> <text:s text:c="3"/></text:span><text:span text:style-name="T170">model = Bb</text:span><text:line-break/><text:line-break/><text:span text:style-name="T170"> <text:s text:c="3"/></text:span><text:span text:style-name="T184"># Указывает либо диспечер записей (Manager), либо исходный набор</text:span><text:span text:style-name="T189"><text:line-break/></text:span><text:span text:style-name="T184"> <text:s text:c="3"/># записей (QuerySet), из которого будут извлекаться записи.</text:span><text:line-break/><text:span text:style-name="T175"> <text:s text:c="3"/></text:span><text:span text:style-name="T170">queryset = Bb.objects.all()</text:span><text:line-break/><text:line-break/><text:span text:style-name="T170"> <text:s text:c="3"/></text:span><text:span text:style-name="T184"># Если не указан путь к шаблону - значит, класс будет искать шаблон</text:span><text:span text:style-name="T189"><text:line-break/></text:span><text:span text:style-name="T184"> <text:s text:c="3"/># со сформированныйм по умолчанию путем.</text:span><text:span text:style-name="T189"><text:line-break/></text:span><text:span text:style-name="T184"> <text:s text:c="3"/># В данном примере будет путь 'bb_list.html'</text:span><text:line-break/><text:span text:style-name="T175"> <text:s text:c="3"/></text:span><text:span text:style-name="T170">template_name = </text:span><text:span text:style-name="T165">None</text:span><text:line-break/><text:line-break/><text:span text:style-name="T165"> <text:s text:c="3"/></text:span><text:span text:style-name="T184"># Атрибут, хранящий строку с суфиксом, который будет добавлен к</text:span><text:span text:style-name="T189"><text:line-break/></text:span><text:span text:style-name="T184"> <text:s text:c="3"/># автоматически сгенерированному пути к шаблону (по умолчанию: '_list').</text:span><text:line-break/><text:span text:style-name="T175"> <text:s text:c="3"/></text:span><text:span text:style-name="T170">template_name_suffix = </text:span><text:span text:style-name="T82">'_list'</text:span><text:line-break/><text:line-break/><text:span text:style-name="T82"> <text:s text:c="3"/></text:span><text:span text:style-name="T184"># template_engine = None</text:span><text:span text:style-name="T189"><text:line-break/></text:span><text:span text:style-name="T184"> <text:s text:c="3"/># response_class = TemplateResponse</text:span><text:span text:style-name="T189"><text:line-break/></text:span><text:span text:style-name="T184"> <text:s text:c="3"/># content_type = None</text:span><text:span text:style-name="T189"><text:line-break/><text:line-break/></text:span><text:span text:style-name="T184"> <text:s text:c="3"/># Атрибут. Значение True разрешает извлечение 'пустой', т.е. не содержащей</text:span><text:span text:style-name="T189"><text:line-break/></text:span><text:span text:style-name="T184"> <text:s text:c="3"/># ни одной записи, части пагинатора (поведение по умолчанию).</text:span><text:span text:style-name="T189"><text:line-break/></text:span><text:span text:style-name="T184"> <text:s text:c="3"/># Значение False, напротив, предписывает при попытке извленчения 'пустой'</text:span><text:span text:style-name="T189"><text:line-break/></text:span><text:span text:style-name="T184"> <text:s text:c="3"/># части возбуждать исключение Http404.</text:span><text:line-break/><text:span text:style-name="T175"> <text:s text:c="3"/></text:span><text:span text:style-name="T170">allow_empty = </text:span><text:span text:style-name="T165">True</text:span><text:line-break/><text:line-break/><text:span text:style-name="T165"> <text:s text:c="2"/></text:span><text:span text:style-name="T166"><text:s/></text:span><text:span text:style-name="T184"># Атрибут, задающий целочисленное количество записей в одной части паринатора.</text:span><text:span text:style-name="T189"><text:line-break/></text:span><text:span text:style-name="T184"> <text:s text:c="3"/># Если не указан или его значение равно None, набор записей</text:span><text:span text:style-name="T189"><text:line-break/></text:span><text:span text:style-name="T184"> <text:s text:c="3"/># не будет разбиваться на части.</text:span><text:line-break/><text:span text:style-name="T175"> <text:s text:c="3"/></text:span><text:span text:style-name="T170">paginate_by = </text:span><text:span text:style-name="T165">None</text:span><text:line-break/><text:line-break/><text:span text:style-name="T165"> <text:s text:c="3"/></text:span><text:span text:style-name="T184"># Атрибут, задающий целочисленное минимальное число записей, которые могут</text:span><text:span text:style-name="T189"><text:line-break/></text:span><text:span text:style-name="T184"> <text:s text:c="3"/># присутствовать в последней части пагинатора.</text:span><text:span text:style-name="T189"><text:line-break/></text:span><text:span text:style-name="T184"> <text:s text:c="3"/># Если последняя часть пагинатора содержит меньше записей,</text:span><text:span text:style-name="T189"><text:line-break/></text:span><text:span text:style-name="T184"> <text:s text:c="3"/># то оставшиеся запису будут выведены в предыдущей части.</text:span><text:span text:style-name="T189"><text:line-break/></text:span><text:span text:style-name="T184"> <text:s text:c="3"/># Если задать значение 0, то в последней части может присутствовать сколько</text:span><text:span text:style-name="T189"><text:line-break/></text:span><text:span text:style-name="T184"> <text:s text:c="3"/># угодно записей (поведение по умолчани).</text:span><text:line-break/><text:span text:style-name="T175"> <text:s text:c="3"/></text:span><text:span text:style-name="T170">paginate_orphans = </text:span><text:span text:style-name="T190">0</text:span><text:line-break/><text:soft-page-break/><text:line-break/><text:span text:style-name="T190"> <text:s text:c="3"/></text:span><text:span text:style-name="T184"># Задает имя переменной контекста шаблона, в которой будет сохранена</text:span><text:span text:style-name="T189"><text:line-break/></text:span><text:span text:style-name="T184"> <text:s text:c="3"/># найденная запись.</text:span></text:p>
      <text:p text:style-name="P139"><text:span text:style-name="T184"><text:s text:c="4"/></text:span><text:span text:style-name="T185"># </text:span><text:span text:style-name="T184">По умолчанию в контексте шаблона будет создана переменная с названием<text:line-break/> <text:s text:c="3"/># класса модели, </text:span><text:span text:style-name="T186">с суфиксом „_list“</text:span><text:span text:style-name="T184">в данном случае будет созданна переменная bb_</text:span><text:span text:style-name="T186">list</text:span><text:span text:style-name="T184">,<text:line-break/> <text:s text:c="3"/># хранящая найденную запись, а также переменную object_</text:span><text:span text:style-name="T186">list</text:span><text:span text:style-name="T184">, чтобы успешно <text:line-break/> <text:s text:c="3"/># работали наследуемые им примеси.</text:span><text:line-break/><text:span text:style-name="T175"> <text:s text:c="3"/></text:span><text:span text:style-name="T170">context_object_name = </text:span><text:span text:style-name="T165">None</text:span><text:line-break/><text:line-break/><text:span text:style-name="T165"> <text:s text:c="3"/></text:span><text:span text:style-name="T184"># Атрибут, указывающий класс используемого пагинатора</text:span><text:span text:style-name="T189"><text:line-break/></text:span><text:span text:style-name="T184"> <text:s text:c="3"/># (по умолчанию: Paginator из модуля django.core.paginator).</text:span><text:span text:style-name="T189"><text:line-break/></text:span><text:span text:style-name="T184"> <text:s text:c="3"/># paginator_class = Paginator</text:span><text:span text:style-name="T189"><text:line-break/><text:line-break/></text:span><text:span text:style-name="T184"> <text:s text:c="3"/># Указыввает имя URL- или GET-параметра, через который будет передаваться</text:span><text:line-break/><text:span text:style-name="T175"> <text:s/></text:span><text:span text:style-name="T184"><text:s text:c="2"/># номер выводимой части пагинатора, в виде строки (по умолчанию: "page").</text:span><text:line-break/><text:span text:style-name="T175"> <text:s text:c="3"/></text:span><text:span text:style-name="T170">page_kwarg = </text:span><text:span text:style-name="T82">'page'</text:span><text:line-break/><text:line-break/><text:span text:style-name="T82"> <text:s text:c="3"/></text:span><text:span text:style-name="T184"># Задает параметры сортировки записей. Значение может быть указано в виде:</text:span><text:span text:style-name="T189"><text:line-break/></text:span><text:span text:style-name="T184"> <text:s text:c="3"/># <text:s text:c="3"/>- строки с именем поля, для сортироваки толдько по этому полю.</text:span><text:span text:style-name="T189"><text:line-break/></text:span><text:span text:style-name="T184"> <text:s text:c="3"/># По умолчанию будет выполняться сортировака по возврастанию значения поля.</text:span><text:span text:style-name="T189"><text:line-break/></text:span><text:span text:style-name="T184"> <text:s text:c="3"/># Чтобы указать сортировку по убыванию, нужно предварить имя поля</text:span><text:span text:style-name="T189"><text:line-break/></text:span><text:span text:style-name="T184"> <text:s text:c="3"/># символом "минус".</text:span><text:span text:style-name="T189"><text:line-break/></text:span><text:span text:style-name="T184"> <text:s text:c="3"/># <text:s text:c="3"/>- последовательности строк с именами полей - для сортировки сразу</text:span><text:span text:style-name="T189"><text:line-break/></text:span><text:span text:style-name="T184"> <text:s text:c="3"/># по нескольким полям.</text:span><text:line-break/><text:span text:style-name="T175"> <text:s text:c="3"/></text:span><text:span text:style-name="T170">ordering = </text:span><text:span text:style-name="T165">None</text:span></text:p>
      <text:p text:style-name="P138"/>
      <text:p text:style-name="P117"><text:span text:style-name="T166"><text:s text:c="4"/></text:span><text:span text:style-name="T184"># Метод, возвращает исходый набор записей (QuerySet), </text:span><text:span text:style-name="T189"><text:line-break/> <text:s text:c="3"/></text:span><text:span text:style-name="T184"># из которого будут извлекаться записи.</text:span><text:line-break/> <text:s text:c="3"/><text:span text:style-name="T165">def </text:span><text:span text:style-name="T61">get_queryset</text:span><text:span text:style-name="T170">(</text:span><text:span text:style-name="T116">self</text:span><text:span text:style-name="T170">):</text:span><text:line-break/><text:span text:style-name="T170"> <text:s text:c="7"/></text:span><text:span text:style-name="T165">return </text:span><text:span text:style-name="T170">Bb.objects.filter(</text:span><text:span text:style-name="T87">rubric</text:span><text:span text:style-name="T170">=</text:span><text:span text:style-name="T116">self</text:span><text:span text:style-name="T170">.kwargs[</text:span><text:span text:style-name="T82">'pk'</text:span><text:span text:style-name="T170">])</text:span></text:p>
      <text:p text:style-name="P136"/>
      <text:p text:style-name="P1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1-26T14:18:13.562130381</dc:date>
    <meta:editing-cycles>103</meta:editing-cycles>
    <meta:editing-duration>PT9H2M45S</meta:editing-duration>
    <meta:document-statistic meta:table-count="3" meta:image-count="7" meta:object-count="0" meta:page-count="28" meta:paragraph-count="378" meta:word-count="4042" meta:character-count="36039" meta:non-whitespace-character-count="30719"/>
    <meta:template xlink:type="simple" xlink:actuate="onRequest" xlink:title="" xlink:href="Normal.dotm"/>
  </office:meta>
</office:document-meta>
</file>